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6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4mm" svg:height="89.95mm" svg:x="361.42mm" svg:y="246.61mm">
            <loext:p draw:notify-on-update-of-ranges="Sheet1.M39:Sheet1.M51 Sheet1.S39:Sheet1.S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# of thousand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formula="of:=[.B3]/60" office:value-type="float" office:value="1.73333333333333" calcext:value-type="float">
            <text:p>1.73333333333333</text:p>
          </table:table-cell>
          <table:table-cell table:formula="of:=[.D3]/60" office:value-type="float" office:value="0.0288888888888889" calcext:value-type="float">
            <text:p>0.028888888888889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[.A4]" office:value-type="float" office:value="208" calcext:value-type="float">
            <text:p>208</text:p>
          </table:table-cell>
          <table:table-cell table:formula="of:=1000*[.A4]" office:value-type="float" office:value="2000" calcext:value-type="float">
            <text:p>2000</text:p>
          </table:table-cell>
          <table:table-cell table:formula="of:=[.B4]/60" office:value-type="float" office:value="3.46666666666667" calcext:value-type="float">
            <text:p>3.46666666666667</text:p>
          </table:table-cell>
          <table:table-cell table:formula="of:=[.D4]/60" office:value-type="float" office:value="0.0577777777777778" calcext:value-type="float">
            <text:p>0.057777777777778</text:p>
          </table:table-cell>
          <table:table-cell table:number-columns-repeated="4"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[.A5]" office:value-type="float" office:value="312" calcext:value-type="float">
            <text:p>312</text:p>
          </table:table-cell>
          <table:table-cell table:formula="of:=1000*[.A5]" office:value-type="float" office:value="3000" calcext:value-type="float">
            <text:p>3000</text:p>
          </table:table-cell>
          <table:table-cell table:formula="of:=[.B5]/60" office:value-type="float" office:value="5.2" calcext:value-type="float">
            <text:p>5.2</text:p>
          </table:table-cell>
          <table:table-cell table:formula="of:=[.D5]/60" office:value-type="float" office:value="0.0866666666666667" calcext:value-type="float">
            <text:p>0.086666666666667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8" calcext:value-type="float">
            <text:p>0.208</text:p>
          </table:table-cell>
          <table:table-cell table:formula="of:=AVERAGE([.N5:.O5])" office:value-type="float" office:value="0.203" calcext:value-type="float">
            <text:p>0.20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[.A6]" office:value-type="float" office:value="416" calcext:value-type="float">
            <text:p>416</text:p>
          </table:table-cell>
          <table:table-cell table:formula="of:=1000*[.A6]" office:value-type="float" office:value="4000" calcext:value-type="float">
            <text:p>4000</text:p>
          </table:table-cell>
          <table:table-cell table:formula="of:=[.B6]/60" office:value-type="float" office:value="6.93333333333333" calcext:value-type="float">
            <text:p>6.93333333333333</text:p>
          </table:table-cell>
          <table:table-cell table:formula="of:=[.D6]/60" office:value-type="float" office:value="0.115555555555556" calcext:value-type="float">
            <text:p>0.11555555555555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8" calcext:value-type="float">
            <text:p>0.188</text:p>
          </table:table-cell>
          <table:table-cell table:formula="of:=AVERAGE([.N6:.O6])" office:value-type="float" office:value="0.1925" calcext:value-type="float">
            <text:p>0.192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[.A7]" office:value-type="float" office:value="520" calcext:value-type="float">
            <text:p>520</text:p>
          </table:table-cell>
          <table:table-cell table:formula="of:=1000*[.A7]" office:value-type="float" office:value="5000" calcext:value-type="float">
            <text:p>5000</text:p>
          </table:table-cell>
          <table:table-cell table:formula="of:=[.B7]/60" office:value-type="float" office:value="8.66666666666667" calcext:value-type="float">
            <text:p>8.66666666666667</text:p>
          </table:table-cell>
          <table:table-cell table:formula="of:=[.D7]/60" office:value-type="float" office:value="0.144444444444444" calcext:value-type="float">
            <text:p>0.144444444444444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" calcext:value-type="float">
            <text:p>0.19</text:p>
          </table:table-cell>
          <table:table-cell table:formula="of:=AVERAGE([.N7:.O7])" office:value-type="float" office:value="0.194" calcext:value-type="float">
            <text:p>0.19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[.A8]" office:value-type="float" office:value="624" calcext:value-type="float">
            <text:p>624</text:p>
          </table:table-cell>
          <table:table-cell table:formula="of:=1000*[.A8]" office:value-type="float" office:value="6000" calcext:value-type="float">
            <text:p>6000</text:p>
          </table:table-cell>
          <table:table-cell table:formula="of:=[.B8]/60" office:value-type="float" office:value="10.4" calcext:value-type="float">
            <text:p>10.4</text:p>
          </table:table-cell>
          <table:table-cell table:formula="of:=[.D8]/60" office:value-type="float" office:value="0.173333333333333" calcext:value-type="float">
            <text:p>0.173333333333333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1" calcext:value-type="float">
            <text:p>0.221</text:p>
          </table:table-cell>
          <table:table-cell table:formula="of:=AVERAGE([.N8:.O8])" office:value-type="float" office:value="0.214" calcext:value-type="float">
            <text:p>0.21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[.A9]" office:value-type="float" office:value="728" calcext:value-type="float">
            <text:p>728</text:p>
          </table:table-cell>
          <table:table-cell table:formula="of:=1000*[.A9]" office:value-type="float" office:value="7000" calcext:value-type="float">
            <text:p>7000</text:p>
          </table:table-cell>
          <table:table-cell table:formula="of:=[.B9]/60" office:value-type="float" office:value="12.1333333333333" calcext:value-type="float">
            <text:p>12.1333333333333</text:p>
          </table:table-cell>
          <table:table-cell table:formula="of:=[.D9]/60" office:value-type="float" office:value="0.202222222222222" calcext:value-type="float">
            <text:p>0.202222222222222</text:p>
          </table:table-cell>
          <table:table-cell table:number-columns-repeated="4"/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" calcext:value-type="float">
            <text:p>0.2</text:p>
          </table:table-cell>
          <table:table-cell office:value-type="float" office:value="0.179" calcext:value-type="float">
            <text:p>0.179</text:p>
          </table:table-cell>
          <table:table-cell table:formula="of:=AVERAGE([.N9:.O9])" office:value-type="float" office:value="0.1895" calcext:value-type="float">
            <text:p>0.18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[.A10]" office:value-type="float" office:value="832" calcext:value-type="float">
            <text:p>832</text:p>
          </table:table-cell>
          <table:table-cell table:formula="of:=1000*[.A10]" office:value-type="float" office:value="8000" calcext:value-type="float">
            <text:p>8000</text:p>
          </table:table-cell>
          <table:table-cell table:formula="of:=[.B10]/60" office:value-type="float" office:value="13.8666666666667" calcext:value-type="float">
            <text:p>13.8666666666667</text:p>
          </table:table-cell>
          <table:table-cell table:formula="of:=[.D10]/60" office:value-type="float" office:value="0.231111111111111" calcext:value-type="float">
            <text:p>0.2311111111111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table:formula="of:=AVERAGE([.N10:.O10])" office:value-type="float" office:value="0.2075" calcext:value-type="float">
            <text:p>0.2075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[.A11]" office:value-type="float" office:value="936" calcext:value-type="float">
            <text:p>936</text:p>
          </table:table-cell>
          <table:table-cell table:formula="of:=1000*[.A11]" office:value-type="float" office:value="9000" calcext:value-type="float">
            <text:p>9000</text:p>
          </table:table-cell>
          <table:table-cell table:formula="of:=[.B11]/60" office:value-type="float" office:value="15.6" calcext:value-type="float">
            <text:p>15.6</text:p>
          </table:table-cell>
          <table:table-cell table:formula="of:=[.D11]/60" office:value-type="float" office:value="0.26" calcext:value-type="float">
            <text:p>0.26</text:p>
          </table:table-cell>
          <table:table-cell table:number-columns-repeated="4"/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table:formula="of:=AVERAGE([.N11:.O11])" office:value-type="float" office:value="0.2025" calcext:value-type="float">
            <text:p>0.202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[.A12]" office:value-type="float" office:value="1040" calcext:value-type="float">
            <text:p>1040</text:p>
          </table:table-cell>
          <table:table-cell table:formula="of:=1000*[.A12]" office:value-type="float" office:value="10000" calcext:value-type="float">
            <text:p>10000</text:p>
          </table:table-cell>
          <table:table-cell table:formula="of:=[.B12]/60" office:value-type="float" office:value="17.3333333333333" calcext:value-type="float">
            <text:p>17.3333333333333</text:p>
          </table:table-cell>
          <table:table-cell table:formula="of:=[.D12]/60" office:value-type="float" office:value="0.288888888888889" calcext:value-type="float">
            <text:p>0.28888888888888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" calcext:value-type="float">
            <text:p>0.2</text:p>
          </table:table-cell>
          <table:table-cell table:formula="of:=AVERAGE([.N12:.O12])" office:value-type="float" office:value="0.1945" calcext:value-type="float">
            <text:p>0.1945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[.A13]" office:value-type="float" office:value="1144" calcext:value-type="float">
            <text:p>1144</text:p>
          </table:table-cell>
          <table:table-cell table:formula="of:=1000*[.A13]" office:value-type="float" office:value="11000" calcext:value-type="float">
            <text:p>11000</text:p>
          </table:table-cell>
          <table:table-cell table:formula="of:=[.B13]/60" office:value-type="float" office:value="19.0666666666667" calcext:value-type="float">
            <text:p>19.0666666666667</text:p>
          </table:table-cell>
          <table:table-cell table:formula="of:=[.D13]/60" office:value-type="float" office:value="0.317777777777778" calcext:value-type="float">
            <text:p>0.317777777777778</text:p>
          </table:table-cell>
          <table:table-cell table:number-columns-repeated="4"/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formula="of:=AVERAGE([.N13:.O13])" office:value-type="float" office:value="0.2135" calcext:value-type="float">
            <text:p>0.213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[.A14]" office:value-type="float" office:value="1248" calcext:value-type="float">
            <text:p>1248</text:p>
          </table:table-cell>
          <table:table-cell table:formula="of:=1000*[.A14]" office:value-type="float" office:value="12000" calcext:value-type="float">
            <text:p>12000</text:p>
          </table:table-cell>
          <table:table-cell table:formula="of:=[.B14]/60" office:value-type="float" office:value="20.8" calcext:value-type="float">
            <text:p>20.8</text:p>
          </table:table-cell>
          <table:table-cell table:formula="of:=[.D14]/60" office:value-type="float" office:value="0.346666666666667" calcext:value-type="float">
            <text:p>0.34666666666666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table:formula="of:=AVERAGE([.N14:.O14])" office:value-type="float" office:value="0.1625" calcext:value-type="float">
            <text:p>0.162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[.A15]" office:value-type="float" office:value="1352" calcext:value-type="float">
            <text:p>1352</text:p>
          </table:table-cell>
          <table:table-cell table:formula="of:=1000*[.A15]" office:value-type="float" office:value="13000" calcext:value-type="float">
            <text:p>13000</text:p>
          </table:table-cell>
          <table:table-cell table:formula="of:=[.B15]/60" office:value-type="float" office:value="22.5333333333333" calcext:value-type="float">
            <text:p>22.5333333333333</text:p>
          </table:table-cell>
          <table:table-cell table:formula="of:=[.D15]/60" office:value-type="float" office:value="0.375555555555556" calcext:value-type="float">
            <text:p>0.375555555555556</text:p>
          </table:table-cell>
          <table:table-cell table:number-columns-repeated="4"/>
          <table:table-cell office:value-type="float" office:value="7.75" calcext:value-type="float">
            <text:p>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2" calcext:value-type="float">
            <text:p>0.182</text:p>
          </table:table-cell>
          <table:table-cell table:formula="of:=AVERAGE([.N15:.O15])" office:value-type="float" office:value="0.1885" calcext:value-type="float">
            <text:p>0.188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[.A16]" office:value-type="float" office:value="1456" calcext:value-type="float">
            <text:p>1456</text:p>
          </table:table-cell>
          <table:table-cell table:formula="of:=1000*[.A16]" office:value-type="float" office:value="14000" calcext:value-type="float">
            <text:p>14000</text:p>
          </table:table-cell>
          <table:table-cell table:formula="of:=[.B16]/60" office:value-type="float" office:value="24.2666666666667" calcext:value-type="float">
            <text:p>24.2666666666667</text:p>
          </table:table-cell>
          <table:table-cell table:formula="of:=[.D16]/60" office:value-type="float" office:value="0.404444444444444" calcext:value-type="float">
            <text:p>0.404444444444444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table:number-columns-repeated="2" office:value-type="float" office:value="0.191" calcext:value-type="float">
            <text:p>0.191</text:p>
          </table:table-cell>
          <table:table-cell table:formula="of:=AVERAGE([.N16:.O16])" office:value-type="float" office:value="0.191" calcext:value-type="float">
            <text:p>0.19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[.A17]" office:value-type="float" office:value="1560" calcext:value-type="float">
            <text:p>1560</text:p>
          </table:table-cell>
          <table:table-cell table:formula="of:=1000*[.A17]" office:value-type="float" office:value="15000" calcext:value-type="float">
            <text:p>15000</text:p>
          </table:table-cell>
          <table:table-cell table:formula="of:=[.B17]/60" office:value-type="float" office:value="26" calcext:value-type="float">
            <text:p>26</text:p>
          </table:table-cell>
          <table:table-cell table:formula="of:=[.D17]/60" office:value-type="float" office:value="0.433333333333333" calcext:value-type="float">
            <text:p>0.433333333333333</text:p>
          </table:table-cell>
          <table:table-cell table:number-columns-repeated="4"/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1" calcext:value-type="float">
            <text:p>0.191</text:p>
          </table:table-cell>
          <table:table-cell table:formula="of:=AVERAGE([.N17:.O17])" office:value-type="float" office:value="0.1845" calcext:value-type="float">
            <text:p>0.184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[.A18]" office:value-type="float" office:value="1664" calcext:value-type="float">
            <text:p>1664</text:p>
          </table:table-cell>
          <table:table-cell table:formula="of:=1000*[.A18]" office:value-type="float" office:value="16000" calcext:value-type="float">
            <text:p>16000</text:p>
          </table:table-cell>
          <table:table-cell table:formula="of:=[.B18]/60" office:value-type="float" office:value="27.7333333333333" calcext:value-type="float">
            <text:p>27.7333333333333</text:p>
          </table:table-cell>
          <table:table-cell table:formula="of:=[.D18]/60" office:value-type="float" office:value="0.462222222222222" calcext:value-type="float">
            <text:p>0.46222222222222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2" calcext:value-type="float">
            <text:p>0.202</text:p>
          </table:table-cell>
          <table:table-cell table:formula="of:=AVERAGE([.N18:.O18])" office:value-type="float" office:value="0.195" calcext:value-type="float">
            <text:p>0.19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[.A19]" office:value-type="float" office:value="1768" calcext:value-type="float">
            <text:p>1768</text:p>
          </table:table-cell>
          <table:table-cell table:formula="of:=1000*[.A19]" office:value-type="float" office:value="17000" calcext:value-type="float">
            <text:p>17000</text:p>
          </table:table-cell>
          <table:table-cell table:formula="of:=[.B19]/60" office:value-type="float" office:value="29.4666666666667" calcext:value-type="float">
            <text:p>29.4666666666667</text:p>
          </table:table-cell>
          <table:table-cell table:formula="of:=[.D19]/60" office:value-type="float" office:value="0.491111111111111" calcext:value-type="float">
            <text:p>0.49111111111111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[.A20]" office:value-type="float" office:value="1872" calcext:value-type="float">
            <text:p>1872</text:p>
          </table:table-cell>
          <table:table-cell table:formula="of:=1000*[.A20]" office:value-type="float" office:value="18000" calcext:value-type="float">
            <text:p>18000</text:p>
          </table:table-cell>
          <table:table-cell table:formula="of:=[.B20]/60" office:value-type="float" office:value="31.2" calcext:value-type="float">
            <text:p>31.2</text:p>
          </table:table-cell>
          <table:table-cell table:formula="of:=[.D20]/60" office:value-type="float" office:value="0.52" calcext:value-type="float">
            <text:p>0.52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[.A21]" office:value-type="float" office:value="1976" calcext:value-type="float">
            <text:p>1976</text:p>
          </table:table-cell>
          <table:table-cell table:formula="of:=1000*[.A21]" office:value-type="float" office:value="19000" calcext:value-type="float">
            <text:p>19000</text:p>
          </table:table-cell>
          <table:table-cell table:formula="of:=[.B21]/60" office:value-type="float" office:value="32.9333333333333" calcext:value-type="float">
            <text:p>32.9333333333333</text:p>
          </table:table-cell>
          <table:table-cell table:formula="of:=[.D21]/60" office:value-type="float" office:value="0.548888888888889" calcext:value-type="float">
            <text:p>0.548888888888889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[.A22]" office:value-type="float" office:value="2080" calcext:value-type="float">
            <text:p>2080</text:p>
          </table:table-cell>
          <table:table-cell table:formula="of:=1000*[.A22]" office:value-type="float" office:value="20000" calcext:value-type="float">
            <text:p>20000</text:p>
          </table:table-cell>
          <table:table-cell table:formula="of:=[.B22]/60" office:value-type="float" office:value="34.6666666666667" calcext:value-type="float">
            <text:p>34.6666666666667</text:p>
          </table:table-cell>
          <table:table-cell table:formula="of:=[.D22]/60" office:value-type="float" office:value="0.577777777777778" calcext:value-type="float">
            <text:p>0.577777777777778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[.A23]" office:value-type="float" office:value="2184" calcext:value-type="float">
            <text:p>2184</text:p>
          </table:table-cell>
          <table:table-cell table:formula="of:=1000*[.A23]" office:value-type="float" office:value="21000" calcext:value-type="float">
            <text:p>21000</text:p>
          </table:table-cell>
          <table:table-cell table:formula="of:=[.B23]/60" office:value-type="float" office:value="36.4" calcext:value-type="float">
            <text:p>36.4</text:p>
          </table:table-cell>
          <table:table-cell table:formula="of:=[.D23]/60" office:value-type="float" office:value="0.606666666666667" calcext:value-type="float">
            <text:p>0.606666666666667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*[.A24]" office:value-type="float" office:value="2288" calcext:value-type="float">
            <text:p>2288</text:p>
          </table:table-cell>
          <table:table-cell table:formula="of:=1000*[.A24]" office:value-type="float" office:value="22000" calcext:value-type="float">
            <text:p>22000</text:p>
          </table:table-cell>
          <table:table-cell table:formula="of:=[.B24]/60" office:value-type="float" office:value="38.1333333333333" calcext:value-type="float">
            <text:p>38.1333333333333</text:p>
          </table:table-cell>
          <table:table-cell table:formula="of:=[.D24]/60" office:value-type="float" office:value="0.635555555555556" calcext:value-type="float">
            <text:p>0.635555555555556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*[.A25]" office:value-type="float" office:value="2392" calcext:value-type="float">
            <text:p>2392</text:p>
          </table:table-cell>
          <table:table-cell table:formula="of:=1000*[.A25]" office:value-type="float" office:value="23000" calcext:value-type="float">
            <text:p>23000</text:p>
          </table:table-cell>
          <table:table-cell table:formula="of:=[.B25]/60" office:value-type="float" office:value="39.8666666666667" calcext:value-type="float">
            <text:p>39.8666666666667</text:p>
          </table:table-cell>
          <table:table-cell table:formula="of:=[.D25]/60" office:value-type="float" office:value="0.664444444444445" calcext:value-type="float">
            <text:p>0.664444444444445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*[.A26]" office:value-type="float" office:value="2496" calcext:value-type="float">
            <text:p>2496</text:p>
          </table:table-cell>
          <table:table-cell table:formula="of:=1000*[.A26]" office:value-type="float" office:value="24000" calcext:value-type="float">
            <text:p>24000</text:p>
          </table:table-cell>
          <table:table-cell table:formula="of:=[.B26]/60" office:value-type="float" office:value="41.6" calcext:value-type="float">
            <text:p>41.6</text:p>
          </table:table-cell>
          <table:table-cell table:formula="of:=[.D26]/60" office:value-type="float" office:value="0.693333333333333" calcext:value-type="float">
            <text:p>0.693333333333333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*[.A27]" office:value-type="float" office:value="2600" calcext:value-type="float">
            <text:p>2600</text:p>
          </table:table-cell>
          <table:table-cell table:formula="of:=1000*[.A27]" office:value-type="float" office:value="25000" calcext:value-type="float">
            <text:p>25000</text:p>
          </table:table-cell>
          <table:table-cell table:formula="of:=[.B27]/60" office:value-type="float" office:value="43.3333333333333" calcext:value-type="float">
            <text:p>43.3333333333333</text:p>
          </table:table-cell>
          <table:table-cell table:formula="of:=[.D27]/60" office:value-type="float" office:value="0.722222222222222" calcext:value-type="float">
            <text:p>0.722222222222222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*[.A28]" office:value-type="float" office:value="2704" calcext:value-type="float">
            <text:p>2704</text:p>
          </table:table-cell>
          <table:table-cell table:formula="of:=1000*[.A28]" office:value-type="float" office:value="26000" calcext:value-type="float">
            <text:p>26000</text:p>
          </table:table-cell>
          <table:table-cell table:formula="of:=[.B28]/60" office:value-type="float" office:value="45.0666666666667" calcext:value-type="float">
            <text:p>45.0666666666667</text:p>
          </table:table-cell>
          <table:table-cell table:formula="of:=[.D28]/60" office:value-type="float" office:value="0.751111111111111" calcext:value-type="float">
            <text:p>0.751111111111111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*[.A29]" office:value-type="float" office:value="2808" calcext:value-type="float">
            <text:p>2808</text:p>
          </table:table-cell>
          <table:table-cell table:formula="of:=1000*[.A29]" office:value-type="float" office:value="27000" calcext:value-type="float">
            <text:p>27000</text:p>
          </table:table-cell>
          <table:table-cell table:formula="of:=[.B29]/60" office:value-type="float" office:value="46.8" calcext:value-type="float">
            <text:p>46.8</text:p>
          </table:table-cell>
          <table:table-cell table:formula="of:=[.D29]/60" office:value-type="float" office:value="0.78" calcext:value-type="float">
            <text:p>0.78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*[.A30]" office:value-type="float" office:value="2912" calcext:value-type="float">
            <text:p>2912</text:p>
          </table:table-cell>
          <table:table-cell table:formula="of:=1000*[.A30]" office:value-type="float" office:value="28000" calcext:value-type="float">
            <text:p>28000</text:p>
          </table:table-cell>
          <table:table-cell table:formula="of:=[.B30]/60" office:value-type="float" office:value="48.5333333333333" calcext:value-type="float">
            <text:p>48.5333333333333</text:p>
          </table:table-cell>
          <table:table-cell table:formula="of:=[.D30]/60" office:value-type="float" office:value="0.808888888888889" calcext:value-type="float">
            <text:p>0.808888888888889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*[.A31]" office:value-type="float" office:value="3016" calcext:value-type="float">
            <text:p>3016</text:p>
          </table:table-cell>
          <table:table-cell table:formula="of:=1000*[.A31]" office:value-type="float" office:value="29000" calcext:value-type="float">
            <text:p>29000</text:p>
          </table:table-cell>
          <table:table-cell table:formula="of:=[.B31]/60" office:value-type="float" office:value="50.2666666666667" calcext:value-type="float">
            <text:p>50.2666666666667</text:p>
          </table:table-cell>
          <table:table-cell table:formula="of:=[.D31]/60" office:value-type="float" office:value="0.837777777777778" calcext:value-type="float">
            <text:p>0.837777777777778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*[.A32]" office:value-type="float" office:value="3120" calcext:value-type="float">
            <text:p>3120</text:p>
          </table:table-cell>
          <table:table-cell table:formula="of:=1000*[.A32]" office:value-type="float" office:value="30000" calcext:value-type="float">
            <text:p>30000</text:p>
          </table:table-cell>
          <table:table-cell table:formula="of:=[.B32]/60" office:value-type="float" office:value="52" calcext:value-type="float">
            <text:p>52</text:p>
          </table:table-cell>
          <table:table-cell table:formula="of:=[.D32]/60" office:value-type="float" office:value="0.866666666666667" calcext:value-type="float">
            <text:p>0.866666666666667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*[.A33]" office:value-type="float" office:value="3224" calcext:value-type="float">
            <text:p>3224</text:p>
          </table:table-cell>
          <table:table-cell table:formula="of:=1000*[.A33]" office:value-type="float" office:value="31000" calcext:value-type="float">
            <text:p>31000</text:p>
          </table:table-cell>
          <table:table-cell table:formula="of:=[.B33]/60" office:value-type="float" office:value="53.7333333333333" calcext:value-type="float">
            <text:p>53.7333333333333</text:p>
          </table:table-cell>
          <table:table-cell table:formula="of:=[.D33]/60" office:value-type="float" office:value="0.895555555555556" calcext:value-type="float">
            <text:p>0.895555555555556</text:p>
          </table:table-cell>
          <table:table-cell table:number-columns-repeated="15"/>
          <table:table-cell table:style-name="ce1"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*[.A34]" office:value-type="float" office:value="3328" calcext:value-type="float">
            <text:p>3328</text:p>
          </table:table-cell>
          <table:table-cell table:formula="of:=1000*[.A34]" office:value-type="float" office:value="32000" calcext:value-type="float">
            <text:p>32000</text:p>
          </table:table-cell>
          <table:table-cell table:formula="of:=[.B34]/60" office:value-type="float" office:value="55.4666666666667" calcext:value-type="float">
            <text:p>55.4666666666667</text:p>
          </table:table-cell>
          <table:table-cell table:formula="of:=[.D34]/60" office:value-type="float" office:value="0.924444444444445" calcext:value-type="float">
            <text:p>0.924444444444445</text:p>
          </table:table-cell>
          <table:table-cell table:number-columns-repeated="5"/>
          <table:table-cell table:style-name="ce1"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*[.A35]" office:value-type="float" office:value="3432" calcext:value-type="float">
            <text:p>3432</text:p>
          </table:table-cell>
          <table:table-cell table:formula="of:=1000*[.A35]" office:value-type="float" office:value="33000" calcext:value-type="float">
            <text:p>33000</text:p>
          </table:table-cell>
          <table:table-cell table:formula="of:=[.B35]/60" office:value-type="float" office:value="57.2" calcext:value-type="float">
            <text:p>57.2</text:p>
          </table:table-cell>
          <table:table-cell table:formula="of:=[.D35]/60" office:value-type="float" office:value="0.953333333333333" calcext:value-type="float">
            <text:p>0.953333333333333</text:p>
          </table:table-cell>
          <table:table-cell table:number-columns-repeated="5"/>
          <table:table-cell table:style-name="ce1"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*[.A36]" office:value-type="float" office:value="3536" calcext:value-type="float">
            <text:p>3536</text:p>
          </table:table-cell>
          <table:table-cell table:formula="of:=1000*[.A36]" office:value-type="float" office:value="34000" calcext:value-type="float">
            <text:p>34000</text:p>
          </table:table-cell>
          <table:table-cell table:formula="of:=[.B36]/60" office:value-type="float" office:value="58.9333333333333" calcext:value-type="float">
            <text:p>58.9333333333333</text:p>
          </table:table-cell>
          <table:table-cell table:formula="of:=[.D36]/60" office:value-type="float" office:value="0.982222222222222" calcext:value-type="float">
            <text:p>0.982222222222222</text:p>
          </table:table-cell>
          <table:table-cell table:number-columns-repeated="5"/>
          <table:table-cell table:style-name="ce1" table:number-columns-repeated="15"/>
          <table:table-cell table:style-name="ce2" office:value-type="string" calcext:value-type="string">
            <text:p>20k loops data for determining the origional failure rate of the code without adustment. 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use this for comparing my improvement</text:p>
          </table:table-cell>
          <table:table-cell table:style-name="ce1"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*[.A37]" office:value-type="float" office:value="3640" calcext:value-type="float">
            <text:p>3640</text:p>
          </table:table-cell>
          <table:table-cell table:formula="of:=1000*[.A37]" office:value-type="float" office:value="35000" calcext:value-type="float">
            <text:p>35000</text:p>
          </table:table-cell>
          <table:table-cell table:formula="of:=[.B37]/60" office:value-type="float" office:value="60.6666666666667" calcext:value-type="float">
            <text:p>60.6666666666667</text:p>
          </table:table-cell>
          <table:table-cell table:formula="of:=[.D37]/60" office:value-type="float" office:value="1.01111111111111" calcext:value-type="float">
            <text:p>1.01111111111111</text:p>
          </table:table-cell>
          <table:table-cell table:number-columns-repeated="5"/>
          <table:table-cell table:style-name="ce1" table:number-columns-repeated="14"/>
          <table:table-cell table:style-name="ce1" office:value-type="string" calcext:value-type="string">
            <text:p><text:s/>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24" calcext:value-type="float">
            <text:p>0.2024</text:p>
          </table:table-cell>
          <table:table-cell table:style-name="ce1" office:value-type="float" office:value="0.201" calcext:value-type="float">
            <text:p>0.201</text:p>
          </table:table-cell>
          <table:table-cell table:style-name="ce2" table:formula="of:=AVERAGE([.AD37:.AE42])" office:value-type="float" office:value="0.202745833333333" calcext:value-type="float">
            <text:p>0.202745833333333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*[.A38]" office:value-type="float" office:value="3744" calcext:value-type="float">
            <text:p>3744</text:p>
          </table:table-cell>
          <table:table-cell table:formula="of:=1000*[.A38]" office:value-type="float" office:value="36000" calcext:value-type="float">
            <text:p>36000</text:p>
          </table:table-cell>
          <table:table-cell table:formula="of:=[.B38]/60" office:value-type="float" office:value="62.4" calcext:value-type="float">
            <text:p>62.4</text:p>
          </table:table-cell>
          <table:table-cell table:formula="of:=[.D38]/60" office:value-type="float" office:value="1.04" calcext:value-type="float">
            <text:p>1.04</text:p>
          </table:table-cell>
          <table:table-cell table:number-columns-repeated="5"/>
          <table:table-cell table:style-name="ce1" table:number-columns-repeated="1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185" calcext:value-type="float">
            <text:p>0.20185</text:p>
          </table:table-cell>
          <table:table-cell table:style-name="ce1" office:value-type="float" office:value="0.20255" calcext:value-type="float">
            <text:p>0.20255</text:p>
          </table:table-cell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*[.A39]" office:value-type="float" office:value="3848" calcext:value-type="float">
            <text:p>3848</text:p>
          </table:table-cell>
          <table:table-cell table:formula="of:=1000*[.A39]" office:value-type="float" office:value="37000" calcext:value-type="float">
            <text:p>37000</text:p>
          </table:table-cell>
          <table:table-cell table:formula="of:=[.B39]/60" office:value-type="float" office:value="64.1333333333333" calcext:value-type="float">
            <text:p>64.1333333333333</text:p>
          </table:table-cell>
          <table:table-cell table:formula="of:=[.D39]/60" office:value-type="float" office:value="1.06888888888889" calcext:value-type="float">
            <text:p>1.06888888888889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28885714285714" calcext:value-type="float">
            <text:p>0.228885714285714</text:p>
          </table:table-cell>
          <table:table-cell table:style-name="ce1" office:value-type="float" office:value="0.2302" calcext:value-type="float">
            <text:p>0.2302</text:p>
          </table:table-cell>
          <table:table-cell table:style-name="ce1" table:formula="of:=AVERAGE([.Q39:.R39])" office:value-type="float" office:value="0.229542857142857" calcext:value-type="float">
            <text:p>0.229542857142857</text:p>
          </table:table-cell>
          <table:table-cell table:style-name="ce1" table:number-columns-repeated="6"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555" calcext:value-type="float">
            <text:p>0.20555</text:p>
          </table:table-cell>
          <table:table-cell table:style-name="ce1" office:value-type="float" office:value="0.1987" calcext:value-type="float">
            <text:p>0.1987</text:p>
          </table:table-cell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*[.A40]" office:value-type="float" office:value="3952" calcext:value-type="float">
            <text:p>3952</text:p>
          </table:table-cell>
          <table:table-cell table:formula="of:=1000*[.A40]" office:value-type="float" office:value="38000" calcext:value-type="float">
            <text:p>38000</text:p>
          </table:table-cell>
          <table:table-cell table:formula="of:=[.B40]/60" office:value-type="float" office:value="65.8666666666667" calcext:value-type="float">
            <text:p>65.8666666666667</text:p>
          </table:table-cell>
          <table:table-cell table:formula="of:=[.D40]/60" office:value-type="float" office:value="1.09777777777778" calcext:value-type="float">
            <text:p>1.09777777777778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8942857142857" calcext:value-type="float">
            <text:p>0.198942857142857</text:p>
          </table:table-cell>
          <table:table-cell table:style-name="ce1" office:value-type="float" office:value="0.204571428571429" calcext:value-type="float">
            <text:p>0.204571428571429</text:p>
          </table:table-cell>
          <table:table-cell table:style-name="ce1" table:formula="of:=AVERAGE([.Q40:.R40])" office:value-type="float" office:value="0.201757142857143" calcext:value-type="float">
            <text:p>0.201757142857143</text:p>
          </table:table-cell>
          <table:table-cell table:style-name="ce1" table:number-columns-repeated="6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55" calcext:value-type="float">
            <text:p>0.2055</text:p>
          </table:table-cell>
          <table:table-cell table:style-name="ce1" office:value-type="float" office:value="0.2032" calcext:value-type="float">
            <text:p>0.2032</text:p>
          </table:table-cell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*[.A41]" office:value-type="float" office:value="4056" calcext:value-type="float">
            <text:p>4056</text:p>
          </table:table-cell>
          <table:table-cell table:formula="of:=1000*[.A41]" office:value-type="float" office:value="39000" calcext:value-type="float">
            <text:p>39000</text:p>
          </table:table-cell>
          <table:table-cell table:formula="of:=[.B41]/60" office:value-type="float" office:value="67.6" calcext:value-type="float">
            <text:p>67.6</text:p>
          </table:table-cell>
          <table:table-cell table:formula="of:=[.D41]/60" office:value-type="float" office:value="1.12666666666667" calcext:value-type="float">
            <text:p>1.12666666666667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5857142857143" calcext:value-type="float">
            <text:p>0.205857142857143</text:p>
          </table:table-cell>
          <table:table-cell table:style-name="ce1" office:value-type="float" office:value="0.210228571428571" calcext:value-type="float">
            <text:p>0.210228571428571</text:p>
          </table:table-cell>
          <table:table-cell table:style-name="ce1" table:formula="of:=AVERAGE([.Q41:.R41])" office:value-type="float" office:value="0.208042857142857" calcext:value-type="float">
            <text:p>0.208042857142857</text:p>
          </table:table-cell>
          <table:table-cell table:style-name="ce1" table:number-columns-repeated="4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395" calcext:value-type="float">
            <text:p>0.20395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*[.A42]" office:value-type="float" office:value="4160" calcext:value-type="float">
            <text:p>4160</text:p>
          </table:table-cell>
          <table:table-cell table:formula="of:=1000*[.A42]" office:value-type="float" office:value="40000" calcext:value-type="float">
            <text:p>40000</text:p>
          </table:table-cell>
          <table:table-cell table:formula="of:=[.B42]/60" office:value-type="float" office:value="69.3333333333333" calcext:value-type="float">
            <text:p>69.3333333333333</text:p>
          </table:table-cell>
          <table:table-cell table:formula="of:=[.D42]/60" office:value-type="float" office:value="1.15555555555556" calcext:value-type="float">
            <text:p>1.15555555555556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4371428571429" calcext:value-type="float">
            <text:p>0.204371428571429</text:p>
          </table:table-cell>
          <table:table-cell table:style-name="ce1" office:value-type="float" office:value="0.200885714285714" calcext:value-type="float">
            <text:p>0.200885714285714</text:p>
          </table:table-cell>
          <table:table-cell table:style-name="ce1" table:formula="of:=AVERAGE([.Q42:.R42])" office:value-type="float" office:value="0.202628571428572" calcext:value-type="float">
            <text:p>0.202628571428572</text:p>
          </table:table-cell>
          <table:table-cell table:style-name="ce1" table:number-columns-repeated="6"/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27" calcext:value-type="float">
            <text:p>0.2027</text:p>
          </table:table-cell>
          <table:table-cell table:style-name="ce1" office:value-type="float" office:value="0.20255" calcext:value-type="float">
            <text:p>0.20255</text:p>
          </table:table-cell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*[.A43]" office:value-type="float" office:value="4264" calcext:value-type="float">
            <text:p>4264</text:p>
          </table:table-cell>
          <table:table-cell table:formula="of:=1000*[.A43]" office:value-type="float" office:value="41000" calcext:value-type="float">
            <text:p>41000</text:p>
          </table:table-cell>
          <table:table-cell table:formula="of:=[.B43]/60" office:value-type="float" office:value="71.0666666666667" calcext:value-type="float">
            <text:p>71.0666666666667</text:p>
          </table:table-cell>
          <table:table-cell table:formula="of:=[.D43]/60" office:value-type="float" office:value="1.18444444444444" calcext:value-type="float">
            <text:p>1.18444444444444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4571428571429" calcext:value-type="float">
            <text:p>0.194571428571429</text:p>
          </table:table-cell>
          <table:table-cell table:style-name="ce1" office:value-type="float" office:value="0.197942857142857" calcext:value-type="float">
            <text:p>0.197942857142857</text:p>
          </table:table-cell>
          <table:table-cell table:style-name="ce1" table:formula="of:=AVERAGE([.Q43:.R43])" office:value-type="float" office:value="0.196257142857143" calcext:value-type="float">
            <text:p>0.196257142857143</text:p>
          </table:table-cell>
          <table:table-cell table:style-name="ce1"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*[.A44]" office:value-type="float" office:value="4368" calcext:value-type="float">
            <text:p>4368</text:p>
          </table:table-cell>
          <table:table-cell table:formula="of:=1000*[.A44]" office:value-type="float" office:value="42000" calcext:value-type="float">
            <text:p>42000</text:p>
          </table:table-cell>
          <table:table-cell table:formula="of:=[.B44]/60" office:value-type="float" office:value="72.8" calcext:value-type="float">
            <text:p>72.8</text:p>
          </table:table-cell>
          <table:table-cell table:formula="of:=[.D44]/60" office:value-type="float" office:value="1.21333333333333" calcext:value-type="float">
            <text:p>1.21333333333333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202114285714286" calcext:value-type="float">
            <text:p>0.202114285714286</text:p>
          </table:table-cell>
          <table:table-cell table:style-name="ce1" office:value-type="float" office:value="0.207942857142857" calcext:value-type="float">
            <text:p>0.207942857142857</text:p>
          </table:table-cell>
          <table:table-cell table:style-name="ce1" table:formula="of:=AVERAGE([.Q44:.R44])" office:value-type="float" office:value="0.205028571428571" calcext:value-type="float">
            <text:p>0.205028571428571</text:p>
          </table:table-cell>
          <table:table-cell table:style-name="ce1"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3]*[.A45]" office:value-type="float" office:value="4472" calcext:value-type="float">
            <text:p>4472</text:p>
          </table:table-cell>
          <table:table-cell table:formula="of:=1000*[.A45]" office:value-type="float" office:value="43000" calcext:value-type="float">
            <text:p>43000</text:p>
          </table:table-cell>
          <table:table-cell table:formula="of:=[.B45]/60" office:value-type="float" office:value="74.5333333333333" calcext:value-type="float">
            <text:p>74.5333333333333</text:p>
          </table:table-cell>
          <table:table-cell table:formula="of:=[.D45]/60" office:value-type="float" office:value="1.24222222222222" calcext:value-type="float">
            <text:p>1.24222222222222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6085714285714" calcext:value-type="float">
            <text:p>0.196085714285714</text:p>
          </table:table-cell>
          <table:table-cell table:style-name="ce1" office:value-type="float" office:value="0.197685714285714" calcext:value-type="float">
            <text:p>0.197685714285714</text:p>
          </table:table-cell>
          <table:table-cell table:style-name="ce1" table:formula="of:=AVERAGE([.Q45:.R45])" office:value-type="float" office:value="0.196885714285714" calcext:value-type="float">
            <text:p>0.196885714285714</text:p>
          </table:table-cell>
          <table:table-cell table:style-name="ce1"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3]*[.A46]" office:value-type="float" office:value="4576" calcext:value-type="float">
            <text:p>4576</text:p>
          </table:table-cell>
          <table:table-cell table:formula="of:=1000*[.A46]" office:value-type="float" office:value="44000" calcext:value-type="float">
            <text:p>44000</text:p>
          </table:table-cell>
          <table:table-cell table:formula="of:=[.B46]/60" office:value-type="float" office:value="76.2666666666667" calcext:value-type="float">
            <text:p>76.2666666666667</text:p>
          </table:table-cell>
          <table:table-cell table:formula="of:=[.D46]/60" office:value-type="float" office:value="1.27111111111111" calcext:value-type="float">
            <text:p>1.27111111111111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89685714285714" calcext:value-type="float">
            <text:p>0.189685714285714</text:p>
          </table:table-cell>
          <table:table-cell table:style-name="ce1" office:value-type="float" office:value="0.1954" calcext:value-type="float">
            <text:p>0.1954</text:p>
          </table:table-cell>
          <table:table-cell table:style-name="ce1" table:formula="of:=AVERAGE([.Q46:.R46])" office:value-type="float" office:value="0.192542857142857" calcext:value-type="float">
            <text:p>0.192542857142857</text:p>
          </table:table-cell>
          <table:table-cell table:style-name="ce1"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3]*[.A47]" office:value-type="float" office:value="4680" calcext:value-type="float">
            <text:p>4680</text:p>
          </table:table-cell>
          <table:table-cell table:formula="of:=1000*[.A47]" office:value-type="float" office:value="45000" calcext:value-type="float">
            <text:p>45000</text:p>
          </table:table-cell>
          <table:table-cell table:formula="of:=[.B47]/60" office:value-type="float" office:value="78" calcext:value-type="float">
            <text:p>78</text:p>
          </table:table-cell>
          <table:table-cell table:formula="of:=[.D47]/60" office:value-type="float" office:value="1.3" calcext:value-type="float">
            <text:p>1.3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94" calcext:value-type="float">
            <text:p>0.1994</text:p>
          </table:table-cell>
          <table:table-cell table:style-name="ce1" office:value-type="float" office:value="0.201628571428571" calcext:value-type="float">
            <text:p>0.201628571428571</text:p>
          </table:table-cell>
          <table:table-cell table:style-name="ce1" table:formula="of:=AVERAGE([.Q47:.R47])" office:value-type="float" office:value="0.200514285714286" calcext:value-type="float">
            <text:p>0.200514285714286</text:p>
          </table:table-cell>
          <table:table-cell table:style-name="ce1"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3]*[.A48]" office:value-type="float" office:value="4784" calcext:value-type="float">
            <text:p>4784</text:p>
          </table:table-cell>
          <table:table-cell table:formula="of:=1000*[.A48]" office:value-type="float" office:value="46000" calcext:value-type="float">
            <text:p>46000</text:p>
          </table:table-cell>
          <table:table-cell table:formula="of:=[.B48]/60" office:value-type="float" office:value="79.7333333333333" calcext:value-type="float">
            <text:p>79.7333333333333</text:p>
          </table:table-cell>
          <table:table-cell table:formula="of:=[.D48]/60" office:value-type="float" office:value="1.32888888888889" calcext:value-type="float">
            <text:p>1.32888888888889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0228571428571" calcext:value-type="float">
            <text:p>0.190228571428571</text:p>
          </table:table-cell>
          <table:table-cell table:style-name="ce1" office:value-type="float" office:value="0.1924" calcext:value-type="float">
            <text:p>0.1924</text:p>
          </table:table-cell>
          <table:table-cell table:style-name="ce1" table:formula="of:=AVERAGE([.Q48:.R48])" office:value-type="float" office:value="0.191314285714286" calcext:value-type="float">
            <text:p>0.191314285714286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3]*[.A49]" office:value-type="float" office:value="4888" calcext:value-type="float">
            <text:p>4888</text:p>
          </table:table-cell>
          <table:table-cell table:formula="of:=1000*[.A49]" office:value-type="float" office:value="47000" calcext:value-type="float">
            <text:p>47000</text:p>
          </table:table-cell>
          <table:table-cell table:formula="of:=[.B49]/60" office:value-type="float" office:value="81.4666666666667" calcext:value-type="float">
            <text:p>81.4666666666667</text:p>
          </table:table-cell>
          <table:table-cell table:formula="of:=[.D49]/60" office:value-type="float" office:value="1.35777777777778" calcext:value-type="float">
            <text:p>1.35777777777778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7.75" calcext:value-type="float">
            <text:p>7.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88485714285714" calcext:value-type="float">
            <text:p>0.188485714285714</text:p>
          </table:table-cell>
          <table:table-cell table:style-name="ce1" office:value-type="float" office:value="0.189457142857143" calcext:value-type="float">
            <text:p>0.189457142857143</text:p>
          </table:table-cell>
          <table:table-cell table:style-name="ce1" table:formula="of:=AVERAGE([.Q49:.R49])" office:value-type="float" office:value="0.188971428571429" calcext:value-type="float">
            <text:p>0.188971428571429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3]*[.A50]" office:value-type="float" office:value="4992" calcext:value-type="float">
            <text:p>4992</text:p>
          </table:table-cell>
          <table:table-cell table:formula="of:=1000*[.A50]" office:value-type="float" office:value="48000" calcext:value-type="float">
            <text:p>48000</text:p>
          </table:table-cell>
          <table:table-cell table:formula="of:=[.B50]/60" office:value-type="float" office:value="83.2" calcext:value-type="float">
            <text:p>83.2</text:p>
          </table:table-cell>
          <table:table-cell table:formula="of:=[.D50]/60" office:value-type="float" office:value="1.38666666666667" calcext:value-type="float">
            <text:p>1.38666666666667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92428571428571" calcext:value-type="float">
            <text:p>0.192428571428571</text:p>
          </table:table-cell>
          <table:table-cell table:style-name="ce1" office:value-type="float" office:value="0.193114285714286" calcext:value-type="float">
            <text:p>0.193114285714286</text:p>
          </table:table-cell>
          <table:table-cell table:style-name="ce1" table:formula="of:=AVERAGE([.Q50:.R50])" office:value-type="float" office:value="0.192771428571429" calcext:value-type="float">
            <text:p>0.192771428571429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3]*[.A51]" office:value-type="float" office:value="5096" calcext:value-type="float">
            <text:p>5096</text:p>
          </table:table-cell>
          <table:table-cell table:formula="of:=1000*[.A51]" office:value-type="float" office:value="49000" calcext:value-type="float">
            <text:p>49000</text:p>
          </table:table-cell>
          <table:table-cell table:formula="of:=[.B51]/60" office:value-type="float" office:value="84.9333333333333" calcext:value-type="float">
            <text:p>84.9333333333333</text:p>
          </table:table-cell>
          <table:table-cell table:formula="of:=[.D51]/60" office:value-type="float" office:value="1.41555555555556" calcext:value-type="float">
            <text:p>1.41555555555556</text:p>
          </table:table-cell>
          <table:table-cell table:number-columns-repeated="5"/>
          <table:table-cell table:style-name="ce1" table:number-columns-repeated="2"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016" calcext:value-type="float">
            <text:p>5.016</text:p>
          </table:table-cell>
          <table:table-cell table:style-name="ce1" office:value-type="float" office:value="0.189085714285714" calcext:value-type="float">
            <text:p>0.189085714285714</text:p>
          </table:table-cell>
          <table:table-cell table:style-name="ce1" office:value-type="float" office:value="0.189714285714286" calcext:value-type="float">
            <text:p>0.189714285714286</text:p>
          </table:table-cell>
          <table:table-cell table:style-name="ce1" table:formula="of:=AVERAGE([.Q51:.R51])" office:value-type="float" office:value="0.1894" calcext:value-type="float">
            <text:p>0.1894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3]*[.A52]" office:value-type="float" office:value="5200" calcext:value-type="float">
            <text:p>5200</text:p>
          </table:table-cell>
          <table:table-cell table:formula="of:=1000*[.A52]" office:value-type="float" office:value="50000" calcext:value-type="float">
            <text:p>50000</text:p>
          </table:table-cell>
          <table:table-cell table:formula="of:=[.B52]/60" office:value-type="float" office:value="86.6666666666667" calcext:value-type="float">
            <text:p>86.6666666666667</text:p>
          </table:table-cell>
          <table:table-cell table:formula="of:=[.D52]/60" office:value-type="float" office:value="1.44444444444444" calcext:value-type="float">
            <text:p>1.44444444444444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3]*[.A53]" office:value-type="float" office:value="5304" calcext:value-type="float">
            <text:p>5304</text:p>
          </table:table-cell>
          <table:table-cell table:formula="of:=1000*[.A53]" office:value-type="float" office:value="51000" calcext:value-type="float">
            <text:p>51000</text:p>
          </table:table-cell>
          <table:table-cell table:formula="of:=[.B53]/60" office:value-type="float" office:value="88.4" calcext:value-type="float">
            <text:p>88.4</text:p>
          </table:table-cell>
          <table:table-cell table:formula="of:=[.D53]/60" office:value-type="float" office:value="1.47333333333333" calcext:value-type="float">
            <text:p>1.47333333333333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3]*[.A54]" office:value-type="float" office:value="5408" calcext:value-type="float">
            <text:p>5408</text:p>
          </table:table-cell>
          <table:table-cell table:formula="of:=1000*[.A54]" office:value-type="float" office:value="52000" calcext:value-type="float">
            <text:p>52000</text:p>
          </table:table-cell>
          <table:table-cell table:formula="of:=[.B54]/60" office:value-type="float" office:value="90.1333333333333" calcext:value-type="float">
            <text:p>90.1333333333333</text:p>
          </table:table-cell>
          <table:table-cell table:formula="of:=[.D54]/60" office:value-type="float" office:value="1.50222222222222" calcext:value-type="float">
            <text:p>1.50222222222222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3]*[.A55]" office:value-type="float" office:value="5512" calcext:value-type="float">
            <text:p>5512</text:p>
          </table:table-cell>
          <table:table-cell table:formula="of:=1000*[.A55]" office:value-type="float" office:value="53000" calcext:value-type="float">
            <text:p>53000</text:p>
          </table:table-cell>
          <table:table-cell table:formula="of:=[.B55]/60" office:value-type="float" office:value="91.8666666666667" calcext:value-type="float">
            <text:p>91.8666666666667</text:p>
          </table:table-cell>
          <table:table-cell table:formula="of:=[.D55]/60" office:value-type="float" office:value="1.53111111111111" calcext:value-type="float">
            <text:p>1.53111111111111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3]*[.A56]" office:value-type="float" office:value="5616" calcext:value-type="float">
            <text:p>5616</text:p>
          </table:table-cell>
          <table:table-cell table:formula="of:=1000*[.A56]" office:value-type="float" office:value="54000" calcext:value-type="float">
            <text:p>54000</text:p>
          </table:table-cell>
          <table:table-cell table:formula="of:=[.B56]/60" office:value-type="float" office:value="93.6" calcext:value-type="float">
            <text:p>93.6</text:p>
          </table:table-cell>
          <table:table-cell table:formula="of:=[.D56]/60" office:value-type="float" office:value="1.56" calcext:value-type="float">
            <text:p>1.56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3]*[.A57]" office:value-type="float" office:value="5720" calcext:value-type="float">
            <text:p>5720</text:p>
          </table:table-cell>
          <table:table-cell table:formula="of:=1000*[.A57]" office:value-type="float" office:value="55000" calcext:value-type="float">
            <text:p>55000</text:p>
          </table:table-cell>
          <table:table-cell table:formula="of:=[.B57]/60" office:value-type="float" office:value="95.3333333333333" calcext:value-type="float">
            <text:p>95.3333333333333</text:p>
          </table:table-cell>
          <table:table-cell table:formula="of:=[.D57]/60" office:value-type="float" office:value="1.58888888888889" calcext:value-type="float">
            <text:p>1.58888888888889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3]*[.A58]" office:value-type="float" office:value="5824" calcext:value-type="float">
            <text:p>5824</text:p>
          </table:table-cell>
          <table:table-cell table:formula="of:=1000*[.A58]" office:value-type="float" office:value="56000" calcext:value-type="float">
            <text:p>56000</text:p>
          </table:table-cell>
          <table:table-cell table:formula="of:=[.B58]/60" office:value-type="float" office:value="97.0666666666667" calcext:value-type="float">
            <text:p>97.0666666666667</text:p>
          </table:table-cell>
          <table:table-cell table:formula="of:=[.D58]/60" office:value-type="float" office:value="1.61777777777778" calcext:value-type="float">
            <text:p>1.61777777777778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3]*[.A59]" office:value-type="float" office:value="5928" calcext:value-type="float">
            <text:p>5928</text:p>
          </table:table-cell>
          <table:table-cell table:formula="of:=1000*[.A59]" office:value-type="float" office:value="57000" calcext:value-type="float">
            <text:p>57000</text:p>
          </table:table-cell>
          <table:table-cell table:formula="of:=[.B59]/60" office:value-type="float" office:value="98.8" calcext:value-type="float">
            <text:p>98.8</text:p>
          </table:table-cell>
          <table:table-cell table:formula="of:=[.D59]/60" office:value-type="float" office:value="1.64666666666667" calcext:value-type="float">
            <text:p>1.64666666666667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3]*[.A60]" office:value-type="float" office:value="6032" calcext:value-type="float">
            <text:p>6032</text:p>
          </table:table-cell>
          <table:table-cell table:formula="of:=1000*[.A60]" office:value-type="float" office:value="58000" calcext:value-type="float">
            <text:p>58000</text:p>
          </table:table-cell>
          <table:table-cell table:formula="of:=[.B60]/60" office:value-type="float" office:value="100.533333333333" calcext:value-type="float">
            <text:p>100.533333333333</text:p>
          </table:table-cell>
          <table:table-cell table:formula="of:=[.D60]/60" office:value-type="float" office:value="1.67555555555556" calcext:value-type="float">
            <text:p>1.67555555555556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3]*[.A61]" office:value-type="float" office:value="6136" calcext:value-type="float">
            <text:p>6136</text:p>
          </table:table-cell>
          <table:table-cell table:formula="of:=1000*[.A61]" office:value-type="float" office:value="59000" calcext:value-type="float">
            <text:p>59000</text:p>
          </table:table-cell>
          <table:table-cell table:formula="of:=[.B61]/60" office:value-type="float" office:value="102.266666666667" calcext:value-type="float">
            <text:p>102.266666666667</text:p>
          </table:table-cell>
          <table:table-cell table:formula="of:=[.D61]/60" office:value-type="float" office:value="1.70444444444444" calcext:value-type="float">
            <text:p>1.70444444444444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3]*[.A62]" office:value-type="float" office:value="6240" calcext:value-type="float">
            <text:p>6240</text:p>
          </table:table-cell>
          <table:table-cell table:formula="of:=1000*[.A62]" office:value-type="float" office:value="60000" calcext:value-type="float">
            <text:p>60000</text:p>
          </table:table-cell>
          <table:table-cell table:formula="of:=[.B62]/60" office:value-type="float" office:value="104" calcext:value-type="float">
            <text:p>104</text:p>
          </table:table-cell>
          <table:table-cell table:formula="of:=[.D62]/60" office:value-type="float" office:value="1.73333333333333" calcext:value-type="float">
            <text:p>1.73333333333333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3]*[.A63]" office:value-type="float" office:value="6344" calcext:value-type="float">
            <text:p>6344</text:p>
          </table:table-cell>
          <table:table-cell table:formula="of:=1000*[.A63]" office:value-type="float" office:value="61000" calcext:value-type="float">
            <text:p>61000</text:p>
          </table:table-cell>
          <table:table-cell table:formula="of:=[.B63]/60" office:value-type="float" office:value="105.733333333333" calcext:value-type="float">
            <text:p>105.733333333333</text:p>
          </table:table-cell>
          <table:table-cell table:formula="of:=[.D63]/60" office:value-type="float" office:value="1.76222222222222" calcext:value-type="float">
            <text:p>1.76222222222222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3]*[.A64]" office:value-type="float" office:value="6448" calcext:value-type="float">
            <text:p>6448</text:p>
          </table:table-cell>
          <table:table-cell table:formula="of:=1000*[.A64]" office:value-type="float" office:value="62000" calcext:value-type="float">
            <text:p>62000</text:p>
          </table:table-cell>
          <table:table-cell table:formula="of:=[.B64]/60" office:value-type="float" office:value="107.466666666667" calcext:value-type="float">
            <text:p>107.466666666667</text:p>
          </table:table-cell>
          <table:table-cell table:formula="of:=[.D64]/60" office:value-type="float" office:value="1.79111111111111" calcext:value-type="float">
            <text:p>1.79111111111111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3]*[.A65]" office:value-type="float" office:value="6552" calcext:value-type="float">
            <text:p>6552</text:p>
          </table:table-cell>
          <table:table-cell table:formula="of:=1000*[.A65]" office:value-type="float" office:value="63000" calcext:value-type="float">
            <text:p>63000</text:p>
          </table:table-cell>
          <table:table-cell table:formula="of:=[.B65]/60" office:value-type="float" office:value="109.2" calcext:value-type="float">
            <text:p>109.2</text:p>
          </table:table-cell>
          <table:table-cell table:formula="of:=[.D65]/60" office:value-type="float" office:value="1.82" calcext:value-type="float">
            <text:p>1.82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3]*[.A66]" office:value-type="float" office:value="6656" calcext:value-type="float">
            <text:p>6656</text:p>
          </table:table-cell>
          <table:table-cell table:formula="of:=1000*[.A66]" office:value-type="float" office:value="64000" calcext:value-type="float">
            <text:p>64000</text:p>
          </table:table-cell>
          <table:table-cell table:formula="of:=[.B66]/60" office:value-type="float" office:value="110.933333333333" calcext:value-type="float">
            <text:p>110.933333333333</text:p>
          </table:table-cell>
          <table:table-cell table:formula="of:=[.D66]/60" office:value-type="float" office:value="1.84888888888889" calcext:value-type="float">
            <text:p>1.84888888888889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3]*[.A67]" office:value-type="float" office:value="6760" calcext:value-type="float">
            <text:p>6760</text:p>
          </table:table-cell>
          <table:table-cell table:formula="of:=1000*[.A67]" office:value-type="float" office:value="65000" calcext:value-type="float">
            <text:p>65000</text:p>
          </table:table-cell>
          <table:table-cell table:formula="of:=[.B67]/60" office:value-type="float" office:value="112.666666666667" calcext:value-type="float">
            <text:p>112.666666666667</text:p>
          </table:table-cell>
          <table:table-cell table:formula="of:=[.D67]/60" office:value-type="float" office:value="1.87777777777778" calcext:value-type="float">
            <text:p>1.87777777777778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3]*[.A68]" office:value-type="float" office:value="6864" calcext:value-type="float">
            <text:p>6864</text:p>
          </table:table-cell>
          <table:table-cell table:formula="of:=1000*[.A68]" office:value-type="float" office:value="66000" calcext:value-type="float">
            <text:p>66000</text:p>
          </table:table-cell>
          <table:table-cell table:formula="of:=[.B68]/60" office:value-type="float" office:value="114.4" calcext:value-type="float">
            <text:p>114.4</text:p>
          </table:table-cell>
          <table:table-cell table:formula="of:=[.D68]/60" office:value-type="float" office:value="1.90666666666667" calcext:value-type="float">
            <text:p>1.90666666666667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3]*[.A69]" office:value-type="float" office:value="6968" calcext:value-type="float">
            <text:p>6968</text:p>
          </table:table-cell>
          <table:table-cell table:formula="of:=1000*[.A69]" office:value-type="float" office:value="67000" calcext:value-type="float">
            <text:p>67000</text:p>
          </table:table-cell>
          <table:table-cell table:formula="of:=[.B69]/60" office:value-type="float" office:value="116.133333333333" calcext:value-type="float">
            <text:p>116.133333333333</text:p>
          </table:table-cell>
          <table:table-cell table:formula="of:=[.D69]/60" office:value-type="float" office:value="1.93555555555556" calcext:value-type="float">
            <text:p>1.93555555555556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3]*[.A70]" office:value-type="float" office:value="7072" calcext:value-type="float">
            <text:p>7072</text:p>
          </table:table-cell>
          <table:table-cell table:formula="of:=1000*[.A70]" office:value-type="float" office:value="68000" calcext:value-type="float">
            <text:p>68000</text:p>
          </table:table-cell>
          <table:table-cell table:formula="of:=[.B70]/60" office:value-type="float" office:value="117.866666666667" calcext:value-type="float">
            <text:p>117.866666666667</text:p>
          </table:table-cell>
          <table:table-cell table:formula="of:=[.D70]/60" office:value-type="float" office:value="1.96444444444444" calcext:value-type="float">
            <text:p>1.96444444444444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3]*[.A71]" office:value-type="float" office:value="7176" calcext:value-type="float">
            <text:p>7176</text:p>
          </table:table-cell>
          <table:table-cell table:formula="of:=1000*[.A71]" office:value-type="float" office:value="69000" calcext:value-type="float">
            <text:p>69000</text:p>
          </table:table-cell>
          <table:table-cell table:formula="of:=[.B71]/60" office:value-type="float" office:value="119.6" calcext:value-type="float">
            <text:p>119.6</text:p>
          </table:table-cell>
          <table:table-cell table:formula="of:=[.D71]/60" office:value-type="float" office:value="1.99333333333333" calcext:value-type="float">
            <text:p>1.99333333333333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3]*[.A72]" office:value-type="float" office:value="7280" calcext:value-type="float">
            <text:p>7280</text:p>
          </table:table-cell>
          <table:table-cell table:formula="of:=1000*[.A72]" office:value-type="float" office:value="70000" calcext:value-type="float">
            <text:p>70000</text:p>
          </table:table-cell>
          <table:table-cell table:formula="of:=[.B72]/60" office:value-type="float" office:value="121.333333333333" calcext:value-type="float">
            <text:p>121.333333333333</text:p>
          </table:table-cell>
          <table:table-cell table:formula="of:=[.D72]/60" office:value-type="float" office:value="2.02222222222222" calcext:value-type="float">
            <text:p>2.02222222222222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3]*[.A73]" office:value-type="float" office:value="7384" calcext:value-type="float">
            <text:p>7384</text:p>
          </table:table-cell>
          <table:table-cell table:formula="of:=1000*[.A73]" office:value-type="float" office:value="71000" calcext:value-type="float">
            <text:p>71000</text:p>
          </table:table-cell>
          <table:table-cell table:formula="of:=[.B73]/60" office:value-type="float" office:value="123.066666666667" calcext:value-type="float">
            <text:p>123.066666666667</text:p>
          </table:table-cell>
          <table:table-cell table:formula="of:=[.D73]/60" office:value-type="float" office:value="2.05111111111111" calcext:value-type="float">
            <text:p>2.05111111111111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3]*[.A74]" office:value-type="float" office:value="7488" calcext:value-type="float">
            <text:p>7488</text:p>
          </table:table-cell>
          <table:table-cell table:formula="of:=1000*[.A74]" office:value-type="float" office:value="72000" calcext:value-type="float">
            <text:p>72000</text:p>
          </table:table-cell>
          <table:table-cell table:formula="of:=[.B74]/60" office:value-type="float" office:value="124.8" calcext:value-type="float">
            <text:p>124.8</text:p>
          </table:table-cell>
          <table:table-cell table:formula="of:=[.D74]/60" office:value-type="float" office:value="2.08" calcext:value-type="float">
            <text:p>2.08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3]*[.A75]" office:value-type="float" office:value="7592" calcext:value-type="float">
            <text:p>7592</text:p>
          </table:table-cell>
          <table:table-cell table:formula="of:=1000*[.A75]" office:value-type="float" office:value="73000" calcext:value-type="float">
            <text:p>73000</text:p>
          </table:table-cell>
          <table:table-cell table:formula="of:=[.B75]/60" office:value-type="float" office:value="126.533333333333" calcext:value-type="float">
            <text:p>126.533333333333</text:p>
          </table:table-cell>
          <table:table-cell table:formula="of:=[.D75]/60" office:value-type="float" office:value="2.10888888888889" calcext:value-type="float">
            <text:p>2.10888888888889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3]*[.A76]" office:value-type="float" office:value="7696" calcext:value-type="float">
            <text:p>7696</text:p>
          </table:table-cell>
          <table:table-cell table:formula="of:=1000*[.A76]" office:value-type="float" office:value="74000" calcext:value-type="float">
            <text:p>74000</text:p>
          </table:table-cell>
          <table:table-cell table:formula="of:=[.B76]/60" office:value-type="float" office:value="128.266666666667" calcext:value-type="float">
            <text:p>128.266666666667</text:p>
          </table:table-cell>
          <table:table-cell table:formula="of:=[.D76]/60" office:value-type="float" office:value="2.13777777777778" calcext:value-type="float">
            <text:p>2.13777777777778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3]*[.A77]" office:value-type="float" office:value="7800" calcext:value-type="float">
            <text:p>7800</text:p>
          </table:table-cell>
          <table:table-cell table:formula="of:=1000*[.A77]" office:value-type="float" office:value="75000" calcext:value-type="float">
            <text:p>75000</text:p>
          </table:table-cell>
          <table:table-cell table:formula="of:=[.B77]/60" office:value-type="float" office:value="130" calcext:value-type="float">
            <text:p>130</text:p>
          </table:table-cell>
          <table:table-cell table:formula="of:=[.D77]/60" office:value-type="float" office:value="2.16666666666667" calcext:value-type="float">
            <text:p>2.16666666666667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3]*[.A78]" office:value-type="float" office:value="7904" calcext:value-type="float">
            <text:p>7904</text:p>
          </table:table-cell>
          <table:table-cell table:formula="of:=1000*[.A78]" office:value-type="float" office:value="76000" calcext:value-type="float">
            <text:p>76000</text:p>
          </table:table-cell>
          <table:table-cell table:formula="of:=[.B78]/60" office:value-type="float" office:value="131.733333333333" calcext:value-type="float">
            <text:p>131.733333333333</text:p>
          </table:table-cell>
          <table:table-cell table:formula="of:=[.D78]/60" office:value-type="float" office:value="2.19555555555556" calcext:value-type="float">
            <text:p>2.19555555555556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3]*[.A79]" office:value-type="float" office:value="8008" calcext:value-type="float">
            <text:p>8008</text:p>
          </table:table-cell>
          <table:table-cell table:formula="of:=1000*[.A79]" office:value-type="float" office:value="77000" calcext:value-type="float">
            <text:p>77000</text:p>
          </table:table-cell>
          <table:table-cell table:formula="of:=[.B79]/60" office:value-type="float" office:value="133.466666666667" calcext:value-type="float">
            <text:p>133.466666666667</text:p>
          </table:table-cell>
          <table:table-cell table:formula="of:=[.D79]/60" office:value-type="float" office:value="2.22444444444444" calcext:value-type="float">
            <text:p>2.22444444444444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3]*[.A80]" office:value-type="float" office:value="8112" calcext:value-type="float">
            <text:p>8112</text:p>
          </table:table-cell>
          <table:table-cell table:formula="of:=1000*[.A80]" office:value-type="float" office:value="78000" calcext:value-type="float">
            <text:p>78000</text:p>
          </table:table-cell>
          <table:table-cell table:formula="of:=[.B80]/60" office:value-type="float" office:value="135.2" calcext:value-type="float">
            <text:p>135.2</text:p>
          </table:table-cell>
          <table:table-cell table:formula="of:=[.D80]/60" office:value-type="float" office:value="2.25333333333333" calcext:value-type="float">
            <text:p>2.25333333333333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3]*[.A81]" office:value-type="float" office:value="8216" calcext:value-type="float">
            <text:p>8216</text:p>
          </table:table-cell>
          <table:table-cell table:formula="of:=1000*[.A81]" office:value-type="float" office:value="79000" calcext:value-type="float">
            <text:p>79000</text:p>
          </table:table-cell>
          <table:table-cell table:formula="of:=[.B81]/60" office:value-type="float" office:value="136.933333333333" calcext:value-type="float">
            <text:p>136.933333333333</text:p>
          </table:table-cell>
          <table:table-cell table:formula="of:=[.D81]/60" office:value-type="float" office:value="2.28222222222222" calcext:value-type="float">
            <text:p>2.28222222222222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3]*[.A82]" office:value-type="float" office:value="8320" calcext:value-type="float">
            <text:p>8320</text:p>
          </table:table-cell>
          <table:table-cell table:formula="of:=1000*[.A82]" office:value-type="float" office:value="80000" calcext:value-type="float">
            <text:p>80000</text:p>
          </table:table-cell>
          <table:table-cell table:formula="of:=[.B82]/60" office:value-type="float" office:value="138.666666666667" calcext:value-type="float">
            <text:p>138.666666666667</text:p>
          </table:table-cell>
          <table:table-cell table:formula="of:=[.D82]/60" office:value-type="float" office:value="2.31111111111111" calcext:value-type="float">
            <text:p>2.31111111111111</text:p>
          </table:table-cell>
          <table:table-cell table:number-columns-repeated="5"/>
          <table:table-cell table:style-name="ce1" table:number-columns-repeated="15"/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3]*[.A83]" office:value-type="float" office:value="8424" calcext:value-type="float">
            <text:p>8424</text:p>
          </table:table-cell>
          <table:table-cell table:formula="of:=1000*[.A83]" office:value-type="float" office:value="81000" calcext:value-type="float">
            <text:p>81000</text:p>
          </table:table-cell>
          <table:table-cell table:formula="of:=[.B83]/60" office:value-type="float" office:value="140.4" calcext:value-type="float">
            <text:p>140.4</text:p>
          </table:table-cell>
          <table:table-cell table:formula="of:=[.D83]/60" office:value-type="float" office:value="2.34" calcext:value-type="float">
            <text:p>2.34</text:p>
          </table:table-cell>
          <table:table-cell table:number-columns-repeated="2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3]*[.A84]" office:value-type="float" office:value="8528" calcext:value-type="float">
            <text:p>8528</text:p>
          </table:table-cell>
          <table:table-cell table:formula="of:=1000*[.A84]" office:value-type="float" office:value="82000" calcext:value-type="float">
            <text:p>82000</text:p>
          </table:table-cell>
          <table:table-cell table:formula="of:=[.B84]/60" office:value-type="float" office:value="142.133333333333" calcext:value-type="float">
            <text:p>142.133333333333</text:p>
          </table:table-cell>
          <table:table-cell table:formula="of:=[.D84]/60" office:value-type="float" office:value="2.36888888888889" calcext:value-type="float">
            <text:p>2.36888888888889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3]*[.A85]" office:value-type="float" office:value="8632" calcext:value-type="float">
            <text:p>8632</text:p>
          </table:table-cell>
          <table:table-cell table:formula="of:=1000*[.A85]" office:value-type="float" office:value="83000" calcext:value-type="float">
            <text:p>83000</text:p>
          </table:table-cell>
          <table:table-cell table:formula="of:=[.B85]/60" office:value-type="float" office:value="143.866666666667" calcext:value-type="float">
            <text:p>143.866666666667</text:p>
          </table:table-cell>
          <table:table-cell table:formula="of:=[.D85]/60" office:value-type="float" office:value="2.39777777777778" calcext:value-type="float">
            <text:p>2.39777777777778</text:p>
          </table:table-cell>
          <table:table-cell table:number-columns-repeated="2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3]*[.A86]" office:value-type="float" office:value="8736" calcext:value-type="float">
            <text:p>8736</text:p>
          </table:table-cell>
          <table:table-cell table:formula="of:=1000*[.A86]" office:value-type="float" office:value="84000" calcext:value-type="float">
            <text:p>84000</text:p>
          </table:table-cell>
          <table:table-cell table:formula="of:=[.B86]/60" office:value-type="float" office:value="145.6" calcext:value-type="float">
            <text:p>145.6</text:p>
          </table:table-cell>
          <table:table-cell table:formula="of:=[.D86]/60" office:value-type="float" office:value="2.42666666666667" calcext:value-type="float">
            <text:p>2.42666666666667</text:p>
          </table:table-cell>
          <table:table-cell table:number-columns-repeated="2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3]*[.A87]" office:value-type="float" office:value="8840" calcext:value-type="float">
            <text:p>8840</text:p>
          </table:table-cell>
          <table:table-cell table:formula="of:=1000*[.A87]" office:value-type="float" office:value="85000" calcext:value-type="float">
            <text:p>85000</text:p>
          </table:table-cell>
          <table:table-cell table:formula="of:=[.B87]/60" office:value-type="float" office:value="147.333333333333" calcext:value-type="float">
            <text:p>147.333333333333</text:p>
          </table:table-cell>
          <table:table-cell table:formula="of:=[.D87]/60" office:value-type="float" office:value="2.45555555555556" calcext:value-type="float">
            <text:p>2.45555555555556</text:p>
          </table:table-cell>
          <table:table-cell table:number-columns-repeated="2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3]*[.A88]" office:value-type="float" office:value="8944" calcext:value-type="float">
            <text:p>8944</text:p>
          </table:table-cell>
          <table:table-cell table:formula="of:=1000*[.A88]" office:value-type="float" office:value="86000" calcext:value-type="float">
            <text:p>86000</text:p>
          </table:table-cell>
          <table:table-cell table:formula="of:=[.B88]/60" office:value-type="float" office:value="149.066666666667" calcext:value-type="float">
            <text:p>149.066666666667</text:p>
          </table:table-cell>
          <table:table-cell table:formula="of:=[.D88]/60" office:value-type="float" office:value="2.48444444444444" calcext:value-type="float">
            <text:p>2.48444444444444</text:p>
          </table:table-cell>
          <table:table-cell table:number-columns-repeated="2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3]*[.A89]" office:value-type="float" office:value="9048" calcext:value-type="float">
            <text:p>9048</text:p>
          </table:table-cell>
          <table:table-cell table:formula="of:=1000*[.A89]" office:value-type="float" office:value="87000" calcext:value-type="float">
            <text:p>87000</text:p>
          </table:table-cell>
          <table:table-cell table:formula="of:=[.B89]/60" office:value-type="float" office:value="150.8" calcext:value-type="float">
            <text:p>150.8</text:p>
          </table:table-cell>
          <table:table-cell table:formula="of:=[.D89]/60" office:value-type="float" office:value="2.51333333333333" calcext:value-type="float">
            <text:p>2.51333333333333</text:p>
          </table:table-cell>
          <table:table-cell table:number-columns-repeated="2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3]*[.A90]" office:value-type="float" office:value="9152" calcext:value-type="float">
            <text:p>9152</text:p>
          </table:table-cell>
          <table:table-cell table:formula="of:=1000*[.A90]" office:value-type="float" office:value="88000" calcext:value-type="float">
            <text:p>88000</text:p>
          </table:table-cell>
          <table:table-cell table:formula="of:=[.B90]/60" office:value-type="float" office:value="152.533333333333" calcext:value-type="float">
            <text:p>152.533333333333</text:p>
          </table:table-cell>
          <table:table-cell table:formula="of:=[.D90]/60" office:value-type="float" office:value="2.54222222222222" calcext:value-type="float">
            <text:p>2.54222222222222</text:p>
          </table:table-cell>
          <table:table-cell table:number-columns-repeated="2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3]*[.A91]" office:value-type="float" office:value="9256" calcext:value-type="float">
            <text:p>9256</text:p>
          </table:table-cell>
          <table:table-cell table:formula="of:=1000*[.A91]" office:value-type="float" office:value="89000" calcext:value-type="float">
            <text:p>89000</text:p>
          </table:table-cell>
          <table:table-cell table:formula="of:=[.B91]/60" office:value-type="float" office:value="154.266666666667" calcext:value-type="float">
            <text:p>154.266666666667</text:p>
          </table:table-cell>
          <table:table-cell table:formula="of:=[.D91]/60" office:value-type="float" office:value="2.57111111111111" calcext:value-type="float">
            <text:p>2.57111111111111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3]*[.A92]" office:value-type="float" office:value="9360" calcext:value-type="float">
            <text:p>9360</text:p>
          </table:table-cell>
          <table:table-cell table:formula="of:=1000*[.A92]" office:value-type="float" office:value="90000" calcext:value-type="float">
            <text:p>90000</text:p>
          </table:table-cell>
          <table:table-cell table:formula="of:=[.B92]/60" office:value-type="float" office:value="156" calcext:value-type="float">
            <text:p>156</text:p>
          </table:table-cell>
          <table:table-cell table:formula="of:=[.D92]/60" office:value-type="float" office:value="2.6" calcext:value-type="float">
            <text:p>2.6</text:p>
          </table:table-cell>
          <table:table-cell table:number-columns-repeated="2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3]*[.A93]" office:value-type="float" office:value="9464" calcext:value-type="float">
            <text:p>9464</text:p>
          </table:table-cell>
          <table:table-cell table:formula="of:=1000*[.A93]" office:value-type="float" office:value="91000" calcext:value-type="float">
            <text:p>91000</text:p>
          </table:table-cell>
          <table:table-cell table:formula="of:=[.B93]/60" office:value-type="float" office:value="157.733333333333" calcext:value-type="float">
            <text:p>157.733333333333</text:p>
          </table:table-cell>
          <table:table-cell table:formula="of:=[.D93]/60" office:value-type="float" office:value="2.62888888888889" calcext:value-type="float">
            <text:p>2.62888888888889</text:p>
          </table:table-cell>
          <table:table-cell table:number-columns-repeated="2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3]*[.A94]" office:value-type="float" office:value="9568" calcext:value-type="float">
            <text:p>9568</text:p>
          </table:table-cell>
          <table:table-cell table:formula="of:=1000*[.A94]" office:value-type="float" office:value="92000" calcext:value-type="float">
            <text:p>92000</text:p>
          </table:table-cell>
          <table:table-cell table:formula="of:=[.B94]/60" office:value-type="float" office:value="159.466666666667" calcext:value-type="float">
            <text:p>159.466666666667</text:p>
          </table:table-cell>
          <table:table-cell table:formula="of:=[.D94]/60" office:value-type="float" office:value="2.65777777777778" calcext:value-type="float">
            <text:p>2.65777777777778</text:p>
          </table:table-cell>
          <table:table-cell table:number-columns-repeated="2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3]*[.A95]" office:value-type="float" office:value="9672" calcext:value-type="float">
            <text:p>9672</text:p>
          </table:table-cell>
          <table:table-cell table:formula="of:=1000*[.A95]" office:value-type="float" office:value="93000" calcext:value-type="float">
            <text:p>93000</text:p>
          </table:table-cell>
          <table:table-cell table:formula="of:=[.B95]/60" office:value-type="float" office:value="161.2" calcext:value-type="float">
            <text:p>161.2</text:p>
          </table:table-cell>
          <table:table-cell table:formula="of:=[.D95]/60" office:value-type="float" office:value="2.68666666666667" calcext:value-type="float">
            <text:p>2.68666666666667</text:p>
          </table:table-cell>
          <table:table-cell table:number-columns-repeated="2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3]*[.A96]" office:value-type="float" office:value="9776" calcext:value-type="float">
            <text:p>9776</text:p>
          </table:table-cell>
          <table:table-cell table:formula="of:=1000*[.A96]" office:value-type="float" office:value="94000" calcext:value-type="float">
            <text:p>94000</text:p>
          </table:table-cell>
          <table:table-cell table:formula="of:=[.B96]/60" office:value-type="float" office:value="162.933333333333" calcext:value-type="float">
            <text:p>162.933333333333</text:p>
          </table:table-cell>
          <table:table-cell table:formula="of:=[.D96]/60" office:value-type="float" office:value="2.71555555555556" calcext:value-type="float">
            <text:p>2.71555555555556</text:p>
          </table:table-cell>
          <table:table-cell table:number-columns-repeated="2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3]*[.A97]" office:value-type="float" office:value="9880" calcext:value-type="float">
            <text:p>9880</text:p>
          </table:table-cell>
          <table:table-cell table:formula="of:=1000*[.A97]" office:value-type="float" office:value="95000" calcext:value-type="float">
            <text:p>95000</text:p>
          </table:table-cell>
          <table:table-cell table:formula="of:=[.B97]/60" office:value-type="float" office:value="164.666666666667" calcext:value-type="float">
            <text:p>164.666666666667</text:p>
          </table:table-cell>
          <table:table-cell table:formula="of:=[.D97]/60" office:value-type="float" office:value="2.74444444444444" calcext:value-type="float">
            <text:p>2.74444444444444</text:p>
          </table:table-cell>
          <table:table-cell table:number-columns-repeated="2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3]*[.A98]" office:value-type="float" office:value="9984" calcext:value-type="float">
            <text:p>9984</text:p>
          </table:table-cell>
          <table:table-cell table:formula="of:=1000*[.A98]" office:value-type="float" office:value="96000" calcext:value-type="float">
            <text:p>96000</text:p>
          </table:table-cell>
          <table:table-cell table:formula="of:=[.B98]/60" office:value-type="float" office:value="166.4" calcext:value-type="float">
            <text:p>166.4</text:p>
          </table:table-cell>
          <table:table-cell table:formula="of:=[.D98]/60" office:value-type="float" office:value="2.77333333333333" calcext:value-type="float">
            <text:p>2.77333333333333</text:p>
          </table:table-cell>
          <table:table-cell table:number-columns-repeated="2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3]*[.A99]" office:value-type="float" office:value="10088" calcext:value-type="float">
            <text:p>10088</text:p>
          </table:table-cell>
          <table:table-cell table:formula="of:=1000*[.A99]" office:value-type="float" office:value="97000" calcext:value-type="float">
            <text:p>97000</text:p>
          </table:table-cell>
          <table:table-cell table:formula="of:=[.B99]/60" office:value-type="float" office:value="168.133333333333" calcext:value-type="float">
            <text:p>168.133333333333</text:p>
          </table:table-cell>
          <table:table-cell table:formula="of:=[.D99]/60" office:value-type="float" office:value="2.80222222222222" calcext:value-type="float">
            <text:p>2.80222222222222</text:p>
          </table:table-cell>
          <table:table-cell table:number-columns-repeated="2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3]*[.A100]" office:value-type="float" office:value="10192" calcext:value-type="float">
            <text:p>10192</text:p>
          </table:table-cell>
          <table:table-cell table:formula="of:=1000*[.A100]" office:value-type="float" office:value="98000" calcext:value-type="float">
            <text:p>98000</text:p>
          </table:table-cell>
          <table:table-cell table:formula="of:=[.B100]/60" office:value-type="float" office:value="169.866666666667" calcext:value-type="float">
            <text:p>169.866666666667</text:p>
          </table:table-cell>
          <table:table-cell table:formula="of:=[.D100]/60" office:value-type="float" office:value="2.83111111111111" calcext:value-type="float">
            <text:p>2.83111111111111</text:p>
          </table:table-cell>
          <table:table-cell table:number-columns-repeated="2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3]*[.A101]" office:value-type="float" office:value="10296" calcext:value-type="float">
            <text:p>10296</text:p>
          </table:table-cell>
          <table:table-cell table:formula="of:=1000*[.A101]" office:value-type="float" office:value="99000" calcext:value-type="float">
            <text:p>99000</text:p>
          </table:table-cell>
          <table:table-cell table:formula="of:=[.B101]/60" office:value-type="float" office:value="171.6" calcext:value-type="float">
            <text:p>171.6</text:p>
          </table:table-cell>
          <table:table-cell table:formula="of:=[.D101]/60" office:value-type="float" office:value="2.86" calcext:value-type="float">
            <text:p>2.86</text:p>
          </table:table-cell>
          <table:table-cell table:number-columns-repeated="2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3]*[.A102]" office:value-type="float" office:value="10400" calcext:value-type="float">
            <text:p>10400</text:p>
          </table:table-cell>
          <table:table-cell table:formula="of:=1000*[.A102]" office:value-type="float" office:value="100000" calcext:value-type="float">
            <text:p>100000</text:p>
          </table:table-cell>
          <table:table-cell table:formula="of:=[.B102]/60" office:value-type="float" office:value="173.333333333333" calcext:value-type="float">
            <text:p>173.333333333333</text:p>
          </table:table-cell>
          <table:table-cell table:formula="of:=[.D102]/60" office:value-type="float" office:value="2.88888888888889" calcext:value-type="float">
            <text:p>2.88888888888889</text:p>
          </table:table-cell>
          <table:table-cell table:number-columns-repeated="2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3]*[.A103]" office:value-type="float" office:value="10504" calcext:value-type="float">
            <text:p>10504</text:p>
          </table:table-cell>
          <table:table-cell table:formula="of:=1000*[.A103]" office:value-type="float" office:value="101000" calcext:value-type="float">
            <text:p>101000</text:p>
          </table:table-cell>
          <table:table-cell table:formula="of:=[.B103]/60" office:value-type="float" office:value="175.066666666667" calcext:value-type="float">
            <text:p>175.066666666667</text:p>
          </table:table-cell>
          <table:table-cell table:formula="of:=[.D103]/60" office:value-type="float" office:value="2.91777777777778" calcext:value-type="float">
            <text:p>2.91777777777778</text:p>
          </table:table-cell>
          <table:table-cell table:number-columns-repeated="2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3]*[.A104]" office:value-type="float" office:value="10608" calcext:value-type="float">
            <text:p>10608</text:p>
          </table:table-cell>
          <table:table-cell table:formula="of:=1000*[.A104]" office:value-type="float" office:value="102000" calcext:value-type="float">
            <text:p>102000</text:p>
          </table:table-cell>
          <table:table-cell table:formula="of:=[.B104]/60" office:value-type="float" office:value="176.8" calcext:value-type="float">
            <text:p>176.8</text:p>
          </table:table-cell>
          <table:table-cell table:formula="of:=[.D104]/60" office:value-type="float" office:value="2.94666666666667" calcext:value-type="float">
            <text:p>2.94666666666667</text:p>
          </table:table-cell>
          <table:table-cell table:number-columns-repeated="2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3]*[.A105]" office:value-type="float" office:value="10712" calcext:value-type="float">
            <text:p>10712</text:p>
          </table:table-cell>
          <table:table-cell table:formula="of:=1000*[.A105]" office:value-type="float" office:value="103000" calcext:value-type="float">
            <text:p>103000</text:p>
          </table:table-cell>
          <table:table-cell table:formula="of:=[.B105]/60" office:value-type="float" office:value="178.533333333333" calcext:value-type="float">
            <text:p>178.533333333333</text:p>
          </table:table-cell>
          <table:table-cell table:formula="of:=[.D105]/60" office:value-type="float" office:value="2.97555555555556" calcext:value-type="float">
            <text:p>2.97555555555556</text:p>
          </table:table-cell>
          <table:table-cell table:number-columns-repeated="2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3]*[.A106]" office:value-type="float" office:value="10816" calcext:value-type="float">
            <text:p>10816</text:p>
          </table:table-cell>
          <table:table-cell table:formula="of:=1000*[.A106]" office:value-type="float" office:value="104000" calcext:value-type="float">
            <text:p>104000</text:p>
          </table:table-cell>
          <table:table-cell table:formula="of:=[.B106]/60" office:value-type="float" office:value="180.266666666667" calcext:value-type="float">
            <text:p>180.266666666667</text:p>
          </table:table-cell>
          <table:table-cell table:formula="of:=[.D106]/60" office:value-type="float" office:value="3.00444444444444" calcext:value-type="float">
            <text:p>3.00444444444444</text:p>
          </table:table-cell>
          <table:table-cell table:number-columns-repeated="2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3]*[.A107]" office:value-type="float" office:value="10920" calcext:value-type="float">
            <text:p>10920</text:p>
          </table:table-cell>
          <table:table-cell table:formula="of:=1000*[.A107]" office:value-type="float" office:value="105000" calcext:value-type="float">
            <text:p>105000</text:p>
          </table:table-cell>
          <table:table-cell table:formula="of:=[.B107]/60" office:value-type="float" office:value="182" calcext:value-type="float">
            <text:p>182</text:p>
          </table:table-cell>
          <table:table-cell table:formula="of:=[.D107]/60" office:value-type="float" office:value="3.03333333333333" calcext:value-type="float">
            <text:p>3.03333333333333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3]*[.A108]" office:value-type="float" office:value="11024" calcext:value-type="float">
            <text:p>11024</text:p>
          </table:table-cell>
          <table:table-cell table:formula="of:=1000*[.A108]" office:value-type="float" office:value="106000" calcext:value-type="float">
            <text:p>106000</text:p>
          </table:table-cell>
          <table:table-cell table:formula="of:=[.B108]/60" office:value-type="float" office:value="183.733333333333" calcext:value-type="float">
            <text:p>183.733333333333</text:p>
          </table:table-cell>
          <table:table-cell table:formula="of:=[.D108]/60" office:value-type="float" office:value="3.06222222222222" calcext:value-type="float">
            <text:p>3.06222222222222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3]*[.A109]" office:value-type="float" office:value="11128" calcext:value-type="float">
            <text:p>11128</text:p>
          </table:table-cell>
          <table:table-cell table:formula="of:=1000*[.A109]" office:value-type="float" office:value="107000" calcext:value-type="float">
            <text:p>107000</text:p>
          </table:table-cell>
          <table:table-cell table:formula="of:=[.B109]/60" office:value-type="float" office:value="185.466666666667" calcext:value-type="float">
            <text:p>185.466666666667</text:p>
          </table:table-cell>
          <table:table-cell table:formula="of:=[.D109]/60" office:value-type="float" office:value="3.09111111111111" calcext:value-type="float">
            <text:p>3.09111111111111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3]*[.A110]" office:value-type="float" office:value="11232" calcext:value-type="float">
            <text:p>11232</text:p>
          </table:table-cell>
          <table:table-cell table:formula="of:=1000*[.A110]" office:value-type="float" office:value="108000" calcext:value-type="float">
            <text:p>108000</text:p>
          </table:table-cell>
          <table:table-cell table:formula="of:=[.B110]/60" office:value-type="float" office:value="187.2" calcext:value-type="float">
            <text:p>187.2</text:p>
          </table:table-cell>
          <table:table-cell table:formula="of:=[.D110]/60" office:value-type="float" office:value="3.12" calcext:value-type="float">
            <text:p>3.12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3]*[.A111]" office:value-type="float" office:value="11336" calcext:value-type="float">
            <text:p>11336</text:p>
          </table:table-cell>
          <table:table-cell table:formula="of:=1000*[.A111]" office:value-type="float" office:value="109000" calcext:value-type="float">
            <text:p>109000</text:p>
          </table:table-cell>
          <table:table-cell table:formula="of:=[.B111]/60" office:value-type="float" office:value="188.933333333333" calcext:value-type="float">
            <text:p>188.933333333333</text:p>
          </table:table-cell>
          <table:table-cell table:formula="of:=[.D111]/60" office:value-type="float" office:value="3.14888888888889" calcext:value-type="float">
            <text:p>3.14888888888889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3]*[.A112]" office:value-type="float" office:value="11440" calcext:value-type="float">
            <text:p>11440</text:p>
          </table:table-cell>
          <table:table-cell table:formula="of:=1000*[.A112]" office:value-type="float" office:value="110000" calcext:value-type="float">
            <text:p>110000</text:p>
          </table:table-cell>
          <table:table-cell table:formula="of:=[.B112]/60" office:value-type="float" office:value="190.666666666667" calcext:value-type="float">
            <text:p>190.666666666667</text:p>
          </table:table-cell>
          <table:table-cell table:formula="of:=[.D112]/60" office:value-type="float" office:value="3.17777777777778" calcext:value-type="float">
            <text:p>3.17777777777778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3]*[.A113]" office:value-type="float" office:value="11544" calcext:value-type="float">
            <text:p>11544</text:p>
          </table:table-cell>
          <table:table-cell table:formula="of:=1000*[.A113]" office:value-type="float" office:value="111000" calcext:value-type="float">
            <text:p>111000</text:p>
          </table:table-cell>
          <table:table-cell table:formula="of:=[.B113]/60" office:value-type="float" office:value="192.4" calcext:value-type="float">
            <text:p>192.4</text:p>
          </table:table-cell>
          <table:table-cell table:formula="of:=[.D113]/60" office:value-type="float" office:value="3.20666666666667" calcext:value-type="float">
            <text:p>3.20666666666667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3]*[.A114]" office:value-type="float" office:value="11648" calcext:value-type="float">
            <text:p>11648</text:p>
          </table:table-cell>
          <table:table-cell table:formula="of:=1000*[.A114]" office:value-type="float" office:value="112000" calcext:value-type="float">
            <text:p>112000</text:p>
          </table:table-cell>
          <table:table-cell table:formula="of:=[.B114]/60" office:value-type="float" office:value="194.133333333333" calcext:value-type="float">
            <text:p>194.133333333333</text:p>
          </table:table-cell>
          <table:table-cell table:formula="of:=[.D114]/60" office:value-type="float" office:value="3.23555555555556" calcext:value-type="float">
            <text:p>3.23555555555556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3]*[.A115]" office:value-type="float" office:value="11752" calcext:value-type="float">
            <text:p>11752</text:p>
          </table:table-cell>
          <table:table-cell table:formula="of:=1000*[.A115]" office:value-type="float" office:value="113000" calcext:value-type="float">
            <text:p>113000</text:p>
          </table:table-cell>
          <table:table-cell table:formula="of:=[.B115]/60" office:value-type="float" office:value="195.866666666667" calcext:value-type="float">
            <text:p>195.866666666667</text:p>
          </table:table-cell>
          <table:table-cell table:formula="of:=[.D115]/60" office:value-type="float" office:value="3.26444444444444" calcext:value-type="float">
            <text:p>3.26444444444444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3]*[.A116]" office:value-type="float" office:value="11856" calcext:value-type="float">
            <text:p>11856</text:p>
          </table:table-cell>
          <table:table-cell table:formula="of:=1000*[.A116]" office:value-type="float" office:value="114000" calcext:value-type="float">
            <text:p>114000</text:p>
          </table:table-cell>
          <table:table-cell table:formula="of:=[.B116]/60" office:value-type="float" office:value="197.6" calcext:value-type="float">
            <text:p>197.6</text:p>
          </table:table-cell>
          <table:table-cell table:formula="of:=[.D116]/60" office:value-type="float" office:value="3.29333333333333" calcext:value-type="float">
            <text:p>3.29333333333333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3]*[.A117]" office:value-type="float" office:value="11960" calcext:value-type="float">
            <text:p>11960</text:p>
          </table:table-cell>
          <table:table-cell table:formula="of:=1000*[.A117]" office:value-type="float" office:value="115000" calcext:value-type="float">
            <text:p>115000</text:p>
          </table:table-cell>
          <table:table-cell table:formula="of:=[.B117]/60" office:value-type="float" office:value="199.333333333333" calcext:value-type="float">
            <text:p>199.333333333333</text:p>
          </table:table-cell>
          <table:table-cell table:formula="of:=[.D117]/60" office:value-type="float" office:value="3.32222222222222" calcext:value-type="float">
            <text:p>3.32222222222222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3]*[.A118]" office:value-type="float" office:value="12064" calcext:value-type="float">
            <text:p>12064</text:p>
          </table:table-cell>
          <table:table-cell table:formula="of:=1000*[.A118]" office:value-type="float" office:value="116000" calcext:value-type="float">
            <text:p>116000</text:p>
          </table:table-cell>
          <table:table-cell table:formula="of:=[.B118]/60" office:value-type="float" office:value="201.066666666667" calcext:value-type="float">
            <text:p>201.066666666667</text:p>
          </table:table-cell>
          <table:table-cell table:formula="of:=[.D118]/60" office:value-type="float" office:value="3.35111111111111" calcext:value-type="float">
            <text:p>3.35111111111111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3]*[.A119]" office:value-type="float" office:value="12168" calcext:value-type="float">
            <text:p>12168</text:p>
          </table:table-cell>
          <table:table-cell table:formula="of:=1000*[.A119]" office:value-type="float" office:value="117000" calcext:value-type="float">
            <text:p>117000</text:p>
          </table:table-cell>
          <table:table-cell table:formula="of:=[.B119]/60" office:value-type="float" office:value="202.8" calcext:value-type="float">
            <text:p>202.8</text:p>
          </table:table-cell>
          <table:table-cell table:formula="of:=[.D119]/60" office:value-type="float" office:value="3.38" calcext:value-type="float">
            <text:p>3.38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3]*[.A120]" office:value-type="float" office:value="12272" calcext:value-type="float">
            <text:p>12272</text:p>
          </table:table-cell>
          <table:table-cell table:formula="of:=1000*[.A120]" office:value-type="float" office:value="118000" calcext:value-type="float">
            <text:p>118000</text:p>
          </table:table-cell>
          <table:table-cell table:formula="of:=[.B120]/60" office:value-type="float" office:value="204.533333333333" calcext:value-type="float">
            <text:p>204.533333333333</text:p>
          </table:table-cell>
          <table:table-cell table:formula="of:=[.D120]/60" office:value-type="float" office:value="3.40888888888889" calcext:value-type="float">
            <text:p>3.40888888888889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3]*[.A121]" office:value-type="float" office:value="12376" calcext:value-type="float">
            <text:p>12376</text:p>
          </table:table-cell>
          <table:table-cell table:formula="of:=1000*[.A121]" office:value-type="float" office:value="119000" calcext:value-type="float">
            <text:p>119000</text:p>
          </table:table-cell>
          <table:table-cell table:formula="of:=[.B121]/60" office:value-type="float" office:value="206.266666666667" calcext:value-type="float">
            <text:p>206.266666666667</text:p>
          </table:table-cell>
          <table:table-cell table:formula="of:=[.D121]/60" office:value-type="float" office:value="3.43777777777778" calcext:value-type="float">
            <text:p>3.43777777777778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3]*[.A122]" office:value-type="float" office:value="12480" calcext:value-type="float">
            <text:p>12480</text:p>
          </table:table-cell>
          <table:table-cell table:formula="of:=1000*[.A122]" office:value-type="float" office:value="120000" calcext:value-type="float">
            <text:p>120000</text:p>
          </table:table-cell>
          <table:table-cell table:formula="of:=[.B122]/60" office:value-type="float" office:value="208" calcext:value-type="float">
            <text:p>208</text:p>
          </table:table-cell>
          <table:table-cell table:formula="of:=[.D122]/60" office:value-type="float" office:value="3.46666666666667" calcext:value-type="float">
            <text:p>3.46666666666667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3]*[.A123]" office:value-type="float" office:value="12584" calcext:value-type="float">
            <text:p>12584</text:p>
          </table:table-cell>
          <table:table-cell table:formula="of:=1000*[.A123]" office:value-type="float" office:value="121000" calcext:value-type="float">
            <text:p>121000</text:p>
          </table:table-cell>
          <table:table-cell table:formula="of:=[.B123]/60" office:value-type="float" office:value="209.733333333333" calcext:value-type="float">
            <text:p>209.733333333333</text:p>
          </table:table-cell>
          <table:table-cell table:formula="of:=[.D123]/60" office:value-type="float" office:value="3.49555555555556" calcext:value-type="float">
            <text:p>3.49555555555556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3]*[.A124]" office:value-type="float" office:value="12688" calcext:value-type="float">
            <text:p>12688</text:p>
          </table:table-cell>
          <table:table-cell table:formula="of:=1000*[.A124]" office:value-type="float" office:value="122000" calcext:value-type="float">
            <text:p>122000</text:p>
          </table:table-cell>
          <table:table-cell table:formula="of:=[.B124]/60" office:value-type="float" office:value="211.466666666667" calcext:value-type="float">
            <text:p>211.466666666667</text:p>
          </table:table-cell>
          <table:table-cell table:formula="of:=[.D124]/60" office:value-type="float" office:value="3.52444444444444" calcext:value-type="float">
            <text:p>3.52444444444444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3]*[.A125]" office:value-type="float" office:value="12792" calcext:value-type="float">
            <text:p>12792</text:p>
          </table:table-cell>
          <table:table-cell table:formula="of:=1000*[.A125]" office:value-type="float" office:value="123000" calcext:value-type="float">
            <text:p>123000</text:p>
          </table:table-cell>
          <table:table-cell table:formula="of:=[.B125]/60" office:value-type="float" office:value="213.2" calcext:value-type="float">
            <text:p>213.2</text:p>
          </table:table-cell>
          <table:table-cell table:formula="of:=[.D125]/60" office:value-type="float" office:value="3.55333333333333" calcext:value-type="float">
            <text:p>3.55333333333333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3]*[.A126]" office:value-type="float" office:value="12896" calcext:value-type="float">
            <text:p>12896</text:p>
          </table:table-cell>
          <table:table-cell table:formula="of:=1000*[.A126]" office:value-type="float" office:value="124000" calcext:value-type="float">
            <text:p>124000</text:p>
          </table:table-cell>
          <table:table-cell table:formula="of:=[.B126]/60" office:value-type="float" office:value="214.933333333333" calcext:value-type="float">
            <text:p>214.933333333333</text:p>
          </table:table-cell>
          <table:table-cell table:formula="of:=[.D126]/60" office:value-type="float" office:value="3.58222222222222" calcext:value-type="float">
            <text:p>3.58222222222222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3]*[.A127]" office:value-type="float" office:value="13000" calcext:value-type="float">
            <text:p>13000</text:p>
          </table:table-cell>
          <table:table-cell table:formula="of:=1000*[.A127]" office:value-type="float" office:value="125000" calcext:value-type="float">
            <text:p>125000</text:p>
          </table:table-cell>
          <table:table-cell table:formula="of:=[.B127]/60" office:value-type="float" office:value="216.666666666667" calcext:value-type="float">
            <text:p>216.666666666667</text:p>
          </table:table-cell>
          <table:table-cell table:formula="of:=[.D127]/60" office:value-type="float" office:value="3.61111111111111" calcext:value-type="float">
            <text:p>3.61111111111111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3]*[.A128]" office:value-type="float" office:value="13104" calcext:value-type="float">
            <text:p>13104</text:p>
          </table:table-cell>
          <table:table-cell table:formula="of:=1000*[.A128]" office:value-type="float" office:value="126000" calcext:value-type="float">
            <text:p>126000</text:p>
          </table:table-cell>
          <table:table-cell table:formula="of:=[.B128]/60" office:value-type="float" office:value="218.4" calcext:value-type="float">
            <text:p>218.4</text:p>
          </table:table-cell>
          <table:table-cell table:formula="of:=[.D128]/60" office:value-type="float" office:value="3.64" calcext:value-type="float">
            <text:p>3.64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3]*[.A129]" office:value-type="float" office:value="13208" calcext:value-type="float">
            <text:p>13208</text:p>
          </table:table-cell>
          <table:table-cell table:formula="of:=1000*[.A129]" office:value-type="float" office:value="127000" calcext:value-type="float">
            <text:p>127000</text:p>
          </table:table-cell>
          <table:table-cell table:formula="of:=[.B129]/60" office:value-type="float" office:value="220.133333333333" calcext:value-type="float">
            <text:p>220.133333333333</text:p>
          </table:table-cell>
          <table:table-cell table:formula="of:=[.D129]/60" office:value-type="float" office:value="3.66888888888889" calcext:value-type="float">
            <text:p>3.66888888888889</text:p>
          </table:table-cell>
          <table:table-cell table:number-columns-repeated="2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3]*[.A130]" office:value-type="float" office:value="13312" calcext:value-type="float">
            <text:p>13312</text:p>
          </table:table-cell>
          <table:table-cell table:formula="of:=1000*[.A130]" office:value-type="float" office:value="128000" calcext:value-type="float">
            <text:p>128000</text:p>
          </table:table-cell>
          <table:table-cell table:formula="of:=[.B130]/60" office:value-type="float" office:value="221.866666666667" calcext:value-type="float">
            <text:p>221.866666666667</text:p>
          </table:table-cell>
          <table:table-cell table:formula="of:=[.D130]/60" office:value-type="float" office:value="3.69777777777778" calcext:value-type="float">
            <text:p>3.69777777777778</text:p>
          </table:table-cell>
          <table:table-cell table:number-columns-repeated="2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3]*[.A131]" office:value-type="float" office:value="13416" calcext:value-type="float">
            <text:p>13416</text:p>
          </table:table-cell>
          <table:table-cell table:formula="of:=1000*[.A131]" office:value-type="float" office:value="129000" calcext:value-type="float">
            <text:p>129000</text:p>
          </table:table-cell>
          <table:table-cell table:formula="of:=[.B131]/60" office:value-type="float" office:value="223.6" calcext:value-type="float">
            <text:p>223.6</text:p>
          </table:table-cell>
          <table:table-cell table:formula="of:=[.D131]/60" office:value-type="float" office:value="3.72666666666667" calcext:value-type="float">
            <text:p>3.72666666666667</text:p>
          </table:table-cell>
          <table:table-cell table:number-columns-repeated="2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3]*[.A132]" office:value-type="float" office:value="13520" calcext:value-type="float">
            <text:p>13520</text:p>
          </table:table-cell>
          <table:table-cell table:formula="of:=1000*[.A132]" office:value-type="float" office:value="130000" calcext:value-type="float">
            <text:p>130000</text:p>
          </table:table-cell>
          <table:table-cell table:formula="of:=[.B132]/60" office:value-type="float" office:value="225.333333333333" calcext:value-type="float">
            <text:p>225.333333333333</text:p>
          </table:table-cell>
          <table:table-cell table:formula="of:=[.D132]/60" office:value-type="float" office:value="3.75555555555556" calcext:value-type="float">
            <text:p>3.75555555555556</text:p>
          </table:table-cell>
          <table:table-cell table:number-columns-repeated="2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3]*[.A133]" office:value-type="float" office:value="13624" calcext:value-type="float">
            <text:p>13624</text:p>
          </table:table-cell>
          <table:table-cell table:formula="of:=1000*[.A133]" office:value-type="float" office:value="131000" calcext:value-type="float">
            <text:p>131000</text:p>
          </table:table-cell>
          <table:table-cell table:formula="of:=[.B133]/60" office:value-type="float" office:value="227.066666666667" calcext:value-type="float">
            <text:p>227.066666666667</text:p>
          </table:table-cell>
          <table:table-cell table:formula="of:=[.D133]/60" office:value-type="float" office:value="3.78444444444444" calcext:value-type="float">
            <text:p>3.78444444444444</text:p>
          </table:table-cell>
          <table:table-cell table:number-columns-repeated="2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3]*[.A134]" office:value-type="float" office:value="13728" calcext:value-type="float">
            <text:p>13728</text:p>
          </table:table-cell>
          <table:table-cell table:formula="of:=1000*[.A134]" office:value-type="float" office:value="132000" calcext:value-type="float">
            <text:p>132000</text:p>
          </table:table-cell>
          <table:table-cell table:formula="of:=[.B134]/60" office:value-type="float" office:value="228.8" calcext:value-type="float">
            <text:p>228.8</text:p>
          </table:table-cell>
          <table:table-cell table:formula="of:=[.D134]/60" office:value-type="float" office:value="3.81333333333333" calcext:value-type="float">
            <text:p>3.81333333333333</text:p>
          </table:table-cell>
          <table:table-cell table:number-columns-repeated="2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3]*[.A135]" office:value-type="float" office:value="13832" calcext:value-type="float">
            <text:p>13832</text:p>
          </table:table-cell>
          <table:table-cell table:formula="of:=1000*[.A135]" office:value-type="float" office:value="133000" calcext:value-type="float">
            <text:p>133000</text:p>
          </table:table-cell>
          <table:table-cell table:formula="of:=[.B135]/60" office:value-type="float" office:value="230.533333333333" calcext:value-type="float">
            <text:p>230.533333333333</text:p>
          </table:table-cell>
          <table:table-cell table:formula="of:=[.D135]/60" office:value-type="float" office:value="3.84222222222222" calcext:value-type="float">
            <text:p>3.84222222222222</text:p>
          </table:table-cell>
          <table:table-cell table:number-columns-repeated="2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3]*[.A136]" office:value-type="float" office:value="13936" calcext:value-type="float">
            <text:p>13936</text:p>
          </table:table-cell>
          <table:table-cell table:formula="of:=1000*[.A136]" office:value-type="float" office:value="134000" calcext:value-type="float">
            <text:p>134000</text:p>
          </table:table-cell>
          <table:table-cell table:formula="of:=[.B136]/60" office:value-type="float" office:value="232.266666666667" calcext:value-type="float">
            <text:p>232.266666666667</text:p>
          </table:table-cell>
          <table:table-cell table:formula="of:=[.D136]/60" office:value-type="float" office:value="3.87111111111111" calcext:value-type="float">
            <text:p>3.87111111111111</text:p>
          </table:table-cell>
          <table:table-cell table:number-columns-repeated="2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3]*[.A137]" office:value-type="float" office:value="14040" calcext:value-type="float">
            <text:p>14040</text:p>
          </table:table-cell>
          <table:table-cell table:formula="of:=1000*[.A137]" office:value-type="float" office:value="135000" calcext:value-type="float">
            <text:p>135000</text:p>
          </table:table-cell>
          <table:table-cell table:formula="of:=[.B137]/60" office:value-type="float" office:value="234" calcext:value-type="float">
            <text:p>234</text:p>
          </table:table-cell>
          <table:table-cell table:formula="of:=[.D137]/60" office:value-type="float" office:value="3.9" calcext:value-type="float">
            <text:p>3.9</text:p>
          </table:table-cell>
          <table:table-cell table:number-columns-repeated="2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3]*[.A138]" office:value-type="float" office:value="14144" calcext:value-type="float">
            <text:p>14144</text:p>
          </table:table-cell>
          <table:table-cell table:formula="of:=1000*[.A138]" office:value-type="float" office:value="136000" calcext:value-type="float">
            <text:p>136000</text:p>
          </table:table-cell>
          <table:table-cell table:formula="of:=[.B138]/60" office:value-type="float" office:value="235.733333333333" calcext:value-type="float">
            <text:p>235.733333333333</text:p>
          </table:table-cell>
          <table:table-cell table:formula="of:=[.D138]/60" office:value-type="float" office:value="3.92888888888889" calcext:value-type="float">
            <text:p>3.92888888888889</text:p>
          </table:table-cell>
          <table:table-cell table:number-columns-repeated="2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3]*[.A139]" office:value-type="float" office:value="14248" calcext:value-type="float">
            <text:p>14248</text:p>
          </table:table-cell>
          <table:table-cell table:formula="of:=1000*[.A139]" office:value-type="float" office:value="137000" calcext:value-type="float">
            <text:p>137000</text:p>
          </table:table-cell>
          <table:table-cell table:formula="of:=[.B139]/60" office:value-type="float" office:value="237.466666666667" calcext:value-type="float">
            <text:p>237.466666666667</text:p>
          </table:table-cell>
          <table:table-cell table:formula="of:=[.D139]/60" office:value-type="float" office:value="3.95777777777778" calcext:value-type="float">
            <text:p>3.95777777777778</text:p>
          </table:table-cell>
          <table:table-cell table:number-columns-repeated="2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3]*[.A140]" office:value-type="float" office:value="14352" calcext:value-type="float">
            <text:p>14352</text:p>
          </table:table-cell>
          <table:table-cell table:formula="of:=1000*[.A140]" office:value-type="float" office:value="138000" calcext:value-type="float">
            <text:p>138000</text:p>
          </table:table-cell>
          <table:table-cell table:formula="of:=[.B140]/60" office:value-type="float" office:value="239.2" calcext:value-type="float">
            <text:p>239.2</text:p>
          </table:table-cell>
          <table:table-cell table:formula="of:=[.D140]/60" office:value-type="float" office:value="3.98666666666667" calcext:value-type="float">
            <text:p>3.98666666666667</text:p>
          </table:table-cell>
          <table:table-cell table:number-columns-repeated="2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3]*[.A141]" office:value-type="float" office:value="14456" calcext:value-type="float">
            <text:p>14456</text:p>
          </table:table-cell>
          <table:table-cell table:formula="of:=1000*[.A141]" office:value-type="float" office:value="139000" calcext:value-type="float">
            <text:p>139000</text:p>
          </table:table-cell>
          <table:table-cell table:formula="of:=[.B141]/60" office:value-type="float" office:value="240.933333333333" calcext:value-type="float">
            <text:p>240.933333333333</text:p>
          </table:table-cell>
          <table:table-cell table:formula="of:=[.D141]/60" office:value-type="float" office:value="4.01555555555556" calcext:value-type="float">
            <text:p>4.01555555555556</text:p>
          </table:table-cell>
          <table:table-cell table:number-columns-repeated="2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3]*[.A142]" office:value-type="float" office:value="14560" calcext:value-type="float">
            <text:p>14560</text:p>
          </table:table-cell>
          <table:table-cell table:formula="of:=1000*[.A142]" office:value-type="float" office:value="140000" calcext:value-type="float">
            <text:p>140000</text:p>
          </table:table-cell>
          <table:table-cell table:formula="of:=[.B142]/60" office:value-type="float" office:value="242.666666666667" calcext:value-type="float">
            <text:p>242.666666666667</text:p>
          </table:table-cell>
          <table:table-cell table:formula="of:=[.D142]/60" office:value-type="float" office:value="4.04444444444444" calcext:value-type="float">
            <text:p>4.04444444444444</text:p>
          </table:table-cell>
          <table:table-cell table:number-columns-repeated="2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3]*[.A143]" office:value-type="float" office:value="14664" calcext:value-type="float">
            <text:p>14664</text:p>
          </table:table-cell>
          <table:table-cell table:formula="of:=1000*[.A143]" office:value-type="float" office:value="141000" calcext:value-type="float">
            <text:p>141000</text:p>
          </table:table-cell>
          <table:table-cell table:formula="of:=[.B143]/60" office:value-type="float" office:value="244.4" calcext:value-type="float">
            <text:p>244.4</text:p>
          </table:table-cell>
          <table:table-cell table:formula="of:=[.D143]/60" office:value-type="float" office:value="4.07333333333333" calcext:value-type="float">
            <text:p>4.07333333333333</text:p>
          </table:table-cell>
          <table:table-cell table:number-columns-repeated="2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3]*[.A144]" office:value-type="float" office:value="14768" calcext:value-type="float">
            <text:p>14768</text:p>
          </table:table-cell>
          <table:table-cell table:formula="of:=1000*[.A144]" office:value-type="float" office:value="142000" calcext:value-type="float">
            <text:p>142000</text:p>
          </table:table-cell>
          <table:table-cell table:formula="of:=[.B144]/60" office:value-type="float" office:value="246.133333333333" calcext:value-type="float">
            <text:p>246.133333333333</text:p>
          </table:table-cell>
          <table:table-cell table:formula="of:=[.D144]/60" office:value-type="float" office:value="4.10222222222222" calcext:value-type="float">
            <text:p>4.10222222222222</text:p>
          </table:table-cell>
          <table:table-cell table:number-columns-repeated="2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3]*[.A145]" office:value-type="float" office:value="14872" calcext:value-type="float">
            <text:p>14872</text:p>
          </table:table-cell>
          <table:table-cell table:formula="of:=1000*[.A145]" office:value-type="float" office:value="143000" calcext:value-type="float">
            <text:p>143000</text:p>
          </table:table-cell>
          <table:table-cell table:formula="of:=[.B145]/60" office:value-type="float" office:value="247.866666666667" calcext:value-type="float">
            <text:p>247.866666666667</text:p>
          </table:table-cell>
          <table:table-cell table:formula="of:=[.D145]/60" office:value-type="float" office:value="4.13111111111111" calcext:value-type="float">
            <text:p>4.13111111111111</text:p>
          </table:table-cell>
          <table:table-cell table:number-columns-repeated="2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3]*[.A146]" office:value-type="float" office:value="14976" calcext:value-type="float">
            <text:p>14976</text:p>
          </table:table-cell>
          <table:table-cell table:formula="of:=1000*[.A146]" office:value-type="float" office:value="144000" calcext:value-type="float">
            <text:p>144000</text:p>
          </table:table-cell>
          <table:table-cell table:formula="of:=[.B146]/60" office:value-type="float" office:value="249.6" calcext:value-type="float">
            <text:p>249.6</text:p>
          </table:table-cell>
          <table:table-cell table:formula="of:=[.D146]/60" office:value-type="float" office:value="4.16" calcext:value-type="float">
            <text:p>4.16</text:p>
          </table:table-cell>
          <table:table-cell table:number-columns-repeated="2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3]*[.A147]" office:value-type="float" office:value="15080" calcext:value-type="float">
            <text:p>15080</text:p>
          </table:table-cell>
          <table:table-cell table:formula="of:=1000*[.A147]" office:value-type="float" office:value="145000" calcext:value-type="float">
            <text:p>145000</text:p>
          </table:table-cell>
          <table:table-cell table:formula="of:=[.B147]/60" office:value-type="float" office:value="251.333333333333" calcext:value-type="float">
            <text:p>251.333333333333</text:p>
          </table:table-cell>
          <table:table-cell table:formula="of:=[.D147]/60" office:value-type="float" office:value="4.18888888888889" calcext:value-type="float">
            <text:p>4.18888888888889</text:p>
          </table:table-cell>
          <table:table-cell table:number-columns-repeated="2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3]*[.A148]" office:value-type="float" office:value="15184" calcext:value-type="float">
            <text:p>15184</text:p>
          </table:table-cell>
          <table:table-cell table:formula="of:=1000*[.A148]" office:value-type="float" office:value="146000" calcext:value-type="float">
            <text:p>146000</text:p>
          </table:table-cell>
          <table:table-cell table:formula="of:=[.B148]/60" office:value-type="float" office:value="253.066666666667" calcext:value-type="float">
            <text:p>253.066666666667</text:p>
          </table:table-cell>
          <table:table-cell table:formula="of:=[.D148]/60" office:value-type="float" office:value="4.21777777777778" calcext:value-type="float">
            <text:p>4.21777777777778</text:p>
          </table:table-cell>
          <table:table-cell table:number-columns-repeated="2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3]*[.A149]" office:value-type="float" office:value="15288" calcext:value-type="float">
            <text:p>15288</text:p>
          </table:table-cell>
          <table:table-cell table:formula="of:=1000*[.A149]" office:value-type="float" office:value="147000" calcext:value-type="float">
            <text:p>147000</text:p>
          </table:table-cell>
          <table:table-cell table:formula="of:=[.B149]/60" office:value-type="float" office:value="254.8" calcext:value-type="float">
            <text:p>254.8</text:p>
          </table:table-cell>
          <table:table-cell table:formula="of:=[.D149]/60" office:value-type="float" office:value="4.24666666666667" calcext:value-type="float">
            <text:p>4.24666666666667</text:p>
          </table:table-cell>
          <table:table-cell table:number-columns-repeated="2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3]*[.A150]" office:value-type="float" office:value="15392" calcext:value-type="float">
            <text:p>15392</text:p>
          </table:table-cell>
          <table:table-cell table:formula="of:=1000*[.A150]" office:value-type="float" office:value="148000" calcext:value-type="float">
            <text:p>148000</text:p>
          </table:table-cell>
          <table:table-cell table:formula="of:=[.B150]/60" office:value-type="float" office:value="256.533333333333" calcext:value-type="float">
            <text:p>256.533333333333</text:p>
          </table:table-cell>
          <table:table-cell table:formula="of:=[.D150]/60" office:value-type="float" office:value="4.27555555555556" calcext:value-type="float">
            <text:p>4.27555555555556</text:p>
          </table:table-cell>
          <table:table-cell table:number-columns-repeated="2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3]*[.A151]" office:value-type="float" office:value="15496" calcext:value-type="float">
            <text:p>15496</text:p>
          </table:table-cell>
          <table:table-cell table:formula="of:=1000*[.A151]" office:value-type="float" office:value="149000" calcext:value-type="float">
            <text:p>149000</text:p>
          </table:table-cell>
          <table:table-cell table:formula="of:=[.B151]/60" office:value-type="float" office:value="258.266666666667" calcext:value-type="float">
            <text:p>258.266666666667</text:p>
          </table:table-cell>
          <table:table-cell table:formula="of:=[.D151]/60" office:value-type="float" office:value="4.30444444444444" calcext:value-type="float">
            <text:p>4.30444444444444</text:p>
          </table:table-cell>
          <table:table-cell table:number-columns-repeated="2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3]*[.A152]" office:value-type="float" office:value="15600" calcext:value-type="float">
            <text:p>15600</text:p>
          </table:table-cell>
          <table:table-cell table:formula="of:=1000*[.A152]" office:value-type="float" office:value="150000" calcext:value-type="float">
            <text:p>150000</text:p>
          </table:table-cell>
          <table:table-cell table:formula="of:=[.B152]/60" office:value-type="float" office:value="260" calcext:value-type="float">
            <text:p>260</text:p>
          </table:table-cell>
          <table:table-cell table:formula="of:=[.D152]/60" office:value-type="float" office:value="4.33333333333333" calcext:value-type="float">
            <text:p>4.33333333333333</text:p>
          </table:table-cell>
          <table:table-cell table:number-columns-repeated="2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3]*[.A153]" office:value-type="float" office:value="15704" calcext:value-type="float">
            <text:p>15704</text:p>
          </table:table-cell>
          <table:table-cell table:formula="of:=1000*[.A153]" office:value-type="float" office:value="151000" calcext:value-type="float">
            <text:p>151000</text:p>
          </table:table-cell>
          <table:table-cell table:formula="of:=[.B153]/60" office:value-type="float" office:value="261.733333333333" calcext:value-type="float">
            <text:p>261.733333333333</text:p>
          </table:table-cell>
          <table:table-cell table:formula="of:=[.D153]/60" office:value-type="float" office:value="4.36222222222222" calcext:value-type="float">
            <text:p>4.36222222222222</text:p>
          </table:table-cell>
          <table:table-cell table:number-columns-repeated="2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3]*[.A154]" office:value-type="float" office:value="15808" calcext:value-type="float">
            <text:p>15808</text:p>
          </table:table-cell>
          <table:table-cell table:formula="of:=1000*[.A154]" office:value-type="float" office:value="152000" calcext:value-type="float">
            <text:p>152000</text:p>
          </table:table-cell>
          <table:table-cell table:formula="of:=[.B154]/60" office:value-type="float" office:value="263.466666666667" calcext:value-type="float">
            <text:p>263.466666666667</text:p>
          </table:table-cell>
          <table:table-cell table:formula="of:=[.D154]/60" office:value-type="float" office:value="4.39111111111111" calcext:value-type="float">
            <text:p>4.39111111111111</text:p>
          </table:table-cell>
          <table:table-cell table:number-columns-repeated="2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3]*[.A155]" office:value-type="float" office:value="15912" calcext:value-type="float">
            <text:p>15912</text:p>
          </table:table-cell>
          <table:table-cell table:formula="of:=1000*[.A155]" office:value-type="float" office:value="153000" calcext:value-type="float">
            <text:p>153000</text:p>
          </table:table-cell>
          <table:table-cell table:formula="of:=[.B155]/60" office:value-type="float" office:value="265.2" calcext:value-type="float">
            <text:p>265.2</text:p>
          </table:table-cell>
          <table:table-cell table:formula="of:=[.D155]/60" office:value-type="float" office:value="4.42" calcext:value-type="float">
            <text:p>4.42</text:p>
          </table:table-cell>
          <table:table-cell table:number-columns-repeated="2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3]*[.A156]" office:value-type="float" office:value="16016" calcext:value-type="float">
            <text:p>16016</text:p>
          </table:table-cell>
          <table:table-cell table:formula="of:=1000*[.A156]" office:value-type="float" office:value="154000" calcext:value-type="float">
            <text:p>154000</text:p>
          </table:table-cell>
          <table:table-cell table:formula="of:=[.B156]/60" office:value-type="float" office:value="266.933333333333" calcext:value-type="float">
            <text:p>266.933333333333</text:p>
          </table:table-cell>
          <table:table-cell table:formula="of:=[.D156]/60" office:value-type="float" office:value="4.44888888888889" calcext:value-type="float">
            <text:p>4.44888888888889</text:p>
          </table:table-cell>
          <table:table-cell table:number-columns-repeated="2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3]*[.A157]" office:value-type="float" office:value="16120" calcext:value-type="float">
            <text:p>16120</text:p>
          </table:table-cell>
          <table:table-cell table:formula="of:=1000*[.A157]" office:value-type="float" office:value="155000" calcext:value-type="float">
            <text:p>155000</text:p>
          </table:table-cell>
          <table:table-cell table:formula="of:=[.B157]/60" office:value-type="float" office:value="268.666666666667" calcext:value-type="float">
            <text:p>268.666666666667</text:p>
          </table:table-cell>
          <table:table-cell table:formula="of:=[.D157]/60" office:value-type="float" office:value="4.47777777777778" calcext:value-type="float">
            <text:p>4.47777777777778</text:p>
          </table:table-cell>
          <table:table-cell table:number-columns-repeated="2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3]*[.A158]" office:value-type="float" office:value="16224" calcext:value-type="float">
            <text:p>16224</text:p>
          </table:table-cell>
          <table:table-cell table:formula="of:=1000*[.A158]" office:value-type="float" office:value="156000" calcext:value-type="float">
            <text:p>156000</text:p>
          </table:table-cell>
          <table:table-cell table:formula="of:=[.B158]/60" office:value-type="float" office:value="270.4" calcext:value-type="float">
            <text:p>270.4</text:p>
          </table:table-cell>
          <table:table-cell table:formula="of:=[.D158]/60" office:value-type="float" office:value="4.50666666666667" calcext:value-type="float">
            <text:p>4.50666666666667</text:p>
          </table:table-cell>
          <table:table-cell table:number-columns-repeated="2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3]*[.A159]" office:value-type="float" office:value="16328" calcext:value-type="float">
            <text:p>16328</text:p>
          </table:table-cell>
          <table:table-cell table:formula="of:=1000*[.A159]" office:value-type="float" office:value="157000" calcext:value-type="float">
            <text:p>157000</text:p>
          </table:table-cell>
          <table:table-cell table:formula="of:=[.B159]/60" office:value-type="float" office:value="272.133333333333" calcext:value-type="float">
            <text:p>272.133333333333</text:p>
          </table:table-cell>
          <table:table-cell table:formula="of:=[.D159]/60" office:value-type="float" office:value="4.53555555555556" calcext:value-type="float">
            <text:p>4.53555555555556</text:p>
          </table:table-cell>
          <table:table-cell table:number-columns-repeated="2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3]*[.A160]" office:value-type="float" office:value="16432" calcext:value-type="float">
            <text:p>16432</text:p>
          </table:table-cell>
          <table:table-cell table:formula="of:=1000*[.A160]" office:value-type="float" office:value="158000" calcext:value-type="float">
            <text:p>158000</text:p>
          </table:table-cell>
          <table:table-cell table:formula="of:=[.B160]/60" office:value-type="float" office:value="273.866666666667" calcext:value-type="float">
            <text:p>273.866666666667</text:p>
          </table:table-cell>
          <table:table-cell table:formula="of:=[.D160]/60" office:value-type="float" office:value="4.56444444444445" calcext:value-type="float">
            <text:p>4.56444444444445</text:p>
          </table:table-cell>
          <table:table-cell table:number-columns-repeated="2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3]*[.A161]" office:value-type="float" office:value="16536" calcext:value-type="float">
            <text:p>16536</text:p>
          </table:table-cell>
          <table:table-cell table:formula="of:=1000*[.A161]" office:value-type="float" office:value="159000" calcext:value-type="float">
            <text:p>159000</text:p>
          </table:table-cell>
          <table:table-cell table:formula="of:=[.B161]/60" office:value-type="float" office:value="275.6" calcext:value-type="float">
            <text:p>275.6</text:p>
          </table:table-cell>
          <table:table-cell table:formula="of:=[.D161]/60" office:value-type="float" office:value="4.59333333333333" calcext:value-type="float">
            <text:p>4.59333333333333</text:p>
          </table:table-cell>
          <table:table-cell table:number-columns-repeated="2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3]*[.A162]" office:value-type="float" office:value="16640" calcext:value-type="float">
            <text:p>16640</text:p>
          </table:table-cell>
          <table:table-cell table:formula="of:=1000*[.A162]" office:value-type="float" office:value="160000" calcext:value-type="float">
            <text:p>160000</text:p>
          </table:table-cell>
          <table:table-cell table:formula="of:=[.B162]/60" office:value-type="float" office:value="277.333333333333" calcext:value-type="float">
            <text:p>277.333333333333</text:p>
          </table:table-cell>
          <table:table-cell table:formula="of:=[.D162]/60" office:value-type="float" office:value="4.62222222222222" calcext:value-type="float">
            <text:p>4.62222222222222</text:p>
          </table:table-cell>
          <table:table-cell table:number-columns-repeated="2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3]*[.A163]" office:value-type="float" office:value="16744" calcext:value-type="float">
            <text:p>16744</text:p>
          </table:table-cell>
          <table:table-cell table:formula="of:=1000*[.A163]" office:value-type="float" office:value="161000" calcext:value-type="float">
            <text:p>161000</text:p>
          </table:table-cell>
          <table:table-cell table:formula="of:=[.B163]/60" office:value-type="float" office:value="279.066666666667" calcext:value-type="float">
            <text:p>279.066666666667</text:p>
          </table:table-cell>
          <table:table-cell table:formula="of:=[.D163]/60" office:value-type="float" office:value="4.65111111111111" calcext:value-type="float">
            <text:p>4.65111111111111</text:p>
          </table:table-cell>
          <table:table-cell table:number-columns-repeated="2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3]*[.A164]" office:value-type="float" office:value="16848" calcext:value-type="float">
            <text:p>16848</text:p>
          </table:table-cell>
          <table:table-cell table:formula="of:=1000*[.A164]" office:value-type="float" office:value="162000" calcext:value-type="float">
            <text:p>162000</text:p>
          </table:table-cell>
          <table:table-cell table:formula="of:=[.B164]/60" office:value-type="float" office:value="280.8" calcext:value-type="float">
            <text:p>280.8</text:p>
          </table:table-cell>
          <table:table-cell table:formula="of:=[.D164]/60" office:value-type="float" office:value="4.68" calcext:value-type="float">
            <text:p>4.68</text:p>
          </table:table-cell>
          <table:table-cell table:number-columns-repeated="2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3]*[.A165]" office:value-type="float" office:value="16952" calcext:value-type="float">
            <text:p>16952</text:p>
          </table:table-cell>
          <table:table-cell table:formula="of:=1000*[.A165]" office:value-type="float" office:value="163000" calcext:value-type="float">
            <text:p>163000</text:p>
          </table:table-cell>
          <table:table-cell table:formula="of:=[.B165]/60" office:value-type="float" office:value="282.533333333333" calcext:value-type="float">
            <text:p>282.533333333333</text:p>
          </table:table-cell>
          <table:table-cell table:formula="of:=[.D165]/60" office:value-type="float" office:value="4.70888888888889" calcext:value-type="float">
            <text:p>4.70888888888889</text:p>
          </table:table-cell>
          <table:table-cell table:number-columns-repeated="2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3]*[.A166]" office:value-type="float" office:value="17056" calcext:value-type="float">
            <text:p>17056</text:p>
          </table:table-cell>
          <table:table-cell table:formula="of:=1000*[.A166]" office:value-type="float" office:value="164000" calcext:value-type="float">
            <text:p>164000</text:p>
          </table:table-cell>
          <table:table-cell table:formula="of:=[.B166]/60" office:value-type="float" office:value="284.266666666667" calcext:value-type="float">
            <text:p>284.266666666667</text:p>
          </table:table-cell>
          <table:table-cell table:formula="of:=[.D166]/60" office:value-type="float" office:value="4.73777777777778" calcext:value-type="float">
            <text:p>4.73777777777778</text:p>
          </table:table-cell>
          <table:table-cell table:number-columns-repeated="2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3]*[.A167]" office:value-type="float" office:value="17160" calcext:value-type="float">
            <text:p>17160</text:p>
          </table:table-cell>
          <table:table-cell table:formula="of:=1000*[.A167]" office:value-type="float" office:value="165000" calcext:value-type="float">
            <text:p>165000</text:p>
          </table:table-cell>
          <table:table-cell table:formula="of:=[.B167]/60" office:value-type="float" office:value="286" calcext:value-type="float">
            <text:p>286</text:p>
          </table:table-cell>
          <table:table-cell table:formula="of:=[.D167]/60" office:value-type="float" office:value="4.76666666666667" calcext:value-type="float">
            <text:p>4.76666666666667</text:p>
          </table:table-cell>
          <table:table-cell table:number-columns-repeated="2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3]*[.A168]" office:value-type="float" office:value="17264" calcext:value-type="float">
            <text:p>17264</text:p>
          </table:table-cell>
          <table:table-cell table:formula="of:=1000*[.A168]" office:value-type="float" office:value="166000" calcext:value-type="float">
            <text:p>166000</text:p>
          </table:table-cell>
          <table:table-cell table:formula="of:=[.B168]/60" office:value-type="float" office:value="287.733333333333" calcext:value-type="float">
            <text:p>287.733333333333</text:p>
          </table:table-cell>
          <table:table-cell table:formula="of:=[.D168]/60" office:value-type="float" office:value="4.79555555555556" calcext:value-type="float">
            <text:p>4.79555555555556</text:p>
          </table:table-cell>
          <table:table-cell table:number-columns-repeated="2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3]*[.A169]" office:value-type="float" office:value="17368" calcext:value-type="float">
            <text:p>17368</text:p>
          </table:table-cell>
          <table:table-cell table:formula="of:=1000*[.A169]" office:value-type="float" office:value="167000" calcext:value-type="float">
            <text:p>167000</text:p>
          </table:table-cell>
          <table:table-cell table:formula="of:=[.B169]/60" office:value-type="float" office:value="289.466666666667" calcext:value-type="float">
            <text:p>289.466666666667</text:p>
          </table:table-cell>
          <table:table-cell table:formula="of:=[.D169]/60" office:value-type="float" office:value="4.82444444444444" calcext:value-type="float">
            <text:p>4.82444444444444</text:p>
          </table:table-cell>
          <table:table-cell table:number-columns-repeated="2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3]*[.A170]" office:value-type="float" office:value="17472" calcext:value-type="float">
            <text:p>17472</text:p>
          </table:table-cell>
          <table:table-cell table:formula="of:=1000*[.A170]" office:value-type="float" office:value="168000" calcext:value-type="float">
            <text:p>168000</text:p>
          </table:table-cell>
          <table:table-cell table:formula="of:=[.B170]/60" office:value-type="float" office:value="291.2" calcext:value-type="float">
            <text:p>291.2</text:p>
          </table:table-cell>
          <table:table-cell table:formula="of:=[.D170]/60" office:value-type="float" office:value="4.85333333333333" calcext:value-type="float">
            <text:p>4.85333333333333</text:p>
          </table:table-cell>
          <table:table-cell table:number-columns-repeated="2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3]*[.A171]" office:value-type="float" office:value="17576" calcext:value-type="float">
            <text:p>17576</text:p>
          </table:table-cell>
          <table:table-cell table:formula="of:=1000*[.A171]" office:value-type="float" office:value="169000" calcext:value-type="float">
            <text:p>169000</text:p>
          </table:table-cell>
          <table:table-cell table:formula="of:=[.B171]/60" office:value-type="float" office:value="292.933333333333" calcext:value-type="float">
            <text:p>292.933333333333</text:p>
          </table:table-cell>
          <table:table-cell table:formula="of:=[.D171]/60" office:value-type="float" office:value="4.88222222222222" calcext:value-type="float">
            <text:p>4.88222222222222</text:p>
          </table:table-cell>
          <table:table-cell table:number-columns-repeated="2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3]*[.A172]" office:value-type="float" office:value="17680" calcext:value-type="float">
            <text:p>17680</text:p>
          </table:table-cell>
          <table:table-cell table:formula="of:=1000*[.A172]" office:value-type="float" office:value="170000" calcext:value-type="float">
            <text:p>170000</text:p>
          </table:table-cell>
          <table:table-cell table:formula="of:=[.B172]/60" office:value-type="float" office:value="294.666666666667" calcext:value-type="float">
            <text:p>294.666666666667</text:p>
          </table:table-cell>
          <table:table-cell table:formula="of:=[.D172]/60" office:value-type="float" office:value="4.91111111111111" calcext:value-type="float">
            <text:p>4.91111111111111</text:p>
          </table:table-cell>
          <table:table-cell table:number-columns-repeated="2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3]*[.A173]" office:value-type="float" office:value="17784" calcext:value-type="float">
            <text:p>17784</text:p>
          </table:table-cell>
          <table:table-cell table:formula="of:=1000*[.A173]" office:value-type="float" office:value="171000" calcext:value-type="float">
            <text:p>171000</text:p>
          </table:table-cell>
          <table:table-cell table:formula="of:=[.B173]/60" office:value-type="float" office:value="296.4" calcext:value-type="float">
            <text:p>296.4</text:p>
          </table:table-cell>
          <table:table-cell table:formula="of:=[.D173]/60" office:value-type="float" office:value="4.94" calcext:value-type="float">
            <text:p>4.94</text:p>
          </table:table-cell>
          <table:table-cell table:number-columns-repeated="2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3]*[.A174]" office:value-type="float" office:value="17888" calcext:value-type="float">
            <text:p>17888</text:p>
          </table:table-cell>
          <table:table-cell table:formula="of:=1000*[.A174]" office:value-type="float" office:value="172000" calcext:value-type="float">
            <text:p>172000</text:p>
          </table:table-cell>
          <table:table-cell table:formula="of:=[.B174]/60" office:value-type="float" office:value="298.133333333333" calcext:value-type="float">
            <text:p>298.133333333333</text:p>
          </table:table-cell>
          <table:table-cell table:formula="of:=[.D174]/60" office:value-type="float" office:value="4.96888888888889" calcext:value-type="float">
            <text:p>4.96888888888889</text:p>
          </table:table-cell>
          <table:table-cell table:number-columns-repeated="2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3]*[.A175]" office:value-type="float" office:value="17992" calcext:value-type="float">
            <text:p>17992</text:p>
          </table:table-cell>
          <table:table-cell table:formula="of:=1000*[.A175]" office:value-type="float" office:value="173000" calcext:value-type="float">
            <text:p>173000</text:p>
          </table:table-cell>
          <table:table-cell table:formula="of:=[.B175]/60" office:value-type="float" office:value="299.866666666667" calcext:value-type="float">
            <text:p>299.866666666667</text:p>
          </table:table-cell>
          <table:table-cell table:formula="of:=[.D175]/60" office:value-type="float" office:value="4.99777777777778" calcext:value-type="float">
            <text:p>4.99777777777778</text:p>
          </table:table-cell>
          <table:table-cell table:number-columns-repeated="2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3]*[.A176]" office:value-type="float" office:value="18096" calcext:value-type="float">
            <text:p>18096</text:p>
          </table:table-cell>
          <table:table-cell table:formula="of:=1000*[.A176]" office:value-type="float" office:value="174000" calcext:value-type="float">
            <text:p>174000</text:p>
          </table:table-cell>
          <table:table-cell table:formula="of:=[.B176]/60" office:value-type="float" office:value="301.6" calcext:value-type="float">
            <text:p>301.6</text:p>
          </table:table-cell>
          <table:table-cell table:formula="of:=[.D176]/60" office:value-type="float" office:value="5.02666666666667" calcext:value-type="float">
            <text:p>5.02666666666667</text:p>
          </table:table-cell>
          <table:table-cell table:number-columns-repeated="2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3]*[.A177]" office:value-type="float" office:value="18200" calcext:value-type="float">
            <text:p>18200</text:p>
          </table:table-cell>
          <table:table-cell table:formula="of:=1000*[.A177]" office:value-type="float" office:value="175000" calcext:value-type="float">
            <text:p>175000</text:p>
          </table:table-cell>
          <table:table-cell table:formula="of:=[.B177]/60" office:value-type="float" office:value="303.333333333333" calcext:value-type="float">
            <text:p>303.333333333333</text:p>
          </table:table-cell>
          <table:table-cell table:formula="of:=[.D177]/60" office:value-type="float" office:value="5.05555555555556" calcext:value-type="float">
            <text:p>5.05555555555556</text:p>
          </table:table-cell>
          <table:table-cell table:number-columns-repeated="2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3]*[.A178]" office:value-type="float" office:value="18304" calcext:value-type="float">
            <text:p>18304</text:p>
          </table:table-cell>
          <table:table-cell table:formula="of:=1000*[.A178]" office:value-type="float" office:value="176000" calcext:value-type="float">
            <text:p>176000</text:p>
          </table:table-cell>
          <table:table-cell table:formula="of:=[.B178]/60" office:value-type="float" office:value="305.066666666667" calcext:value-type="float">
            <text:p>305.066666666667</text:p>
          </table:table-cell>
          <table:table-cell table:formula="of:=[.D178]/60" office:value-type="float" office:value="5.08444444444444" calcext:value-type="float">
            <text:p>5.08444444444444</text:p>
          </table:table-cell>
          <table:table-cell table:number-columns-repeated="2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3]*[.A179]" office:value-type="float" office:value="18408" calcext:value-type="float">
            <text:p>18408</text:p>
          </table:table-cell>
          <table:table-cell table:formula="of:=1000*[.A179]" office:value-type="float" office:value="177000" calcext:value-type="float">
            <text:p>177000</text:p>
          </table:table-cell>
          <table:table-cell table:formula="of:=[.B179]/60" office:value-type="float" office:value="306.8" calcext:value-type="float">
            <text:p>306.8</text:p>
          </table:table-cell>
          <table:table-cell table:formula="of:=[.D179]/60" office:value-type="float" office:value="5.11333333333333" calcext:value-type="float">
            <text:p>5.11333333333333</text:p>
          </table:table-cell>
          <table:table-cell table:number-columns-repeated="2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3]*[.A180]" office:value-type="float" office:value="18512" calcext:value-type="float">
            <text:p>18512</text:p>
          </table:table-cell>
          <table:table-cell table:formula="of:=1000*[.A180]" office:value-type="float" office:value="178000" calcext:value-type="float">
            <text:p>178000</text:p>
          </table:table-cell>
          <table:table-cell table:formula="of:=[.B180]/60" office:value-type="float" office:value="308.533333333333" calcext:value-type="float">
            <text:p>308.533333333333</text:p>
          </table:table-cell>
          <table:table-cell table:formula="of:=[.D180]/60" office:value-type="float" office:value="5.14222222222222" calcext:value-type="float">
            <text:p>5.14222222222222</text:p>
          </table:table-cell>
          <table:table-cell table:number-columns-repeated="2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3]*[.A181]" office:value-type="float" office:value="18616" calcext:value-type="float">
            <text:p>18616</text:p>
          </table:table-cell>
          <table:table-cell table:formula="of:=1000*[.A181]" office:value-type="float" office:value="179000" calcext:value-type="float">
            <text:p>179000</text:p>
          </table:table-cell>
          <table:table-cell table:formula="of:=[.B181]/60" office:value-type="float" office:value="310.266666666667" calcext:value-type="float">
            <text:p>310.266666666667</text:p>
          </table:table-cell>
          <table:table-cell table:formula="of:=[.D181]/60" office:value-type="float" office:value="5.17111111111111" calcext:value-type="float">
            <text:p>5.17111111111111</text:p>
          </table:table-cell>
          <table:table-cell table:number-columns-repeated="2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3]*[.A182]" office:value-type="float" office:value="18720" calcext:value-type="float">
            <text:p>18720</text:p>
          </table:table-cell>
          <table:table-cell table:formula="of:=1000*[.A182]" office:value-type="float" office:value="180000" calcext:value-type="float">
            <text:p>180000</text:p>
          </table:table-cell>
          <table:table-cell table:formula="of:=[.B182]/60" office:value-type="float" office:value="312" calcext:value-type="float">
            <text:p>312</text:p>
          </table:table-cell>
          <table:table-cell table:formula="of:=[.D182]/60" office:value-type="float" office:value="5.2" calcext:value-type="float">
            <text:p>5.2</text:p>
          </table:table-cell>
          <table:table-cell table:number-columns-repeated="2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3]*[.A183]" office:value-type="float" office:value="18824" calcext:value-type="float">
            <text:p>18824</text:p>
          </table:table-cell>
          <table:table-cell table:formula="of:=1000*[.A183]" office:value-type="float" office:value="181000" calcext:value-type="float">
            <text:p>181000</text:p>
          </table:table-cell>
          <table:table-cell table:formula="of:=[.B183]/60" office:value-type="float" office:value="313.733333333333" calcext:value-type="float">
            <text:p>313.733333333333</text:p>
          </table:table-cell>
          <table:table-cell table:formula="of:=[.D183]/60" office:value-type="float" office:value="5.22888888888889" calcext:value-type="float">
            <text:p>5.22888888888889</text:p>
          </table:table-cell>
          <table:table-cell table:number-columns-repeated="2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3]*[.A184]" office:value-type="float" office:value="18928" calcext:value-type="float">
            <text:p>18928</text:p>
          </table:table-cell>
          <table:table-cell table:formula="of:=1000*[.A184]" office:value-type="float" office:value="182000" calcext:value-type="float">
            <text:p>182000</text:p>
          </table:table-cell>
          <table:table-cell table:formula="of:=[.B184]/60" office:value-type="float" office:value="315.466666666667" calcext:value-type="float">
            <text:p>315.466666666667</text:p>
          </table:table-cell>
          <table:table-cell table:formula="of:=[.D184]/60" office:value-type="float" office:value="5.25777777777778" calcext:value-type="float">
            <text:p>5.25777777777778</text:p>
          </table:table-cell>
          <table:table-cell table:number-columns-repeated="2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3]*[.A185]" office:value-type="float" office:value="19032" calcext:value-type="float">
            <text:p>19032</text:p>
          </table:table-cell>
          <table:table-cell table:formula="of:=1000*[.A185]" office:value-type="float" office:value="183000" calcext:value-type="float">
            <text:p>183000</text:p>
          </table:table-cell>
          <table:table-cell table:formula="of:=[.B185]/60" office:value-type="float" office:value="317.2" calcext:value-type="float">
            <text:p>317.2</text:p>
          </table:table-cell>
          <table:table-cell table:formula="of:=[.D185]/60" office:value-type="float" office:value="5.28666666666667" calcext:value-type="float">
            <text:p>5.28666666666667</text:p>
          </table:table-cell>
          <table:table-cell table:number-columns-repeated="2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3]*[.A186]" office:value-type="float" office:value="19136" calcext:value-type="float">
            <text:p>19136</text:p>
          </table:table-cell>
          <table:table-cell table:formula="of:=1000*[.A186]" office:value-type="float" office:value="184000" calcext:value-type="float">
            <text:p>184000</text:p>
          </table:table-cell>
          <table:table-cell table:formula="of:=[.B186]/60" office:value-type="float" office:value="318.933333333333" calcext:value-type="float">
            <text:p>318.933333333333</text:p>
          </table:table-cell>
          <table:table-cell table:formula="of:=[.D186]/60" office:value-type="float" office:value="5.31555555555556" calcext:value-type="float">
            <text:p>5.31555555555556</text:p>
          </table:table-cell>
          <table:table-cell table:number-columns-repeated="2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3]*[.A187]" office:value-type="float" office:value="19240" calcext:value-type="float">
            <text:p>19240</text:p>
          </table:table-cell>
          <table:table-cell table:formula="of:=1000*[.A187]" office:value-type="float" office:value="185000" calcext:value-type="float">
            <text:p>185000</text:p>
          </table:table-cell>
          <table:table-cell table:formula="of:=[.B187]/60" office:value-type="float" office:value="320.666666666667" calcext:value-type="float">
            <text:p>320.666666666667</text:p>
          </table:table-cell>
          <table:table-cell table:formula="of:=[.D187]/60" office:value-type="float" office:value="5.34444444444445" calcext:value-type="float">
            <text:p>5.34444444444445</text:p>
          </table:table-cell>
          <table:table-cell table:number-columns-repeated="2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3]*[.A188]" office:value-type="float" office:value="19344" calcext:value-type="float">
            <text:p>19344</text:p>
          </table:table-cell>
          <table:table-cell table:formula="of:=1000*[.A188]" office:value-type="float" office:value="186000" calcext:value-type="float">
            <text:p>186000</text:p>
          </table:table-cell>
          <table:table-cell table:formula="of:=[.B188]/60" office:value-type="float" office:value="322.4" calcext:value-type="float">
            <text:p>322.4</text:p>
          </table:table-cell>
          <table:table-cell table:formula="of:=[.D188]/60" office:value-type="float" office:value="5.37333333333333" calcext:value-type="float">
            <text:p>5.37333333333333</text:p>
          </table:table-cell>
          <table:table-cell table:number-columns-repeated="2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3]*[.A189]" office:value-type="float" office:value="19448" calcext:value-type="float">
            <text:p>19448</text:p>
          </table:table-cell>
          <table:table-cell table:formula="of:=1000*[.A189]" office:value-type="float" office:value="187000" calcext:value-type="float">
            <text:p>187000</text:p>
          </table:table-cell>
          <table:table-cell table:formula="of:=[.B189]/60" office:value-type="float" office:value="324.133333333333" calcext:value-type="float">
            <text:p>324.133333333333</text:p>
          </table:table-cell>
          <table:table-cell table:formula="of:=[.D189]/60" office:value-type="float" office:value="5.40222222222222" calcext:value-type="float">
            <text:p>5.40222222222222</text:p>
          </table:table-cell>
          <table:table-cell table:number-columns-repeated="2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3]*[.A190]" office:value-type="float" office:value="19552" calcext:value-type="float">
            <text:p>19552</text:p>
          </table:table-cell>
          <table:table-cell table:formula="of:=1000*[.A190]" office:value-type="float" office:value="188000" calcext:value-type="float">
            <text:p>188000</text:p>
          </table:table-cell>
          <table:table-cell table:formula="of:=[.B190]/60" office:value-type="float" office:value="325.866666666667" calcext:value-type="float">
            <text:p>325.866666666667</text:p>
          </table:table-cell>
          <table:table-cell table:formula="of:=[.D190]/60" office:value-type="float" office:value="5.43111111111111" calcext:value-type="float">
            <text:p>5.43111111111111</text:p>
          </table:table-cell>
          <table:table-cell table:number-columns-repeated="2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3]*[.A191]" office:value-type="float" office:value="19656" calcext:value-type="float">
            <text:p>19656</text:p>
          </table:table-cell>
          <table:table-cell table:formula="of:=1000*[.A191]" office:value-type="float" office:value="189000" calcext:value-type="float">
            <text:p>189000</text:p>
          </table:table-cell>
          <table:table-cell table:formula="of:=[.B191]/60" office:value-type="float" office:value="327.6" calcext:value-type="float">
            <text:p>327.6</text:p>
          </table:table-cell>
          <table:table-cell table:formula="of:=[.D191]/60" office:value-type="float" office:value="5.46" calcext:value-type="float">
            <text:p>5.46</text:p>
          </table:table-cell>
          <table:table-cell table:number-columns-repeated="2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3]*[.A192]" office:value-type="float" office:value="19760" calcext:value-type="float">
            <text:p>19760</text:p>
          </table:table-cell>
          <table:table-cell table:formula="of:=1000*[.A192]" office:value-type="float" office:value="190000" calcext:value-type="float">
            <text:p>190000</text:p>
          </table:table-cell>
          <table:table-cell table:formula="of:=[.B192]/60" office:value-type="float" office:value="329.333333333333" calcext:value-type="float">
            <text:p>329.333333333333</text:p>
          </table:table-cell>
          <table:table-cell table:formula="of:=[.D192]/60" office:value-type="float" office:value="5.48888888888889" calcext:value-type="float">
            <text:p>5.48888888888889</text:p>
          </table:table-cell>
          <table:table-cell table:number-columns-repeated="2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3]*[.A193]" office:value-type="float" office:value="19864" calcext:value-type="float">
            <text:p>19864</text:p>
          </table:table-cell>
          <table:table-cell table:formula="of:=1000*[.A193]" office:value-type="float" office:value="191000" calcext:value-type="float">
            <text:p>191000</text:p>
          </table:table-cell>
          <table:table-cell table:formula="of:=[.B193]/60" office:value-type="float" office:value="331.066666666667" calcext:value-type="float">
            <text:p>331.066666666667</text:p>
          </table:table-cell>
          <table:table-cell table:formula="of:=[.D193]/60" office:value-type="float" office:value="5.51777777777778" calcext:value-type="float">
            <text:p>5.51777777777778</text:p>
          </table:table-cell>
          <table:table-cell table:number-columns-repeated="2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3]*[.A194]" office:value-type="float" office:value="19968" calcext:value-type="float">
            <text:p>19968</text:p>
          </table:table-cell>
          <table:table-cell table:formula="of:=1000*[.A194]" office:value-type="float" office:value="192000" calcext:value-type="float">
            <text:p>192000</text:p>
          </table:table-cell>
          <table:table-cell table:formula="of:=[.B194]/60" office:value-type="float" office:value="332.8" calcext:value-type="float">
            <text:p>332.8</text:p>
          </table:table-cell>
          <table:table-cell table:formula="of:=[.D194]/60" office:value-type="float" office:value="5.54666666666667" calcext:value-type="float">
            <text:p>5.54666666666667</text:p>
          </table:table-cell>
          <table:table-cell table:number-columns-repeated="2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3]*[.A195]" office:value-type="float" office:value="20072" calcext:value-type="float">
            <text:p>20072</text:p>
          </table:table-cell>
          <table:table-cell table:formula="of:=1000*[.A195]" office:value-type="float" office:value="193000" calcext:value-type="float">
            <text:p>193000</text:p>
          </table:table-cell>
          <table:table-cell table:formula="of:=[.B195]/60" office:value-type="float" office:value="334.533333333333" calcext:value-type="float">
            <text:p>334.533333333333</text:p>
          </table:table-cell>
          <table:table-cell table:formula="of:=[.D195]/60" office:value-type="float" office:value="5.57555555555556" calcext:value-type="float">
            <text:p>5.57555555555556</text:p>
          </table:table-cell>
          <table:table-cell table:number-columns-repeated="2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3]*[.A196]" office:value-type="float" office:value="20176" calcext:value-type="float">
            <text:p>20176</text:p>
          </table:table-cell>
          <table:table-cell table:formula="of:=1000*[.A196]" office:value-type="float" office:value="194000" calcext:value-type="float">
            <text:p>194000</text:p>
          </table:table-cell>
          <table:table-cell table:formula="of:=[.B196]/60" office:value-type="float" office:value="336.266666666667" calcext:value-type="float">
            <text:p>336.266666666667</text:p>
          </table:table-cell>
          <table:table-cell table:formula="of:=[.D196]/60" office:value-type="float" office:value="5.60444444444444" calcext:value-type="float">
            <text:p>5.60444444444444</text:p>
          </table:table-cell>
          <table:table-cell table:number-columns-repeated="2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3]*[.A197]" office:value-type="float" office:value="20280" calcext:value-type="float">
            <text:p>20280</text:p>
          </table:table-cell>
          <table:table-cell table:formula="of:=1000*[.A197]" office:value-type="float" office:value="195000" calcext:value-type="float">
            <text:p>195000</text:p>
          </table:table-cell>
          <table:table-cell table:formula="of:=[.B197]/60" office:value-type="float" office:value="338" calcext:value-type="float">
            <text:p>338</text:p>
          </table:table-cell>
          <table:table-cell table:formula="of:=[.D197]/60" office:value-type="float" office:value="5.63333333333333" calcext:value-type="float">
            <text:p>5.63333333333333</text:p>
          </table:table-cell>
          <table:table-cell table:number-columns-repeated="2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3]*[.A198]" office:value-type="float" office:value="20384" calcext:value-type="float">
            <text:p>20384</text:p>
          </table:table-cell>
          <table:table-cell table:formula="of:=1000*[.A198]" office:value-type="float" office:value="196000" calcext:value-type="float">
            <text:p>196000</text:p>
          </table:table-cell>
          <table:table-cell table:formula="of:=[.B198]/60" office:value-type="float" office:value="339.733333333333" calcext:value-type="float">
            <text:p>339.733333333333</text:p>
          </table:table-cell>
          <table:table-cell table:formula="of:=[.D198]/60" office:value-type="float" office:value="5.66222222222222" calcext:value-type="float">
            <text:p>5.66222222222222</text:p>
          </table:table-cell>
          <table:table-cell table:number-columns-repeated="2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3]*[.A199]" office:value-type="float" office:value="20488" calcext:value-type="float">
            <text:p>20488</text:p>
          </table:table-cell>
          <table:table-cell table:formula="of:=1000*[.A199]" office:value-type="float" office:value="197000" calcext:value-type="float">
            <text:p>197000</text:p>
          </table:table-cell>
          <table:table-cell table:formula="of:=[.B199]/60" office:value-type="float" office:value="341.466666666667" calcext:value-type="float">
            <text:p>341.466666666667</text:p>
          </table:table-cell>
          <table:table-cell table:formula="of:=[.D199]/60" office:value-type="float" office:value="5.69111111111111" calcext:value-type="float">
            <text:p>5.69111111111111</text:p>
          </table:table-cell>
          <table:table-cell table:number-columns-repeated="2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3]*[.A200]" office:value-type="float" office:value="20592" calcext:value-type="float">
            <text:p>20592</text:p>
          </table:table-cell>
          <table:table-cell table:formula="of:=1000*[.A200]" office:value-type="float" office:value="198000" calcext:value-type="float">
            <text:p>198000</text:p>
          </table:table-cell>
          <table:table-cell table:formula="of:=[.B200]/60" office:value-type="float" office:value="343.2" calcext:value-type="float">
            <text:p>343.2</text:p>
          </table:table-cell>
          <table:table-cell table:formula="of:=[.D200]/60" office:value-type="float" office:value="5.72" calcext:value-type="float">
            <text:p>5.72</text:p>
          </table:table-cell>
          <table:table-cell table:number-columns-repeated="2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3]*[.A201]" office:value-type="float" office:value="20696" calcext:value-type="float">
            <text:p>20696</text:p>
          </table:table-cell>
          <table:table-cell table:formula="of:=1000*[.A201]" office:value-type="float" office:value="199000" calcext:value-type="float">
            <text:p>199000</text:p>
          </table:table-cell>
          <table:table-cell table:formula="of:=[.B201]/60" office:value-type="float" office:value="344.933333333333" calcext:value-type="float">
            <text:p>344.933333333333</text:p>
          </table:table-cell>
          <table:table-cell table:formula="of:=[.D201]/60" office:value-type="float" office:value="5.74888888888889" calcext:value-type="float">
            <text:p>5.74888888888889</text:p>
          </table:table-cell>
          <table:table-cell table:number-columns-repeated="2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3]*[.A202]" office:value-type="float" office:value="20800" calcext:value-type="float">
            <text:p>20800</text:p>
          </table:table-cell>
          <table:table-cell table:formula="of:=1000*[.A202]" office:value-type="float" office:value="200000" calcext:value-type="float">
            <text:p>200000</text:p>
          </table:table-cell>
          <table:table-cell table:formula="of:=[.B202]/60" office:value-type="float" office:value="346.666666666667" calcext:value-type="float">
            <text:p>346.666666666667</text:p>
          </table:table-cell>
          <table:table-cell table:formula="of:=[.D202]/60" office:value-type="float" office:value="5.77777777777778" calcext:value-type="float">
            <text:p>5.77777777777778</text:p>
          </table:table-cell>
          <table:table-cell table:number-columns-repeated="2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B$3]*[.A203]" office:value-type="float" office:value="20904" calcext:value-type="float">
            <text:p>20904</text:p>
          </table:table-cell>
          <table:table-cell table:formula="of:=1000*[.A203]" office:value-type="float" office:value="201000" calcext:value-type="float">
            <text:p>201000</text:p>
          </table:table-cell>
          <table:table-cell table:formula="of:=[.B203]/60" office:value-type="float" office:value="348.4" calcext:value-type="float">
            <text:p>348.4</text:p>
          </table:table-cell>
          <table:table-cell table:formula="of:=[.D203]/60" office:value-type="float" office:value="5.80666666666667" calcext:value-type="float">
            <text:p>5.80666666666667</text:p>
          </table:table-cell>
          <table:table-cell table:number-columns-repeated="2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B$3]*[.A204]" office:value-type="float" office:value="21008" calcext:value-type="float">
            <text:p>21008</text:p>
          </table:table-cell>
          <table:table-cell table:formula="of:=1000*[.A204]" office:value-type="float" office:value="202000" calcext:value-type="float">
            <text:p>202000</text:p>
          </table:table-cell>
          <table:table-cell table:formula="of:=[.B204]/60" office:value-type="float" office:value="350.133333333333" calcext:value-type="float">
            <text:p>350.133333333333</text:p>
          </table:table-cell>
          <table:table-cell table:formula="of:=[.D204]/60" office:value-type="float" office:value="5.83555555555556" calcext:value-type="float">
            <text:p>5.83555555555556</text:p>
          </table:table-cell>
          <table:table-cell table:number-columns-repeated="2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B$3]*[.A205]" office:value-type="float" office:value="21112" calcext:value-type="float">
            <text:p>21112</text:p>
          </table:table-cell>
          <table:table-cell table:formula="of:=1000*[.A205]" office:value-type="float" office:value="203000" calcext:value-type="float">
            <text:p>203000</text:p>
          </table:table-cell>
          <table:table-cell table:formula="of:=[.B205]/60" office:value-type="float" office:value="351.866666666667" calcext:value-type="float">
            <text:p>351.866666666667</text:p>
          </table:table-cell>
          <table:table-cell table:formula="of:=[.D205]/60" office:value-type="float" office:value="5.86444444444444" calcext:value-type="float">
            <text:p>5.86444444444444</text:p>
          </table:table-cell>
          <table:table-cell table:number-columns-repeated="2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B$3]*[.A206]" office:value-type="float" office:value="21216" calcext:value-type="float">
            <text:p>21216</text:p>
          </table:table-cell>
          <table:table-cell table:formula="of:=1000*[.A206]" office:value-type="float" office:value="204000" calcext:value-type="float">
            <text:p>204000</text:p>
          </table:table-cell>
          <table:table-cell table:formula="of:=[.B206]/60" office:value-type="float" office:value="353.6" calcext:value-type="float">
            <text:p>353.6</text:p>
          </table:table-cell>
          <table:table-cell table:formula="of:=[.D206]/60" office:value-type="float" office:value="5.89333333333333" calcext:value-type="float">
            <text:p>5.89333333333333</text:p>
          </table:table-cell>
          <table:table-cell table:number-columns-repeated="2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3]*[.A207]" office:value-type="float" office:value="21320" calcext:value-type="float">
            <text:p>21320</text:p>
          </table:table-cell>
          <table:table-cell table:formula="of:=1000*[.A207]" office:value-type="float" office:value="205000" calcext:value-type="float">
            <text:p>205000</text:p>
          </table:table-cell>
          <table:table-cell table:formula="of:=[.B207]/60" office:value-type="float" office:value="355.333333333333" calcext:value-type="float">
            <text:p>355.333333333333</text:p>
          </table:table-cell>
          <table:table-cell table:formula="of:=[.D207]/60" office:value-type="float" office:value="5.92222222222222" calcext:value-type="float">
            <text:p>5.92222222222222</text:p>
          </table:table-cell>
          <table:table-cell table:number-columns-repeated="2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B$3]*[.A208]" office:value-type="float" office:value="21424" calcext:value-type="float">
            <text:p>21424</text:p>
          </table:table-cell>
          <table:table-cell table:formula="of:=1000*[.A208]" office:value-type="float" office:value="206000" calcext:value-type="float">
            <text:p>206000</text:p>
          </table:table-cell>
          <table:table-cell table:formula="of:=[.B208]/60" office:value-type="float" office:value="357.066666666667" calcext:value-type="float">
            <text:p>357.066666666667</text:p>
          </table:table-cell>
          <table:table-cell table:formula="of:=[.D208]/60" office:value-type="float" office:value="5.95111111111111" calcext:value-type="float">
            <text:p>5.95111111111111</text:p>
          </table:table-cell>
          <table:table-cell table:number-columns-repeated="2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B$3]*[.A209]" office:value-type="float" office:value="21528" calcext:value-type="float">
            <text:p>21528</text:p>
          </table:table-cell>
          <table:table-cell table:formula="of:=1000*[.A209]" office:value-type="float" office:value="207000" calcext:value-type="float">
            <text:p>207000</text:p>
          </table:table-cell>
          <table:table-cell table:formula="of:=[.B209]/60" office:value-type="float" office:value="358.8" calcext:value-type="float">
            <text:p>358.8</text:p>
          </table:table-cell>
          <table:table-cell table:formula="of:=[.D209]/60" office:value-type="float" office:value="5.98" calcext:value-type="float">
            <text:p>5.98</text:p>
          </table:table-cell>
          <table:table-cell table:number-columns-repeated="2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B$3]*[.A210]" office:value-type="float" office:value="21632" calcext:value-type="float">
            <text:p>21632</text:p>
          </table:table-cell>
          <table:table-cell table:formula="of:=1000*[.A210]" office:value-type="float" office:value="208000" calcext:value-type="float">
            <text:p>208000</text:p>
          </table:table-cell>
          <table:table-cell table:formula="of:=[.B210]/60" office:value-type="float" office:value="360.533333333333" calcext:value-type="float">
            <text:p>360.533333333333</text:p>
          </table:table-cell>
          <table:table-cell table:formula="of:=[.D210]/60" office:value-type="float" office:value="6.00888888888889" calcext:value-type="float">
            <text:p>6.00888888888889</text:p>
          </table:table-cell>
          <table:table-cell table:number-columns-repeated="2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B$3]*[.A211]" office:value-type="float" office:value="21736" calcext:value-type="float">
            <text:p>21736</text:p>
          </table:table-cell>
          <table:table-cell table:formula="of:=1000*[.A211]" office:value-type="float" office:value="209000" calcext:value-type="float">
            <text:p>209000</text:p>
          </table:table-cell>
          <table:table-cell table:formula="of:=[.B211]/60" office:value-type="float" office:value="362.266666666667" calcext:value-type="float">
            <text:p>362.266666666667</text:p>
          </table:table-cell>
          <table:table-cell table:formula="of:=[.D211]/60" office:value-type="float" office:value="6.03777777777778" calcext:value-type="float">
            <text:p>6.03777777777778</text:p>
          </table:table-cell>
          <table:table-cell table:number-columns-repeated="2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3]*[.A212]" office:value-type="float" office:value="21840" calcext:value-type="float">
            <text:p>21840</text:p>
          </table:table-cell>
          <table:table-cell table:formula="of:=1000*[.A212]" office:value-type="float" office:value="210000" calcext:value-type="float">
            <text:p>210000</text:p>
          </table:table-cell>
          <table:table-cell table:formula="of:=[.B212]/60" office:value-type="float" office:value="364" calcext:value-type="float">
            <text:p>364</text:p>
          </table:table-cell>
          <table:table-cell table:formula="of:=[.D212]/60" office:value-type="float" office:value="6.06666666666667" calcext:value-type="float">
            <text:p>6.06666666666667</text:p>
          </table:table-cell>
          <table:table-cell table:number-columns-repeated="2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B$3]*[.A213]" office:value-type="float" office:value="21944" calcext:value-type="float">
            <text:p>21944</text:p>
          </table:table-cell>
          <table:table-cell table:formula="of:=1000*[.A213]" office:value-type="float" office:value="211000" calcext:value-type="float">
            <text:p>211000</text:p>
          </table:table-cell>
          <table:table-cell table:formula="of:=[.B213]/60" office:value-type="float" office:value="365.733333333333" calcext:value-type="float">
            <text:p>365.733333333333</text:p>
          </table:table-cell>
          <table:table-cell table:formula="of:=[.D213]/60" office:value-type="float" office:value="6.09555555555556" calcext:value-type="float">
            <text:p>6.09555555555556</text:p>
          </table:table-cell>
          <table:table-cell table:number-columns-repeated="2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B$3]*[.A214]" office:value-type="float" office:value="22048" calcext:value-type="float">
            <text:p>22048</text:p>
          </table:table-cell>
          <table:table-cell table:formula="of:=1000*[.A214]" office:value-type="float" office:value="212000" calcext:value-type="float">
            <text:p>212000</text:p>
          </table:table-cell>
          <table:table-cell table:formula="of:=[.B214]/60" office:value-type="float" office:value="367.466666666667" calcext:value-type="float">
            <text:p>367.466666666667</text:p>
          </table:table-cell>
          <table:table-cell table:formula="of:=[.D214]/60" office:value-type="float" office:value="6.12444444444444" calcext:value-type="float">
            <text:p>6.12444444444444</text:p>
          </table:table-cell>
          <table:table-cell table:number-columns-repeated="2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B$3]*[.A215]" office:value-type="float" office:value="22152" calcext:value-type="float">
            <text:p>22152</text:p>
          </table:table-cell>
          <table:table-cell table:formula="of:=1000*[.A215]" office:value-type="float" office:value="213000" calcext:value-type="float">
            <text:p>213000</text:p>
          </table:table-cell>
          <table:table-cell table:formula="of:=[.B215]/60" office:value-type="float" office:value="369.2" calcext:value-type="float">
            <text:p>369.2</text:p>
          </table:table-cell>
          <table:table-cell table:formula="of:=[.D215]/60" office:value-type="float" office:value="6.15333333333333" calcext:value-type="float">
            <text:p>6.15333333333333</text:p>
          </table:table-cell>
          <table:table-cell table:number-columns-repeated="2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B$3]*[.A216]" office:value-type="float" office:value="22256" calcext:value-type="float">
            <text:p>22256</text:p>
          </table:table-cell>
          <table:table-cell table:formula="of:=1000*[.A216]" office:value-type="float" office:value="214000" calcext:value-type="float">
            <text:p>214000</text:p>
          </table:table-cell>
          <table:table-cell table:formula="of:=[.B216]/60" office:value-type="float" office:value="370.933333333333" calcext:value-type="float">
            <text:p>370.933333333333</text:p>
          </table:table-cell>
          <table:table-cell table:formula="of:=[.D216]/60" office:value-type="float" office:value="6.18222222222222" calcext:value-type="float">
            <text:p>6.18222222222222</text:p>
          </table:table-cell>
          <table:table-cell table:number-columns-repeated="2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3]*[.A217]" office:value-type="float" office:value="22360" calcext:value-type="float">
            <text:p>22360</text:p>
          </table:table-cell>
          <table:table-cell table:formula="of:=1000*[.A217]" office:value-type="float" office:value="215000" calcext:value-type="float">
            <text:p>215000</text:p>
          </table:table-cell>
          <table:table-cell table:formula="of:=[.B217]/60" office:value-type="float" office:value="372.666666666667" calcext:value-type="float">
            <text:p>372.666666666667</text:p>
          </table:table-cell>
          <table:table-cell table:formula="of:=[.D217]/60" office:value-type="float" office:value="6.21111111111111" calcext:value-type="float">
            <text:p>6.21111111111111</text:p>
          </table:table-cell>
          <table:table-cell table:number-columns-repeated="2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B$3]*[.A218]" office:value-type="float" office:value="22464" calcext:value-type="float">
            <text:p>22464</text:p>
          </table:table-cell>
          <table:table-cell table:formula="of:=1000*[.A218]" office:value-type="float" office:value="216000" calcext:value-type="float">
            <text:p>216000</text:p>
          </table:table-cell>
          <table:table-cell table:formula="of:=[.B218]/60" office:value-type="float" office:value="374.4" calcext:value-type="float">
            <text:p>374.4</text:p>
          </table:table-cell>
          <table:table-cell table:formula="of:=[.D218]/60" office:value-type="float" office:value="6.24" calcext:value-type="float">
            <text:p>6.24</text:p>
          </table:table-cell>
          <table:table-cell table:number-columns-repeated="2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B$3]*[.A219]" office:value-type="float" office:value="22568" calcext:value-type="float">
            <text:p>22568</text:p>
          </table:table-cell>
          <table:table-cell table:formula="of:=1000*[.A219]" office:value-type="float" office:value="217000" calcext:value-type="float">
            <text:p>217000</text:p>
          </table:table-cell>
          <table:table-cell table:formula="of:=[.B219]/60" office:value-type="float" office:value="376.133333333333" calcext:value-type="float">
            <text:p>376.133333333333</text:p>
          </table:table-cell>
          <table:table-cell table:formula="of:=[.D219]/60" office:value-type="float" office:value="6.26888888888889" calcext:value-type="float">
            <text:p>6.26888888888889</text:p>
          </table:table-cell>
          <table:table-cell table:number-columns-repeated="2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B$3]*[.A220]" office:value-type="float" office:value="22672" calcext:value-type="float">
            <text:p>22672</text:p>
          </table:table-cell>
          <table:table-cell table:formula="of:=1000*[.A220]" office:value-type="float" office:value="218000" calcext:value-type="float">
            <text:p>218000</text:p>
          </table:table-cell>
          <table:table-cell table:formula="of:=[.B220]/60" office:value-type="float" office:value="377.866666666667" calcext:value-type="float">
            <text:p>377.866666666667</text:p>
          </table:table-cell>
          <table:table-cell table:formula="of:=[.D220]/60" office:value-type="float" office:value="6.29777777777778" calcext:value-type="float">
            <text:p>6.29777777777778</text:p>
          </table:table-cell>
          <table:table-cell table:number-columns-repeated="2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B$3]*[.A221]" office:value-type="float" office:value="22776" calcext:value-type="float">
            <text:p>22776</text:p>
          </table:table-cell>
          <table:table-cell table:formula="of:=1000*[.A221]" office:value-type="float" office:value="219000" calcext:value-type="float">
            <text:p>219000</text:p>
          </table:table-cell>
          <table:table-cell table:formula="of:=[.B221]/60" office:value-type="float" office:value="379.6" calcext:value-type="float">
            <text:p>379.6</text:p>
          </table:table-cell>
          <table:table-cell table:formula="of:=[.D221]/60" office:value-type="float" office:value="6.32666666666667" calcext:value-type="float">
            <text:p>6.32666666666667</text:p>
          </table:table-cell>
          <table:table-cell table:number-columns-repeated="2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3]*[.A222]" office:value-type="float" office:value="22880" calcext:value-type="float">
            <text:p>22880</text:p>
          </table:table-cell>
          <table:table-cell table:formula="of:=1000*[.A222]" office:value-type="float" office:value="220000" calcext:value-type="float">
            <text:p>220000</text:p>
          </table:table-cell>
          <table:table-cell table:formula="of:=[.B222]/60" office:value-type="float" office:value="381.333333333333" calcext:value-type="float">
            <text:p>381.333333333333</text:p>
          </table:table-cell>
          <table:table-cell table:formula="of:=[.D222]/60" office:value-type="float" office:value="6.35555555555556" calcext:value-type="float">
            <text:p>6.35555555555556</text:p>
          </table:table-cell>
          <table:table-cell table:number-columns-repeated="2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B$3]*[.A223]" office:value-type="float" office:value="22984" calcext:value-type="float">
            <text:p>22984</text:p>
          </table:table-cell>
          <table:table-cell table:formula="of:=1000*[.A223]" office:value-type="float" office:value="221000" calcext:value-type="float">
            <text:p>221000</text:p>
          </table:table-cell>
          <table:table-cell table:formula="of:=[.B223]/60" office:value-type="float" office:value="383.066666666667" calcext:value-type="float">
            <text:p>383.066666666667</text:p>
          </table:table-cell>
          <table:table-cell table:formula="of:=[.D223]/60" office:value-type="float" office:value="6.38444444444444" calcext:value-type="float">
            <text:p>6.38444444444444</text:p>
          </table:table-cell>
          <table:table-cell table:number-columns-repeated="2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B$3]*[.A224]" office:value-type="float" office:value="23088" calcext:value-type="float">
            <text:p>23088</text:p>
          </table:table-cell>
          <table:table-cell table:formula="of:=1000*[.A224]" office:value-type="float" office:value="222000" calcext:value-type="float">
            <text:p>222000</text:p>
          </table:table-cell>
          <table:table-cell table:formula="of:=[.B224]/60" office:value-type="float" office:value="384.8" calcext:value-type="float">
            <text:p>384.8</text:p>
          </table:table-cell>
          <table:table-cell table:formula="of:=[.D224]/60" office:value-type="float" office:value="6.41333333333333" calcext:value-type="float">
            <text:p>6.41333333333333</text:p>
          </table:table-cell>
          <table:table-cell table:number-columns-repeated="2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B$3]*[.A225]" office:value-type="float" office:value="23192" calcext:value-type="float">
            <text:p>23192</text:p>
          </table:table-cell>
          <table:table-cell table:formula="of:=1000*[.A225]" office:value-type="float" office:value="223000" calcext:value-type="float">
            <text:p>223000</text:p>
          </table:table-cell>
          <table:table-cell table:formula="of:=[.B225]/60" office:value-type="float" office:value="386.533333333333" calcext:value-type="float">
            <text:p>386.533333333333</text:p>
          </table:table-cell>
          <table:table-cell table:formula="of:=[.D225]/60" office:value-type="float" office:value="6.44222222222222" calcext:value-type="float">
            <text:p>6.44222222222222</text:p>
          </table:table-cell>
          <table:table-cell table:number-columns-repeated="2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B$3]*[.A226]" office:value-type="float" office:value="23296" calcext:value-type="float">
            <text:p>23296</text:p>
          </table:table-cell>
          <table:table-cell table:formula="of:=1000*[.A226]" office:value-type="float" office:value="224000" calcext:value-type="float">
            <text:p>224000</text:p>
          </table:table-cell>
          <table:table-cell table:formula="of:=[.B226]/60" office:value-type="float" office:value="388.266666666667" calcext:value-type="float">
            <text:p>388.266666666667</text:p>
          </table:table-cell>
          <table:table-cell table:formula="of:=[.D226]/60" office:value-type="float" office:value="6.47111111111111" calcext:value-type="float">
            <text:p>6.47111111111111</text:p>
          </table:table-cell>
          <table:table-cell table:number-columns-repeated="2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3]*[.A227]" office:value-type="float" office:value="23400" calcext:value-type="float">
            <text:p>23400</text:p>
          </table:table-cell>
          <table:table-cell table:formula="of:=1000*[.A227]" office:value-type="float" office:value="225000" calcext:value-type="float">
            <text:p>225000</text:p>
          </table:table-cell>
          <table:table-cell table:formula="of:=[.B227]/60" office:value-type="float" office:value="390" calcext:value-type="float">
            <text:p>390</text:p>
          </table:table-cell>
          <table:table-cell table:formula="of:=[.D227]/60" office:value-type="float" office:value="6.5" calcext:value-type="float">
            <text:p>6.5</text:p>
          </table:table-cell>
          <table:table-cell table:number-columns-repeated="2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B$3]*[.A228]" office:value-type="float" office:value="23504" calcext:value-type="float">
            <text:p>23504</text:p>
          </table:table-cell>
          <table:table-cell table:formula="of:=1000*[.A228]" office:value-type="float" office:value="226000" calcext:value-type="float">
            <text:p>226000</text:p>
          </table:table-cell>
          <table:table-cell table:formula="of:=[.B228]/60" office:value-type="float" office:value="391.733333333333" calcext:value-type="float">
            <text:p>391.733333333333</text:p>
          </table:table-cell>
          <table:table-cell table:formula="of:=[.D228]/60" office:value-type="float" office:value="6.52888888888889" calcext:value-type="float">
            <text:p>6.52888888888889</text:p>
          </table:table-cell>
          <table:table-cell table:number-columns-repeated="2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B$3]*[.A229]" office:value-type="float" office:value="23608" calcext:value-type="float">
            <text:p>23608</text:p>
          </table:table-cell>
          <table:table-cell table:formula="of:=1000*[.A229]" office:value-type="float" office:value="227000" calcext:value-type="float">
            <text:p>227000</text:p>
          </table:table-cell>
          <table:table-cell table:formula="of:=[.B229]/60" office:value-type="float" office:value="393.466666666667" calcext:value-type="float">
            <text:p>393.466666666667</text:p>
          </table:table-cell>
          <table:table-cell table:formula="of:=[.D229]/60" office:value-type="float" office:value="6.55777777777778" calcext:value-type="float">
            <text:p>6.55777777777778</text:p>
          </table:table-cell>
          <table:table-cell table:number-columns-repeated="2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B$3]*[.A230]" office:value-type="float" office:value="23712" calcext:value-type="float">
            <text:p>23712</text:p>
          </table:table-cell>
          <table:table-cell table:formula="of:=1000*[.A230]" office:value-type="float" office:value="228000" calcext:value-type="float">
            <text:p>228000</text:p>
          </table:table-cell>
          <table:table-cell table:formula="of:=[.B230]/60" office:value-type="float" office:value="395.2" calcext:value-type="float">
            <text:p>395.2</text:p>
          </table:table-cell>
          <table:table-cell table:formula="of:=[.D230]/60" office:value-type="float" office:value="6.58666666666667" calcext:value-type="float">
            <text:p>6.58666666666667</text:p>
          </table:table-cell>
          <table:table-cell table:number-columns-repeated="2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B$3]*[.A231]" office:value-type="float" office:value="23816" calcext:value-type="float">
            <text:p>23816</text:p>
          </table:table-cell>
          <table:table-cell table:formula="of:=1000*[.A231]" office:value-type="float" office:value="229000" calcext:value-type="float">
            <text:p>229000</text:p>
          </table:table-cell>
          <table:table-cell table:formula="of:=[.B231]/60" office:value-type="float" office:value="396.933333333333" calcext:value-type="float">
            <text:p>396.933333333333</text:p>
          </table:table-cell>
          <table:table-cell table:formula="of:=[.D231]/60" office:value-type="float" office:value="6.61555555555556" calcext:value-type="float">
            <text:p>6.61555555555556</text:p>
          </table:table-cell>
          <table:table-cell table:number-columns-repeated="2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3]*[.A232]" office:value-type="float" office:value="23920" calcext:value-type="float">
            <text:p>23920</text:p>
          </table:table-cell>
          <table:table-cell table:formula="of:=1000*[.A232]" office:value-type="float" office:value="230000" calcext:value-type="float">
            <text:p>230000</text:p>
          </table:table-cell>
          <table:table-cell table:formula="of:=[.B232]/60" office:value-type="float" office:value="398.666666666667" calcext:value-type="float">
            <text:p>398.666666666667</text:p>
          </table:table-cell>
          <table:table-cell table:formula="of:=[.D232]/60" office:value-type="float" office:value="6.64444444444445" calcext:value-type="float">
            <text:p>6.64444444444445</text:p>
          </table:table-cell>
          <table:table-cell table:number-columns-repeated="2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B$3]*[.A233]" office:value-type="float" office:value="24024" calcext:value-type="float">
            <text:p>24024</text:p>
          </table:table-cell>
          <table:table-cell table:formula="of:=1000*[.A233]" office:value-type="float" office:value="231000" calcext:value-type="float">
            <text:p>231000</text:p>
          </table:table-cell>
          <table:table-cell table:formula="of:=[.B233]/60" office:value-type="float" office:value="400.4" calcext:value-type="float">
            <text:p>400.4</text:p>
          </table:table-cell>
          <table:table-cell table:formula="of:=[.D233]/60" office:value-type="float" office:value="6.67333333333333" calcext:value-type="float">
            <text:p>6.67333333333333</text:p>
          </table:table-cell>
          <table:table-cell table:number-columns-repeated="2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B$3]*[.A234]" office:value-type="float" office:value="24128" calcext:value-type="float">
            <text:p>24128</text:p>
          </table:table-cell>
          <table:table-cell table:formula="of:=1000*[.A234]" office:value-type="float" office:value="232000" calcext:value-type="float">
            <text:p>232000</text:p>
          </table:table-cell>
          <table:table-cell table:formula="of:=[.B234]/60" office:value-type="float" office:value="402.133333333333" calcext:value-type="float">
            <text:p>402.133333333333</text:p>
          </table:table-cell>
          <table:table-cell table:formula="of:=[.D234]/60" office:value-type="float" office:value="6.70222222222222" calcext:value-type="float">
            <text:p>6.70222222222222</text:p>
          </table:table-cell>
          <table:table-cell table:number-columns-repeated="2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B$3]*[.A235]" office:value-type="float" office:value="24232" calcext:value-type="float">
            <text:p>24232</text:p>
          </table:table-cell>
          <table:table-cell table:formula="of:=1000*[.A235]" office:value-type="float" office:value="233000" calcext:value-type="float">
            <text:p>233000</text:p>
          </table:table-cell>
          <table:table-cell table:formula="of:=[.B235]/60" office:value-type="float" office:value="403.866666666667" calcext:value-type="float">
            <text:p>403.866666666667</text:p>
          </table:table-cell>
          <table:table-cell table:formula="of:=[.D235]/60" office:value-type="float" office:value="6.73111111111111" calcext:value-type="float">
            <text:p>6.73111111111111</text:p>
          </table:table-cell>
          <table:table-cell table:number-columns-repeated="2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B$3]*[.A236]" office:value-type="float" office:value="24336" calcext:value-type="float">
            <text:p>24336</text:p>
          </table:table-cell>
          <table:table-cell table:formula="of:=1000*[.A236]" office:value-type="float" office:value="234000" calcext:value-type="float">
            <text:p>234000</text:p>
          </table:table-cell>
          <table:table-cell table:formula="of:=[.B236]/60" office:value-type="float" office:value="405.6" calcext:value-type="float">
            <text:p>405.6</text:p>
          </table:table-cell>
          <table:table-cell table:formula="of:=[.D236]/60" office:value-type="float" office:value="6.76" calcext:value-type="float">
            <text:p>6.76</text:p>
          </table:table-cell>
          <table:table-cell table:number-columns-repeated="2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B$3]*[.A237]" office:value-type="float" office:value="24440" calcext:value-type="float">
            <text:p>24440</text:p>
          </table:table-cell>
          <table:table-cell table:formula="of:=1000*[.A237]" office:value-type="float" office:value="235000" calcext:value-type="float">
            <text:p>235000</text:p>
          </table:table-cell>
          <table:table-cell table:formula="of:=[.B237]/60" office:value-type="float" office:value="407.333333333333" calcext:value-type="float">
            <text:p>407.333333333333</text:p>
          </table:table-cell>
          <table:table-cell table:formula="of:=[.D237]/60" office:value-type="float" office:value="6.78888888888889" calcext:value-type="float">
            <text:p>6.78888888888889</text:p>
          </table:table-cell>
          <table:table-cell table:number-columns-repeated="2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B$3]*[.A238]" office:value-type="float" office:value="24544" calcext:value-type="float">
            <text:p>24544</text:p>
          </table:table-cell>
          <table:table-cell table:formula="of:=1000*[.A238]" office:value-type="float" office:value="236000" calcext:value-type="float">
            <text:p>236000</text:p>
          </table:table-cell>
          <table:table-cell table:formula="of:=[.B238]/60" office:value-type="float" office:value="409.066666666667" calcext:value-type="float">
            <text:p>409.066666666667</text:p>
          </table:table-cell>
          <table:table-cell table:formula="of:=[.D238]/60" office:value-type="float" office:value="6.81777777777778" calcext:value-type="float">
            <text:p>6.81777777777778</text:p>
          </table:table-cell>
          <table:table-cell table:number-columns-repeated="2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B$3]*[.A239]" office:value-type="float" office:value="24648" calcext:value-type="float">
            <text:p>24648</text:p>
          </table:table-cell>
          <table:table-cell table:formula="of:=1000*[.A239]" office:value-type="float" office:value="237000" calcext:value-type="float">
            <text:p>237000</text:p>
          </table:table-cell>
          <table:table-cell table:formula="of:=[.B239]/60" office:value-type="float" office:value="410.8" calcext:value-type="float">
            <text:p>410.8</text:p>
          </table:table-cell>
          <table:table-cell table:formula="of:=[.D239]/60" office:value-type="float" office:value="6.84666666666667" calcext:value-type="float">
            <text:p>6.84666666666667</text:p>
          </table:table-cell>
          <table:table-cell table:number-columns-repeated="2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B$3]*[.A240]" office:value-type="float" office:value="24752" calcext:value-type="float">
            <text:p>24752</text:p>
          </table:table-cell>
          <table:table-cell table:formula="of:=1000*[.A240]" office:value-type="float" office:value="238000" calcext:value-type="float">
            <text:p>238000</text:p>
          </table:table-cell>
          <table:table-cell table:formula="of:=[.B240]/60" office:value-type="float" office:value="412.533333333333" calcext:value-type="float">
            <text:p>412.533333333333</text:p>
          </table:table-cell>
          <table:table-cell table:formula="of:=[.D240]/60" office:value-type="float" office:value="6.87555555555556" calcext:value-type="float">
            <text:p>6.87555555555556</text:p>
          </table:table-cell>
          <table:table-cell table:number-columns-repeated="2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B$3]*[.A241]" office:value-type="float" office:value="24856" calcext:value-type="float">
            <text:p>24856</text:p>
          </table:table-cell>
          <table:table-cell table:formula="of:=1000*[.A241]" office:value-type="float" office:value="239000" calcext:value-type="float">
            <text:p>239000</text:p>
          </table:table-cell>
          <table:table-cell table:formula="of:=[.B241]/60" office:value-type="float" office:value="414.266666666667" calcext:value-type="float">
            <text:p>414.266666666667</text:p>
          </table:table-cell>
          <table:table-cell table:formula="of:=[.D241]/60" office:value-type="float" office:value="6.90444444444444" calcext:value-type="float">
            <text:p>6.90444444444444</text:p>
          </table:table-cell>
          <table:table-cell table:number-columns-repeated="2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B$3]*[.A242]" office:value-type="float" office:value="24960" calcext:value-type="float">
            <text:p>24960</text:p>
          </table:table-cell>
          <table:table-cell table:formula="of:=1000*[.A242]" office:value-type="float" office:value="240000" calcext:value-type="float">
            <text:p>240000</text:p>
          </table:table-cell>
          <table:table-cell table:formula="of:=[.B242]/60" office:value-type="float" office:value="416" calcext:value-type="float">
            <text:p>416</text:p>
          </table:table-cell>
          <table:table-cell table:formula="of:=[.D242]/60" office:value-type="float" office:value="6.93333333333333" calcext:value-type="float">
            <text:p>6.93333333333333</text:p>
          </table:table-cell>
          <table:table-cell table:number-columns-repeated="2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B$3]*[.A243]" office:value-type="float" office:value="25064" calcext:value-type="float">
            <text:p>25064</text:p>
          </table:table-cell>
          <table:table-cell table:formula="of:=1000*[.A243]" office:value-type="float" office:value="241000" calcext:value-type="float">
            <text:p>241000</text:p>
          </table:table-cell>
          <table:table-cell table:formula="of:=[.B243]/60" office:value-type="float" office:value="417.733333333333" calcext:value-type="float">
            <text:p>417.733333333333</text:p>
          </table:table-cell>
          <table:table-cell table:formula="of:=[.D243]/60" office:value-type="float" office:value="6.96222222222222" calcext:value-type="float">
            <text:p>6.96222222222222</text:p>
          </table:table-cell>
          <table:table-cell table:number-columns-repeated="2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B$3]*[.A244]" office:value-type="float" office:value="25168" calcext:value-type="float">
            <text:p>25168</text:p>
          </table:table-cell>
          <table:table-cell table:formula="of:=1000*[.A244]" office:value-type="float" office:value="242000" calcext:value-type="float">
            <text:p>242000</text:p>
          </table:table-cell>
          <table:table-cell table:formula="of:=[.B244]/60" office:value-type="float" office:value="419.466666666667" calcext:value-type="float">
            <text:p>419.466666666667</text:p>
          </table:table-cell>
          <table:table-cell table:formula="of:=[.D244]/60" office:value-type="float" office:value="6.99111111111111" calcext:value-type="float">
            <text:p>6.99111111111111</text:p>
          </table:table-cell>
          <table:table-cell table:number-columns-repeated="2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B$3]*[.A245]" office:value-type="float" office:value="25272" calcext:value-type="float">
            <text:p>25272</text:p>
          </table:table-cell>
          <table:table-cell table:formula="of:=1000*[.A245]" office:value-type="float" office:value="243000" calcext:value-type="float">
            <text:p>243000</text:p>
          </table:table-cell>
          <table:table-cell table:formula="of:=[.B245]/60" office:value-type="float" office:value="421.2" calcext:value-type="float">
            <text:p>421.2</text:p>
          </table:table-cell>
          <table:table-cell table:formula="of:=[.D245]/60" office:value-type="float" office:value="7.02" calcext:value-type="float">
            <text:p>7.02</text:p>
          </table:table-cell>
          <table:table-cell table:number-columns-repeated="2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B$3]*[.A246]" office:value-type="float" office:value="25376" calcext:value-type="float">
            <text:p>25376</text:p>
          </table:table-cell>
          <table:table-cell table:formula="of:=1000*[.A246]" office:value-type="float" office:value="244000" calcext:value-type="float">
            <text:p>244000</text:p>
          </table:table-cell>
          <table:table-cell table:formula="of:=[.B246]/60" office:value-type="float" office:value="422.933333333333" calcext:value-type="float">
            <text:p>422.933333333333</text:p>
          </table:table-cell>
          <table:table-cell table:formula="of:=[.D246]/60" office:value-type="float" office:value="7.04888888888889" calcext:value-type="float">
            <text:p>7.04888888888889</text:p>
          </table:table-cell>
          <table:table-cell table:number-columns-repeated="2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B$3]*[.A247]" office:value-type="float" office:value="25480" calcext:value-type="float">
            <text:p>25480</text:p>
          </table:table-cell>
          <table:table-cell table:formula="of:=1000*[.A247]" office:value-type="float" office:value="245000" calcext:value-type="float">
            <text:p>245000</text:p>
          </table:table-cell>
          <table:table-cell table:formula="of:=[.B247]/60" office:value-type="float" office:value="424.666666666667" calcext:value-type="float">
            <text:p>424.666666666667</text:p>
          </table:table-cell>
          <table:table-cell table:formula="of:=[.D247]/60" office:value-type="float" office:value="7.07777777777778" calcext:value-type="float">
            <text:p>7.07777777777778</text:p>
          </table:table-cell>
          <table:table-cell table:number-columns-repeated="2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B$3]*[.A248]" office:value-type="float" office:value="25584" calcext:value-type="float">
            <text:p>25584</text:p>
          </table:table-cell>
          <table:table-cell table:formula="of:=1000*[.A248]" office:value-type="float" office:value="246000" calcext:value-type="float">
            <text:p>246000</text:p>
          </table:table-cell>
          <table:table-cell table:formula="of:=[.B248]/60" office:value-type="float" office:value="426.4" calcext:value-type="float">
            <text:p>426.4</text:p>
          </table:table-cell>
          <table:table-cell table:formula="of:=[.D248]/60" office:value-type="float" office:value="7.10666666666667" calcext:value-type="float">
            <text:p>7.10666666666667</text:p>
          </table:table-cell>
          <table:table-cell table:number-columns-repeated="2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B$3]*[.A249]" office:value-type="float" office:value="25688" calcext:value-type="float">
            <text:p>25688</text:p>
          </table:table-cell>
          <table:table-cell table:formula="of:=1000*[.A249]" office:value-type="float" office:value="247000" calcext:value-type="float">
            <text:p>247000</text:p>
          </table:table-cell>
          <table:table-cell table:formula="of:=[.B249]/60" office:value-type="float" office:value="428.133333333333" calcext:value-type="float">
            <text:p>428.133333333333</text:p>
          </table:table-cell>
          <table:table-cell table:formula="of:=[.D249]/60" office:value-type="float" office:value="7.13555555555556" calcext:value-type="float">
            <text:p>7.13555555555556</text:p>
          </table:table-cell>
          <table:table-cell table:number-columns-repeated="2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B$3]*[.A250]" office:value-type="float" office:value="25792" calcext:value-type="float">
            <text:p>25792</text:p>
          </table:table-cell>
          <table:table-cell table:formula="of:=1000*[.A250]" office:value-type="float" office:value="248000" calcext:value-type="float">
            <text:p>248000</text:p>
          </table:table-cell>
          <table:table-cell table:formula="of:=[.B250]/60" office:value-type="float" office:value="429.866666666667" calcext:value-type="float">
            <text:p>429.866666666667</text:p>
          </table:table-cell>
          <table:table-cell table:formula="of:=[.D250]/60" office:value-type="float" office:value="7.16444444444444" calcext:value-type="float">
            <text:p>7.16444444444444</text:p>
          </table:table-cell>
          <table:table-cell table:number-columns-repeated="2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B$3]*[.A251]" office:value-type="float" office:value="25896" calcext:value-type="float">
            <text:p>25896</text:p>
          </table:table-cell>
          <table:table-cell table:formula="of:=1000*[.A251]" office:value-type="float" office:value="249000" calcext:value-type="float">
            <text:p>249000</text:p>
          </table:table-cell>
          <table:table-cell table:formula="of:=[.B251]/60" office:value-type="float" office:value="431.6" calcext:value-type="float">
            <text:p>431.6</text:p>
          </table:table-cell>
          <table:table-cell table:formula="of:=[.D251]/60" office:value-type="float" office:value="7.19333333333333" calcext:value-type="float">
            <text:p>7.19333333333333</text:p>
          </table:table-cell>
          <table:table-cell table:number-columns-repeated="2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3]*[.A252]" office:value-type="float" office:value="26000" calcext:value-type="float">
            <text:p>26000</text:p>
          </table:table-cell>
          <table:table-cell table:formula="of:=1000*[.A252]" office:value-type="float" office:value="250000" calcext:value-type="float">
            <text:p>250000</text:p>
          </table:table-cell>
          <table:table-cell table:formula="of:=[.B252]/60" office:value-type="float" office:value="433.333333333333" calcext:value-type="float">
            <text:p>433.333333333333</text:p>
          </table:table-cell>
          <table:table-cell table:formula="of:=[.D252]/60" office:value-type="float" office:value="7.22222222222222" calcext:value-type="float">
            <text:p>7.22222222222222</text:p>
          </table:table-cell>
          <table:table-cell table:number-columns-repeated="2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B$3]*[.A253]" office:value-type="float" office:value="26104" calcext:value-type="float">
            <text:p>26104</text:p>
          </table:table-cell>
          <table:table-cell table:formula="of:=1000*[.A253]" office:value-type="float" office:value="251000" calcext:value-type="float">
            <text:p>251000</text:p>
          </table:table-cell>
          <table:table-cell table:formula="of:=[.B253]/60" office:value-type="float" office:value="435.066666666667" calcext:value-type="float">
            <text:p>435.066666666667</text:p>
          </table:table-cell>
          <table:table-cell table:formula="of:=[.D253]/60" office:value-type="float" office:value="7.25111111111111" calcext:value-type="float">
            <text:p>7.25111111111111</text:p>
          </table:table-cell>
          <table:table-cell table:number-columns-repeated="2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B$3]*[.A254]" office:value-type="float" office:value="26208" calcext:value-type="float">
            <text:p>26208</text:p>
          </table:table-cell>
          <table:table-cell table:formula="of:=1000*[.A254]" office:value-type="float" office:value="252000" calcext:value-type="float">
            <text:p>252000</text:p>
          </table:table-cell>
          <table:table-cell table:formula="of:=[.B254]/60" office:value-type="float" office:value="436.8" calcext:value-type="float">
            <text:p>436.8</text:p>
          </table:table-cell>
          <table:table-cell table:formula="of:=[.D254]/60" office:value-type="float" office:value="7.28" calcext:value-type="float">
            <text:p>7.28</text:p>
          </table:table-cell>
          <table:table-cell table:number-columns-repeated="2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B$3]*[.A255]" office:value-type="float" office:value="26312" calcext:value-type="float">
            <text:p>26312</text:p>
          </table:table-cell>
          <table:table-cell table:formula="of:=1000*[.A255]" office:value-type="float" office:value="253000" calcext:value-type="float">
            <text:p>253000</text:p>
          </table:table-cell>
          <table:table-cell table:formula="of:=[.B255]/60" office:value-type="float" office:value="438.533333333333" calcext:value-type="float">
            <text:p>438.533333333333</text:p>
          </table:table-cell>
          <table:table-cell table:formula="of:=[.D255]/60" office:value-type="float" office:value="7.30888888888889" calcext:value-type="float">
            <text:p>7.30888888888889</text:p>
          </table:table-cell>
          <table:table-cell table:number-columns-repeated="2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B$3]*[.A256]" office:value-type="float" office:value="26416" calcext:value-type="float">
            <text:p>26416</text:p>
          </table:table-cell>
          <table:table-cell table:formula="of:=1000*[.A256]" office:value-type="float" office:value="254000" calcext:value-type="float">
            <text:p>254000</text:p>
          </table:table-cell>
          <table:table-cell table:formula="of:=[.B256]/60" office:value-type="float" office:value="440.266666666667" calcext:value-type="float">
            <text:p>440.266666666667</text:p>
          </table:table-cell>
          <table:table-cell table:formula="of:=[.D256]/60" office:value-type="float" office:value="7.33777777777778" calcext:value-type="float">
            <text:p>7.33777777777778</text:p>
          </table:table-cell>
          <table:table-cell table:number-columns-repeated="2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B$3]*[.A257]" office:value-type="float" office:value="26520" calcext:value-type="float">
            <text:p>26520</text:p>
          </table:table-cell>
          <table:table-cell table:formula="of:=1000*[.A257]" office:value-type="float" office:value="255000" calcext:value-type="float">
            <text:p>255000</text:p>
          </table:table-cell>
          <table:table-cell table:formula="of:=[.B257]/60" office:value-type="float" office:value="442" calcext:value-type="float">
            <text:p>442</text:p>
          </table:table-cell>
          <table:table-cell table:formula="of:=[.D257]/60" office:value-type="float" office:value="7.36666666666667" calcext:value-type="float">
            <text:p>7.36666666666667</text:p>
          </table:table-cell>
          <table:table-cell table:number-columns-repeated="2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$3]*[.A258]" office:value-type="float" office:value="26624" calcext:value-type="float">
            <text:p>26624</text:p>
          </table:table-cell>
          <table:table-cell table:formula="of:=1000*[.A258]" office:value-type="float" office:value="256000" calcext:value-type="float">
            <text:p>256000</text:p>
          </table:table-cell>
          <table:table-cell table:formula="of:=[.B258]/60" office:value-type="float" office:value="443.733333333333" calcext:value-type="float">
            <text:p>443.733333333333</text:p>
          </table:table-cell>
          <table:table-cell table:formula="of:=[.D258]/60" office:value-type="float" office:value="7.39555555555556" calcext:value-type="float">
            <text:p>7.39555555555556</text:p>
          </table:table-cell>
          <table:table-cell table:number-columns-repeated="2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B$3]*[.A259]" office:value-type="float" office:value="26728" calcext:value-type="float">
            <text:p>26728</text:p>
          </table:table-cell>
          <table:table-cell table:formula="of:=1000*[.A259]" office:value-type="float" office:value="257000" calcext:value-type="float">
            <text:p>257000</text:p>
          </table:table-cell>
          <table:table-cell table:formula="of:=[.B259]/60" office:value-type="float" office:value="445.466666666667" calcext:value-type="float">
            <text:p>445.466666666667</text:p>
          </table:table-cell>
          <table:table-cell table:formula="of:=[.D259]/60" office:value-type="float" office:value="7.42444444444444" calcext:value-type="float">
            <text:p>7.42444444444444</text:p>
          </table:table-cell>
          <table:table-cell table:number-columns-repeated="2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B$3]*[.A260]" office:value-type="float" office:value="26832" calcext:value-type="float">
            <text:p>26832</text:p>
          </table:table-cell>
          <table:table-cell table:formula="of:=1000*[.A260]" office:value-type="float" office:value="258000" calcext:value-type="float">
            <text:p>258000</text:p>
          </table:table-cell>
          <table:table-cell table:formula="of:=[.B260]/60" office:value-type="float" office:value="447.2" calcext:value-type="float">
            <text:p>447.2</text:p>
          </table:table-cell>
          <table:table-cell table:formula="of:=[.D260]/60" office:value-type="float" office:value="7.45333333333333" calcext:value-type="float">
            <text:p>7.45333333333333</text:p>
          </table:table-cell>
          <table:table-cell table:number-columns-repeated="2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B$3]*[.A261]" office:value-type="float" office:value="26936" calcext:value-type="float">
            <text:p>26936</text:p>
          </table:table-cell>
          <table:table-cell table:formula="of:=1000*[.A261]" office:value-type="float" office:value="259000" calcext:value-type="float">
            <text:p>259000</text:p>
          </table:table-cell>
          <table:table-cell table:formula="of:=[.B261]/60" office:value-type="float" office:value="448.933333333333" calcext:value-type="float">
            <text:p>448.933333333333</text:p>
          </table:table-cell>
          <table:table-cell table:formula="of:=[.D261]/60" office:value-type="float" office:value="7.48222222222222" calcext:value-type="float">
            <text:p>7.48222222222222</text:p>
          </table:table-cell>
          <table:table-cell table:number-columns-repeated="2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B$3]*[.A262]" office:value-type="float" office:value="27040" calcext:value-type="float">
            <text:p>27040</text:p>
          </table:table-cell>
          <table:table-cell table:formula="of:=1000*[.A262]" office:value-type="float" office:value="260000" calcext:value-type="float">
            <text:p>260000</text:p>
          </table:table-cell>
          <table:table-cell table:formula="of:=[.B262]/60" office:value-type="float" office:value="450.666666666667" calcext:value-type="float">
            <text:p>450.666666666667</text:p>
          </table:table-cell>
          <table:table-cell table:formula="of:=[.D262]/60" office:value-type="float" office:value="7.51111111111111" calcext:value-type="float">
            <text:p>7.51111111111111</text:p>
          </table:table-cell>
          <table:table-cell table:number-columns-repeated="2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B$3]*[.A263]" office:value-type="float" office:value="27144" calcext:value-type="float">
            <text:p>27144</text:p>
          </table:table-cell>
          <table:table-cell table:formula="of:=1000*[.A263]" office:value-type="float" office:value="261000" calcext:value-type="float">
            <text:p>261000</text:p>
          </table:table-cell>
          <table:table-cell table:formula="of:=[.B263]/60" office:value-type="float" office:value="452.4" calcext:value-type="float">
            <text:p>452.4</text:p>
          </table:table-cell>
          <table:table-cell table:formula="of:=[.D263]/60" office:value-type="float" office:value="7.54" calcext:value-type="float">
            <text:p>7.54</text:p>
          </table:table-cell>
          <table:table-cell table:number-columns-repeated="2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B$3]*[.A264]" office:value-type="float" office:value="27248" calcext:value-type="float">
            <text:p>27248</text:p>
          </table:table-cell>
          <table:table-cell table:formula="of:=1000*[.A264]" office:value-type="float" office:value="262000" calcext:value-type="float">
            <text:p>262000</text:p>
          </table:table-cell>
          <table:table-cell table:formula="of:=[.B264]/60" office:value-type="float" office:value="454.133333333333" calcext:value-type="float">
            <text:p>454.133333333333</text:p>
          </table:table-cell>
          <table:table-cell table:formula="of:=[.D264]/60" office:value-type="float" office:value="7.56888888888889" calcext:value-type="float">
            <text:p>7.56888888888889</text:p>
          </table:table-cell>
          <table:table-cell table:number-columns-repeated="2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B$3]*[.A265]" office:value-type="float" office:value="27352" calcext:value-type="float">
            <text:p>27352</text:p>
          </table:table-cell>
          <table:table-cell table:formula="of:=1000*[.A265]" office:value-type="float" office:value="263000" calcext:value-type="float">
            <text:p>263000</text:p>
          </table:table-cell>
          <table:table-cell table:formula="of:=[.B265]/60" office:value-type="float" office:value="455.866666666667" calcext:value-type="float">
            <text:p>455.866666666667</text:p>
          </table:table-cell>
          <table:table-cell table:formula="of:=[.D265]/60" office:value-type="float" office:value="7.59777777777778" calcext:value-type="float">
            <text:p>7.59777777777778</text:p>
          </table:table-cell>
          <table:table-cell table:number-columns-repeated="2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B$3]*[.A266]" office:value-type="float" office:value="27456" calcext:value-type="float">
            <text:p>27456</text:p>
          </table:table-cell>
          <table:table-cell table:formula="of:=1000*[.A266]" office:value-type="float" office:value="264000" calcext:value-type="float">
            <text:p>264000</text:p>
          </table:table-cell>
          <table:table-cell table:formula="of:=[.B266]/60" office:value-type="float" office:value="457.6" calcext:value-type="float">
            <text:p>457.6</text:p>
          </table:table-cell>
          <table:table-cell table:formula="of:=[.D266]/60" office:value-type="float" office:value="7.62666666666667" calcext:value-type="float">
            <text:p>7.62666666666667</text:p>
          </table:table-cell>
          <table:table-cell table:number-columns-repeated="2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B$3]*[.A267]" office:value-type="float" office:value="27560" calcext:value-type="float">
            <text:p>27560</text:p>
          </table:table-cell>
          <table:table-cell table:formula="of:=1000*[.A267]" office:value-type="float" office:value="265000" calcext:value-type="float">
            <text:p>265000</text:p>
          </table:table-cell>
          <table:table-cell table:formula="of:=[.B267]/60" office:value-type="float" office:value="459.333333333333" calcext:value-type="float">
            <text:p>459.333333333333</text:p>
          </table:table-cell>
          <table:table-cell table:formula="of:=[.D267]/60" office:value-type="float" office:value="7.65555555555556" calcext:value-type="float">
            <text:p>7.65555555555556</text:p>
          </table:table-cell>
          <table:table-cell table:number-columns-repeated="2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B$3]*[.A268]" office:value-type="float" office:value="27664" calcext:value-type="float">
            <text:p>27664</text:p>
          </table:table-cell>
          <table:table-cell table:formula="of:=1000*[.A268]" office:value-type="float" office:value="266000" calcext:value-type="float">
            <text:p>266000</text:p>
          </table:table-cell>
          <table:table-cell table:formula="of:=[.B268]/60" office:value-type="float" office:value="461.066666666667" calcext:value-type="float">
            <text:p>461.066666666667</text:p>
          </table:table-cell>
          <table:table-cell table:formula="of:=[.D268]/60" office:value-type="float" office:value="7.68444444444444" calcext:value-type="float">
            <text:p>7.68444444444444</text:p>
          </table:table-cell>
          <table:table-cell table:number-columns-repeated="2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B$3]*[.A269]" office:value-type="float" office:value="27768" calcext:value-type="float">
            <text:p>27768</text:p>
          </table:table-cell>
          <table:table-cell table:formula="of:=1000*[.A269]" office:value-type="float" office:value="267000" calcext:value-type="float">
            <text:p>267000</text:p>
          </table:table-cell>
          <table:table-cell table:formula="of:=[.B269]/60" office:value-type="float" office:value="462.8" calcext:value-type="float">
            <text:p>462.8</text:p>
          </table:table-cell>
          <table:table-cell table:formula="of:=[.D269]/60" office:value-type="float" office:value="7.71333333333333" calcext:value-type="float">
            <text:p>7.71333333333333</text:p>
          </table:table-cell>
          <table:table-cell table:number-columns-repeated="2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B$3]*[.A270]" office:value-type="float" office:value="27872" calcext:value-type="float">
            <text:p>27872</text:p>
          </table:table-cell>
          <table:table-cell table:formula="of:=1000*[.A270]" office:value-type="float" office:value="268000" calcext:value-type="float">
            <text:p>268000</text:p>
          </table:table-cell>
          <table:table-cell table:formula="of:=[.B270]/60" office:value-type="float" office:value="464.533333333333" calcext:value-type="float">
            <text:p>464.533333333333</text:p>
          </table:table-cell>
          <table:table-cell table:formula="of:=[.D270]/60" office:value-type="float" office:value="7.74222222222222" calcext:value-type="float">
            <text:p>7.74222222222222</text:p>
          </table:table-cell>
          <table:table-cell table:number-columns-repeated="2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B$3]*[.A271]" office:value-type="float" office:value="27976" calcext:value-type="float">
            <text:p>27976</text:p>
          </table:table-cell>
          <table:table-cell table:formula="of:=1000*[.A271]" office:value-type="float" office:value="269000" calcext:value-type="float">
            <text:p>269000</text:p>
          </table:table-cell>
          <table:table-cell table:formula="of:=[.B271]/60" office:value-type="float" office:value="466.266666666667" calcext:value-type="float">
            <text:p>466.266666666667</text:p>
          </table:table-cell>
          <table:table-cell table:formula="of:=[.D271]/60" office:value-type="float" office:value="7.77111111111111" calcext:value-type="float">
            <text:p>7.77111111111111</text:p>
          </table:table-cell>
          <table:table-cell table:number-columns-repeated="2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B$3]*[.A272]" office:value-type="float" office:value="28080" calcext:value-type="float">
            <text:p>28080</text:p>
          </table:table-cell>
          <table:table-cell table:formula="of:=1000*[.A272]" office:value-type="float" office:value="270000" calcext:value-type="float">
            <text:p>270000</text:p>
          </table:table-cell>
          <table:table-cell table:formula="of:=[.B272]/60" office:value-type="float" office:value="468" calcext:value-type="float">
            <text:p>468</text:p>
          </table:table-cell>
          <table:table-cell table:formula="of:=[.D272]/60" office:value-type="float" office:value="7.8" calcext:value-type="float">
            <text:p>7.8</text:p>
          </table:table-cell>
          <table:table-cell table:number-columns-repeated="2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B$3]*[.A273]" office:value-type="float" office:value="28184" calcext:value-type="float">
            <text:p>28184</text:p>
          </table:table-cell>
          <table:table-cell table:formula="of:=1000*[.A273]" office:value-type="float" office:value="271000" calcext:value-type="float">
            <text:p>271000</text:p>
          </table:table-cell>
          <table:table-cell table:formula="of:=[.B273]/60" office:value-type="float" office:value="469.733333333333" calcext:value-type="float">
            <text:p>469.733333333333</text:p>
          </table:table-cell>
          <table:table-cell table:formula="of:=[.D273]/60" office:value-type="float" office:value="7.82888888888889" calcext:value-type="float">
            <text:p>7.82888888888889</text:p>
          </table:table-cell>
          <table:table-cell table:number-columns-repeated="2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B$3]*[.A274]" office:value-type="float" office:value="28288" calcext:value-type="float">
            <text:p>28288</text:p>
          </table:table-cell>
          <table:table-cell table:formula="of:=1000*[.A274]" office:value-type="float" office:value="272000" calcext:value-type="float">
            <text:p>272000</text:p>
          </table:table-cell>
          <table:table-cell table:formula="of:=[.B274]/60" office:value-type="float" office:value="471.466666666667" calcext:value-type="float">
            <text:p>471.466666666667</text:p>
          </table:table-cell>
          <table:table-cell table:formula="of:=[.D274]/60" office:value-type="float" office:value="7.85777777777778" calcext:value-type="float">
            <text:p>7.85777777777778</text:p>
          </table:table-cell>
          <table:table-cell table:number-columns-repeated="2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B$3]*[.A275]" office:value-type="float" office:value="28392" calcext:value-type="float">
            <text:p>28392</text:p>
          </table:table-cell>
          <table:table-cell table:formula="of:=1000*[.A275]" office:value-type="float" office:value="273000" calcext:value-type="float">
            <text:p>273000</text:p>
          </table:table-cell>
          <table:table-cell table:formula="of:=[.B275]/60" office:value-type="float" office:value="473.2" calcext:value-type="float">
            <text:p>473.2</text:p>
          </table:table-cell>
          <table:table-cell table:formula="of:=[.D275]/60" office:value-type="float" office:value="7.88666666666667" calcext:value-type="float">
            <text:p>7.88666666666667</text:p>
          </table:table-cell>
          <table:table-cell table:number-columns-repeated="2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B$3]*[.A276]" office:value-type="float" office:value="28496" calcext:value-type="float">
            <text:p>28496</text:p>
          </table:table-cell>
          <table:table-cell table:formula="of:=1000*[.A276]" office:value-type="float" office:value="274000" calcext:value-type="float">
            <text:p>274000</text:p>
          </table:table-cell>
          <table:table-cell table:formula="of:=[.B276]/60" office:value-type="float" office:value="474.933333333333" calcext:value-type="float">
            <text:p>474.933333333333</text:p>
          </table:table-cell>
          <table:table-cell table:formula="of:=[.D276]/60" office:value-type="float" office:value="7.91555555555556" calcext:value-type="float">
            <text:p>7.91555555555556</text:p>
          </table:table-cell>
          <table:table-cell table:number-columns-repeated="2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B$3]*[.A277]" office:value-type="float" office:value="28600" calcext:value-type="float">
            <text:p>28600</text:p>
          </table:table-cell>
          <table:table-cell table:formula="of:=1000*[.A277]" office:value-type="float" office:value="275000" calcext:value-type="float">
            <text:p>275000</text:p>
          </table:table-cell>
          <table:table-cell table:formula="of:=[.B277]/60" office:value-type="float" office:value="476.666666666667" calcext:value-type="float">
            <text:p>476.666666666667</text:p>
          </table:table-cell>
          <table:table-cell table:formula="of:=[.D277]/60" office:value-type="float" office:value="7.94444444444444" calcext:value-type="float">
            <text:p>7.94444444444444</text:p>
          </table:table-cell>
          <table:table-cell table:number-columns-repeated="2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B$3]*[.A278]" office:value-type="float" office:value="28704" calcext:value-type="float">
            <text:p>28704</text:p>
          </table:table-cell>
          <table:table-cell table:formula="of:=1000*[.A278]" office:value-type="float" office:value="276000" calcext:value-type="float">
            <text:p>276000</text:p>
          </table:table-cell>
          <table:table-cell table:formula="of:=[.B278]/60" office:value-type="float" office:value="478.4" calcext:value-type="float">
            <text:p>478.4</text:p>
          </table:table-cell>
          <table:table-cell table:formula="of:=[.D278]/60" office:value-type="float" office:value="7.97333333333333" calcext:value-type="float">
            <text:p>7.97333333333333</text:p>
          </table:table-cell>
          <table:table-cell table:number-columns-repeated="2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B$3]*[.A279]" office:value-type="float" office:value="28808" calcext:value-type="float">
            <text:p>28808</text:p>
          </table:table-cell>
          <table:table-cell table:formula="of:=1000*[.A279]" office:value-type="float" office:value="277000" calcext:value-type="float">
            <text:p>277000</text:p>
          </table:table-cell>
          <table:table-cell table:formula="of:=[.B279]/60" office:value-type="float" office:value="480.133333333333" calcext:value-type="float">
            <text:p>480.133333333333</text:p>
          </table:table-cell>
          <table:table-cell table:formula="of:=[.D279]/60" office:value-type="float" office:value="8.00222222222222" calcext:value-type="float">
            <text:p>8.00222222222222</text:p>
          </table:table-cell>
          <table:table-cell table:number-columns-repeated="2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B$3]*[.A280]" office:value-type="float" office:value="28912" calcext:value-type="float">
            <text:p>28912</text:p>
          </table:table-cell>
          <table:table-cell table:formula="of:=1000*[.A280]" office:value-type="float" office:value="278000" calcext:value-type="float">
            <text:p>278000</text:p>
          </table:table-cell>
          <table:table-cell table:formula="of:=[.B280]/60" office:value-type="float" office:value="481.866666666667" calcext:value-type="float">
            <text:p>481.866666666667</text:p>
          </table:table-cell>
          <table:table-cell table:formula="of:=[.D280]/60" office:value-type="float" office:value="8.03111111111111" calcext:value-type="float">
            <text:p>8.03111111111111</text:p>
          </table:table-cell>
          <table:table-cell table:number-columns-repeated="2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B$3]*[.A281]" office:value-type="float" office:value="29016" calcext:value-type="float">
            <text:p>29016</text:p>
          </table:table-cell>
          <table:table-cell table:formula="of:=1000*[.A281]" office:value-type="float" office:value="279000" calcext:value-type="float">
            <text:p>279000</text:p>
          </table:table-cell>
          <table:table-cell table:formula="of:=[.B281]/60" office:value-type="float" office:value="483.6" calcext:value-type="float">
            <text:p>483.6</text:p>
          </table:table-cell>
          <table:table-cell table:formula="of:=[.D281]/60" office:value-type="float" office:value="8.06" calcext:value-type="float">
            <text:p>8.06</text:p>
          </table:table-cell>
          <table:table-cell table:number-columns-repeated="2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B$3]*[.A282]" office:value-type="float" office:value="29120" calcext:value-type="float">
            <text:p>29120</text:p>
          </table:table-cell>
          <table:table-cell table:formula="of:=1000*[.A282]" office:value-type="float" office:value="280000" calcext:value-type="float">
            <text:p>280000</text:p>
          </table:table-cell>
          <table:table-cell table:formula="of:=[.B282]/60" office:value-type="float" office:value="485.333333333333" calcext:value-type="float">
            <text:p>485.333333333333</text:p>
          </table:table-cell>
          <table:table-cell table:formula="of:=[.D282]/60" office:value-type="float" office:value="8.08888888888889" calcext:value-type="float">
            <text:p>8.08888888888889</text:p>
          </table:table-cell>
          <table:table-cell table:number-columns-repeated="2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B$3]*[.A283]" office:value-type="float" office:value="29224" calcext:value-type="float">
            <text:p>29224</text:p>
          </table:table-cell>
          <table:table-cell table:formula="of:=1000*[.A283]" office:value-type="float" office:value="281000" calcext:value-type="float">
            <text:p>281000</text:p>
          </table:table-cell>
          <table:table-cell table:formula="of:=[.B283]/60" office:value-type="float" office:value="487.066666666667" calcext:value-type="float">
            <text:p>487.066666666667</text:p>
          </table:table-cell>
          <table:table-cell table:formula="of:=[.D283]/60" office:value-type="float" office:value="8.11777777777778" calcext:value-type="float">
            <text:p>8.11777777777778</text:p>
          </table:table-cell>
          <table:table-cell table:number-columns-repeated="2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B$3]*[.A284]" office:value-type="float" office:value="29328" calcext:value-type="float">
            <text:p>29328</text:p>
          </table:table-cell>
          <table:table-cell table:formula="of:=1000*[.A284]" office:value-type="float" office:value="282000" calcext:value-type="float">
            <text:p>282000</text:p>
          </table:table-cell>
          <table:table-cell table:formula="of:=[.B284]/60" office:value-type="float" office:value="488.8" calcext:value-type="float">
            <text:p>488.8</text:p>
          </table:table-cell>
          <table:table-cell table:formula="of:=[.D284]/60" office:value-type="float" office:value="8.14666666666667" calcext:value-type="float">
            <text:p>8.14666666666667</text:p>
          </table:table-cell>
          <table:table-cell table:number-columns-repeated="2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B$3]*[.A285]" office:value-type="float" office:value="29432" calcext:value-type="float">
            <text:p>29432</text:p>
          </table:table-cell>
          <table:table-cell table:formula="of:=1000*[.A285]" office:value-type="float" office:value="283000" calcext:value-type="float">
            <text:p>283000</text:p>
          </table:table-cell>
          <table:table-cell table:formula="of:=[.B285]/60" office:value-type="float" office:value="490.533333333333" calcext:value-type="float">
            <text:p>490.533333333333</text:p>
          </table:table-cell>
          <table:table-cell table:formula="of:=[.D285]/60" office:value-type="float" office:value="8.17555555555556" calcext:value-type="float">
            <text:p>8.17555555555556</text:p>
          </table:table-cell>
          <table:table-cell table:number-columns-repeated="2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B$3]*[.A286]" office:value-type="float" office:value="29536" calcext:value-type="float">
            <text:p>29536</text:p>
          </table:table-cell>
          <table:table-cell table:formula="of:=1000*[.A286]" office:value-type="float" office:value="284000" calcext:value-type="float">
            <text:p>284000</text:p>
          </table:table-cell>
          <table:table-cell table:formula="of:=[.B286]/60" office:value-type="float" office:value="492.266666666667" calcext:value-type="float">
            <text:p>492.266666666667</text:p>
          </table:table-cell>
          <table:table-cell table:formula="of:=[.D286]/60" office:value-type="float" office:value="8.20444444444444" calcext:value-type="float">
            <text:p>8.20444444444444</text:p>
          </table:table-cell>
          <table:table-cell table:number-columns-repeated="2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B$3]*[.A287]" office:value-type="float" office:value="29640" calcext:value-type="float">
            <text:p>29640</text:p>
          </table:table-cell>
          <table:table-cell table:formula="of:=1000*[.A287]" office:value-type="float" office:value="285000" calcext:value-type="float">
            <text:p>285000</text:p>
          </table:table-cell>
          <table:table-cell table:formula="of:=[.B287]/60" office:value-type="float" office:value="494" calcext:value-type="float">
            <text:p>494</text:p>
          </table:table-cell>
          <table:table-cell table:formula="of:=[.D287]/60" office:value-type="float" office:value="8.23333333333333" calcext:value-type="float">
            <text:p>8.23333333333333</text:p>
          </table:table-cell>
          <table:table-cell table:number-columns-repeated="2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B$3]*[.A288]" office:value-type="float" office:value="29744" calcext:value-type="float">
            <text:p>29744</text:p>
          </table:table-cell>
          <table:table-cell table:formula="of:=1000*[.A288]" office:value-type="float" office:value="286000" calcext:value-type="float">
            <text:p>286000</text:p>
          </table:table-cell>
          <table:table-cell table:formula="of:=[.B288]/60" office:value-type="float" office:value="495.733333333333" calcext:value-type="float">
            <text:p>495.733333333333</text:p>
          </table:table-cell>
          <table:table-cell table:formula="of:=[.D288]/60" office:value-type="float" office:value="8.26222222222222" calcext:value-type="float">
            <text:p>8.26222222222222</text:p>
          </table:table-cell>
          <table:table-cell table:number-columns-repeated="2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B$3]*[.A289]" office:value-type="float" office:value="29848" calcext:value-type="float">
            <text:p>29848</text:p>
          </table:table-cell>
          <table:table-cell table:formula="of:=1000*[.A289]" office:value-type="float" office:value="287000" calcext:value-type="float">
            <text:p>287000</text:p>
          </table:table-cell>
          <table:table-cell table:formula="of:=[.B289]/60" office:value-type="float" office:value="497.466666666667" calcext:value-type="float">
            <text:p>497.466666666667</text:p>
          </table:table-cell>
          <table:table-cell table:formula="of:=[.D289]/60" office:value-type="float" office:value="8.29111111111111" calcext:value-type="float">
            <text:p>8.29111111111111</text:p>
          </table:table-cell>
          <table:table-cell table:number-columns-repeated="2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B$3]*[.A290]" office:value-type="float" office:value="29952" calcext:value-type="float">
            <text:p>29952</text:p>
          </table:table-cell>
          <table:table-cell table:formula="of:=1000*[.A290]" office:value-type="float" office:value="288000" calcext:value-type="float">
            <text:p>288000</text:p>
          </table:table-cell>
          <table:table-cell table:formula="of:=[.B290]/60" office:value-type="float" office:value="499.2" calcext:value-type="float">
            <text:p>499.2</text:p>
          </table:table-cell>
          <table:table-cell table:formula="of:=[.D290]/60" office:value-type="float" office:value="8.32" calcext:value-type="float">
            <text:p>8.32</text:p>
          </table:table-cell>
          <table:table-cell table:number-columns-repeated="2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B$3]*[.A291]" office:value-type="float" office:value="30056" calcext:value-type="float">
            <text:p>30056</text:p>
          </table:table-cell>
          <table:table-cell table:formula="of:=1000*[.A291]" office:value-type="float" office:value="289000" calcext:value-type="float">
            <text:p>289000</text:p>
          </table:table-cell>
          <table:table-cell table:formula="of:=[.B291]/60" office:value-type="float" office:value="500.933333333333" calcext:value-type="float">
            <text:p>500.933333333333</text:p>
          </table:table-cell>
          <table:table-cell table:formula="of:=[.D291]/60" office:value-type="float" office:value="8.34888888888889" calcext:value-type="float">
            <text:p>8.34888888888889</text:p>
          </table:table-cell>
          <table:table-cell table:number-columns-repeated="2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B$3]*[.A292]" office:value-type="float" office:value="30160" calcext:value-type="float">
            <text:p>30160</text:p>
          </table:table-cell>
          <table:table-cell table:formula="of:=1000*[.A292]" office:value-type="float" office:value="290000" calcext:value-type="float">
            <text:p>290000</text:p>
          </table:table-cell>
          <table:table-cell table:formula="of:=[.B292]/60" office:value-type="float" office:value="502.666666666667" calcext:value-type="float">
            <text:p>502.666666666667</text:p>
          </table:table-cell>
          <table:table-cell table:formula="of:=[.D292]/60" office:value-type="float" office:value="8.37777777777778" calcext:value-type="float">
            <text:p>8.37777777777778</text:p>
          </table:table-cell>
          <table:table-cell table:number-columns-repeated="2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B$3]*[.A293]" office:value-type="float" office:value="30264" calcext:value-type="float">
            <text:p>30264</text:p>
          </table:table-cell>
          <table:table-cell table:formula="of:=1000*[.A293]" office:value-type="float" office:value="291000" calcext:value-type="float">
            <text:p>291000</text:p>
          </table:table-cell>
          <table:table-cell table:formula="of:=[.B293]/60" office:value-type="float" office:value="504.4" calcext:value-type="float">
            <text:p>504.4</text:p>
          </table:table-cell>
          <table:table-cell table:formula="of:=[.D293]/60" office:value-type="float" office:value="8.40666666666667" calcext:value-type="float">
            <text:p>8.40666666666667</text:p>
          </table:table-cell>
          <table:table-cell table:number-columns-repeated="2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B$3]*[.A294]" office:value-type="float" office:value="30368" calcext:value-type="float">
            <text:p>30368</text:p>
          </table:table-cell>
          <table:table-cell table:formula="of:=1000*[.A294]" office:value-type="float" office:value="292000" calcext:value-type="float">
            <text:p>292000</text:p>
          </table:table-cell>
          <table:table-cell table:formula="of:=[.B294]/60" office:value-type="float" office:value="506.133333333333" calcext:value-type="float">
            <text:p>506.133333333333</text:p>
          </table:table-cell>
          <table:table-cell table:formula="of:=[.D294]/60" office:value-type="float" office:value="8.43555555555556" calcext:value-type="float">
            <text:p>8.43555555555556</text:p>
          </table:table-cell>
          <table:table-cell table:number-columns-repeated="2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B$3]*[.A295]" office:value-type="float" office:value="30472" calcext:value-type="float">
            <text:p>30472</text:p>
          </table:table-cell>
          <table:table-cell table:formula="of:=1000*[.A295]" office:value-type="float" office:value="293000" calcext:value-type="float">
            <text:p>293000</text:p>
          </table:table-cell>
          <table:table-cell table:formula="of:=[.B295]/60" office:value-type="float" office:value="507.866666666667" calcext:value-type="float">
            <text:p>507.866666666667</text:p>
          </table:table-cell>
          <table:table-cell table:formula="of:=[.D295]/60" office:value-type="float" office:value="8.46444444444444" calcext:value-type="float">
            <text:p>8.46444444444444</text:p>
          </table:table-cell>
          <table:table-cell table:number-columns-repeated="2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B$3]*[.A296]" office:value-type="float" office:value="30576" calcext:value-type="float">
            <text:p>30576</text:p>
          </table:table-cell>
          <table:table-cell table:formula="of:=1000*[.A296]" office:value-type="float" office:value="294000" calcext:value-type="float">
            <text:p>294000</text:p>
          </table:table-cell>
          <table:table-cell table:formula="of:=[.B296]/60" office:value-type="float" office:value="509.6" calcext:value-type="float">
            <text:p>509.6</text:p>
          </table:table-cell>
          <table:table-cell table:formula="of:=[.D296]/60" office:value-type="float" office:value="8.49333333333333" calcext:value-type="float">
            <text:p>8.49333333333333</text:p>
          </table:table-cell>
          <table:table-cell table:number-columns-repeated="2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B$3]*[.A297]" office:value-type="float" office:value="30680" calcext:value-type="float">
            <text:p>30680</text:p>
          </table:table-cell>
          <table:table-cell table:formula="of:=1000*[.A297]" office:value-type="float" office:value="295000" calcext:value-type="float">
            <text:p>295000</text:p>
          </table:table-cell>
          <table:table-cell table:formula="of:=[.B297]/60" office:value-type="float" office:value="511.333333333333" calcext:value-type="float">
            <text:p>511.333333333333</text:p>
          </table:table-cell>
          <table:table-cell table:formula="of:=[.D297]/60" office:value-type="float" office:value="8.52222222222222" calcext:value-type="float">
            <text:p>8.52222222222222</text:p>
          </table:table-cell>
          <table:table-cell table:number-columns-repeated="2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B$3]*[.A298]" office:value-type="float" office:value="30784" calcext:value-type="float">
            <text:p>30784</text:p>
          </table:table-cell>
          <table:table-cell table:formula="of:=1000*[.A298]" office:value-type="float" office:value="296000" calcext:value-type="float">
            <text:p>296000</text:p>
          </table:table-cell>
          <table:table-cell table:formula="of:=[.B298]/60" office:value-type="float" office:value="513.066666666667" calcext:value-type="float">
            <text:p>513.066666666667</text:p>
          </table:table-cell>
          <table:table-cell table:formula="of:=[.D298]/60" office:value-type="float" office:value="8.55111111111111" calcext:value-type="float">
            <text:p>8.55111111111111</text:p>
          </table:table-cell>
          <table:table-cell table:number-columns-repeated="2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B$3]*[.A299]" office:value-type="float" office:value="30888" calcext:value-type="float">
            <text:p>30888</text:p>
          </table:table-cell>
          <table:table-cell table:formula="of:=1000*[.A299]" office:value-type="float" office:value="297000" calcext:value-type="float">
            <text:p>297000</text:p>
          </table:table-cell>
          <table:table-cell table:formula="of:=[.B299]/60" office:value-type="float" office:value="514.8" calcext:value-type="float">
            <text:p>514.8</text:p>
          </table:table-cell>
          <table:table-cell table:formula="of:=[.D299]/60" office:value-type="float" office:value="8.58" calcext:value-type="float">
            <text:p>8.58</text:p>
          </table:table-cell>
          <table:table-cell table:number-columns-repeated="2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B$3]*[.A300]" office:value-type="float" office:value="30992" calcext:value-type="float">
            <text:p>30992</text:p>
          </table:table-cell>
          <table:table-cell table:formula="of:=1000*[.A300]" office:value-type="float" office:value="298000" calcext:value-type="float">
            <text:p>298000</text:p>
          </table:table-cell>
          <table:table-cell table:formula="of:=[.B300]/60" office:value-type="float" office:value="516.533333333333" calcext:value-type="float">
            <text:p>516.533333333333</text:p>
          </table:table-cell>
          <table:table-cell table:formula="of:=[.D300]/60" office:value-type="float" office:value="8.60888888888889" calcext:value-type="float">
            <text:p>8.60888888888889</text:p>
          </table:table-cell>
          <table:table-cell table:number-columns-repeated="2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B$3]*[.A301]" office:value-type="float" office:value="31096" calcext:value-type="float">
            <text:p>31096</text:p>
          </table:table-cell>
          <table:table-cell table:formula="of:=1000*[.A301]" office:value-type="float" office:value="299000" calcext:value-type="float">
            <text:p>299000</text:p>
          </table:table-cell>
          <table:table-cell table:formula="of:=[.B301]/60" office:value-type="float" office:value="518.266666666667" calcext:value-type="float">
            <text:p>518.266666666667</text:p>
          </table:table-cell>
          <table:table-cell table:formula="of:=[.D301]/60" office:value-type="float" office:value="8.63777777777778" calcext:value-type="float">
            <text:p>8.63777777777778</text:p>
          </table:table-cell>
          <table:table-cell table:number-columns-repeated="2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B$3]*[.A302]" office:value-type="float" office:value="31200" calcext:value-type="float">
            <text:p>31200</text:p>
          </table:table-cell>
          <table:table-cell table:formula="of:=1000*[.A302]" office:value-type="float" office:value="300000" calcext:value-type="float">
            <text:p>300000</text:p>
          </table:table-cell>
          <table:table-cell table:formula="of:=[.B302]/60" office:value-type="float" office:value="520" calcext:value-type="float">
            <text:p>520</text:p>
          </table:table-cell>
          <table:table-cell table:formula="of:=[.D302]/60" office:value-type="float" office:value="8.66666666666667" calcext:value-type="float">
            <text:p>8.66666666666667</text:p>
          </table:table-cell>
          <table:table-cell table:number-columns-repeated="28"/>
        </table:table-row>
      </table:table>
      <table:table table:name="Sheet2" table:style-name="ta1">
        <table:shapes>
          <draw:frame draw:z-index="0" draw:style-name="gr1" draw:text-style-name="P1" svg:width="159.84mm" svg:height="89.94mm" svg:x="178.11mm" svg:y="9.78mm">
            <loext:p draw:notify-on-update-of-ranges="Sheet2.A5:Sheet2.A18 Sheet2.E4:Sheet2.E4 Sheet2.E5:Sheet2.E18 Sheet2.A5:Sheet2.A18 Sheet2.F4:Sheet2.F4 Sheet2.F5:Sheet2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11.72mm" svg:y="130.45mm">
            <loext:p draw:notify-on-update-of-ranges="Sheet2.A26:Sheet2.A52 Sheet2.E25:Sheet2.E25 Sheet2.E26:Sheet2.E52 Sheet2.A26:Sheet2.A52 Sheet2.F25:Sheet2.F25 Sheet2.F26:Sheet2.F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20k loops</text:p>
          </table:table-cell>
          <table:table-cell office:value-type="float" office:value="0.202745833333333" calcext:value-type="float">
            <text:p>0.202745833333333</text:p>
          </table:table-cell>
          <table:table-cell office:value-type="string" calcext:value-type="string">
            <text:p>mean value for old cod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300000L40True_be287cdbd8d0404d8cea65ee75e94b0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2926" calcext:value-type="float">
            <text:p>0.22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083333333" calcext:value-type="float">
            <text:p>0.201083333333</text:p>
          </table:table-cell>
          <table:table-cell office:value-type="float" office:value="0.202116666667" calcext:value-type="float">
            <text:p>0.20211666666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873" calcext:value-type="float">
            <text:p>0.20873</text:p>
          </table:table-cell>
          <table:table-cell office:value-type="float" office:value="0.207916666667" calcext:value-type="float">
            <text:p>0.20791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636666667" calcext:value-type="float">
            <text:p>0.203636666667</text:p>
          </table:table-cell>
          <table:table-cell office:value-type="float" office:value="0.201873333333" calcext:value-type="float">
            <text:p>0.20187333333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073333333" calcext:value-type="float">
            <text:p>0.193073333333</text:p>
          </table:table-cell>
          <table:table-cell office:value-type="float" office:value="0.194163333333" calcext:value-type="float">
            <text:p>0.19416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313333333" calcext:value-type="float">
            <text:p>0.201313333333</text:p>
          </table:table-cell>
          <table:table-cell office:value-type="float" office:value="0.202256666667" calcext:value-type="float">
            <text:p>0.20225666666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953333333" calcext:value-type="float">
            <text:p>0.194953333333</text:p>
          </table:table-cell>
          <table:table-cell office:value-type="float" office:value="0.19498" calcext:value-type="float">
            <text:p>0.1949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073333333" calcext:value-type="float">
            <text:p>0.193073333333</text:p>
          </table:table-cell>
          <table:table-cell office:value-type="float" office:value="0.192806666667" calcext:value-type="float">
            <text:p>0.19280666666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904" calcext:value-type="float">
            <text:p>0.19904</text:p>
          </table:table-cell>
          <table:table-cell office:value-type="float" office:value="0.200333333333" calcext:value-type="float">
            <text:p>0.200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88" calcext:value-type="float">
            <text:p>0.18888</text:p>
          </table:table-cell>
          <table:table-cell office:value-type="float" office:value="0.189386666667" calcext:value-type="float">
            <text:p>0.189386666667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07" calcext:value-type="float">
            <text:p>0.18907</text:p>
          </table:table-cell>
          <table:table-cell office:value-type="float" office:value="0.18942" calcext:value-type="float">
            <text:p>0.1894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603333333" calcext:value-type="float">
            <text:p>0.188603333333</text:p>
          </table:table-cell>
          <table:table-cell office:value-type="float" office:value="0.18936" calcext:value-type="float">
            <text:p>0.18936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406666667" calcext:value-type="float">
            <text:p>0.189406666667</text:p>
          </table:table-cell>
          <table:table-cell office:value-type="float" office:value="0.190146666667" calcext:value-type="float">
            <text:p>0.19014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651" calcext:value-type="float">
            <text:p>0.18651</text:p>
          </table:table-cell>
          <table:table-cell office:value-type="float" office:value="0.186193333333" calcext:value-type="float">
            <text:p>0.186193333333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l80000L40True_9d6f5436c80b4cd9bd744968af524e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26225" calcext:value-type="float">
            <text:p>0.226225</text:p>
          </table:table-cell>
          <table:table-cell office:value-type="float" office:value="0.227425" calcext:value-type="float">
            <text:p>0.227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20875" calcext:value-type="float">
            <text:p>0.2020875</text:p>
          </table:table-cell>
          <table:table-cell office:value-type="float" office:value="0.202475" calcext:value-type="float">
            <text:p>0.20247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71875" calcext:value-type="float">
            <text:p>0.2071875</text:p>
          </table:table-cell>
          <table:table-cell office:value-type="float" office:value="0.2093625" calcext:value-type="float">
            <text:p>0.20936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225" calcext:value-type="float">
            <text:p>0.20225</text:p>
          </table:table-cell>
          <table:table-cell office:value-type="float" office:value="0.2017375" calcext:value-type="float">
            <text:p>0.201737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175" calcext:value-type="float">
            <text:p>0.194175</text:p>
          </table:table-cell>
          <table:table-cell office:value-type="float" office:value="0.196525" calcext:value-type="float">
            <text:p>0.196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18125" calcext:value-type="float">
            <text:p>0.201812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5125" calcext:value-type="float">
            <text:p>0.1915125</text:p>
          </table:table-cell>
          <table:table-cell office:value-type="float" office:value="0.188525" calcext:value-type="float">
            <text:p>0.1885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5125" calcext:value-type="float">
            <text:p>0.1925125</text:p>
          </table:table-cell>
          <table:table-cell office:value-type="float" office:value="0.1917375" calcext:value-type="float">
            <text:p>0.191737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1989125" calcext:value-type="float">
            <text:p>0.1989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0.189775" calcext:value-type="float">
            <text:p>0.189775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5375" calcext:value-type="float">
            <text:p>0.1895375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0875" calcext:value-type="float">
            <text:p>0.1890875</text:p>
          </table:table-cell>
          <table:table-cell office:value-type="float" office:value="0.1897125" calcext:value-type="float">
            <text:p>0.1897125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575" calcext:value-type="float">
            <text:p>0.190575</text:p>
          </table:table-cell>
          <table:table-cell office:value-type="float" office:value="0.1905625" calcext:value-type="float">
            <text:p>0.190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7875" calcext:value-type="float">
            <text:p>0.1877875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405" calcext:value-type="float">
            <text:p>0.18405</text:p>
          </table:table-cell>
          <table:table-cell office:value-type="float" office:value="0.1842625" calcext:value-type="float">
            <text:p>0.184262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6875" calcext:value-type="float">
            <text:p>0.1836875</text:p>
          </table:table-cell>
          <table:table-cell office:value-type="float" office:value="0.18305" calcext:value-type="float">
            <text:p>0.1830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48375" calcext:value-type="float">
            <text:p>0.1848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575" calcext:value-type="float">
            <text:p>0.191575</text:p>
          </table:table-cell>
          <table:table-cell office:value-type="float" office:value="0.1951375" calcext:value-type="float">
            <text:p>0.1951375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5875" calcext:value-type="float">
            <text:p>0.1925875</text:p>
          </table:table-cell>
          <table:table-cell office:value-type="float" office:value="0.194525" calcext:value-type="float">
            <text:p>0.19452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075" calcext:value-type="float">
            <text:p>0.192075</text:p>
          </table:table-cell>
          <table:table-cell office:value-type="float" office:value="0.1954125" calcext:value-type="float">
            <text:p>0.195412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3375" calcext:value-type="float">
            <text:p>0.1943375</text:p>
          </table:table-cell>
          <table:table-cell office:value-type="float" office:value="0.194625" calcext:value-type="float">
            <text:p>0.194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325" calcext:value-type="float">
            <text:p>0.191325</text:p>
          </table:table-cell>
          <table:table-cell office:value-type="float" office:value="0.190625" calcext:value-type="float">
            <text:p>0.19062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55" calcext:value-type="float">
            <text:p>0.19055</text:p>
          </table:table-cell>
          <table:table-cell office:value-type="float" office:value="0.191975" calcext:value-type="float">
            <text:p>0.19197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7625" calcext:value-type="float">
            <text:p>0.1897625</text:p>
          </table:table-cell>
          <table:table-cell office:value-type="float" office:value="0.192875" calcext:value-type="float">
            <text:p>0.19287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6025" calcext:value-type="float">
            <text:p>0.186025</text:p>
          </table:table-cell>
          <table:table-cell office:value-type="float" office:value="0.1863875" calcext:value-type="float">
            <text:p>0.1863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975" calcext:value-type="float">
            <text:p>0.183975</text:p>
          </table:table-cell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725" calcext:value-type="float">
            <text:p>0.191725</text:p>
          </table:table-cell>
          <table:table-cell office:value-type="float" office:value="0.19425" calcext:value-type="float">
            <text:p>0.19425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81.63mm" svg:y="23.57mm">
            <loext:p draw:notify-on-update-of-ranges="Sheet3.H6:Sheet3.H3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48.57mm" svg:y="237.95mm">
            <loext:p draw:notify-on-update-of-ranges="Sheet3.A40:Sheet3.A40 Sheet3.A41:Sheet3.A120 Sheet3.E40:Sheet3.E40 Sheet3.E41:Sheet3.E120 Sheet3.A40:Sheet3.A40 Sheet3.A41:Sheet3.A120 Sheet3.F40:Sheet3.F40 Sheet3.F41:Sheet3.F1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ue Oct 17 08:14:54 AEST 2017</text:p>
          </table:table-cell>
          <table:table-cell table:number-columns-repeated="7"/>
        </table:table-row>
        <table:table-row table:style-name="ro1">
          <table:table-cell table:style-name="ce5" office:value-type="date" office:date-value="2017-10-17T08:14:54.765487" calcext:value-type="date">
            <text:p>17/10/17 08: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just = 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30116666666667" calcext:value-type="float">
            <text:p>0.230116666666667</text:p>
          </table:table-cell>
          <table:table-cell office:value-type="float" office:value="0.228466666666667" calcext:value-type="float">
            <text:p>0.228466666666667</text:p>
          </table:table-cell>
          <table:table-cell table:formula="of:=AVERAGE([.F6:.G6])" office:value-type="float" office:value="0.229291666666667" calcext:value-type="float">
            <text:p>0.229291666666667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106666666667" calcext:value-type="float">
            <text:p>0.201106666666667</text:p>
          </table:table-cell>
          <table:table-cell office:value-type="float" office:value="0.201" calcext:value-type="float">
            <text:p>0.201</text:p>
          </table:table-cell>
          <table:table-cell table:formula="of:=AVERAGE([.F7:.G7])" office:value-type="float" office:value="0.201053333333334" calcext:value-type="float">
            <text:p>0.201053333333334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376666666667" calcext:value-type="float">
            <text:p>0.203376666666667</text:p>
          </table:table-cell>
          <table:table-cell office:value-type="float" office:value="0.20462" calcext:value-type="float">
            <text:p>0.20462</text:p>
          </table:table-cell>
          <table:table-cell table:formula="of:=AVERAGE([.F8:.G8])" office:value-type="float" office:value="0.203998333333333" calcext:value-type="float">
            <text:p>0.203998333333333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889" calcext:value-type="float">
            <text:p>0.20889</text:p>
          </table:table-cell>
          <table:table-cell office:value-type="float" office:value="0.208693333333333" calcext:value-type="float">
            <text:p>0.208693333333333</text:p>
          </table:table-cell>
          <table:table-cell table:formula="of:=AVERAGE([.F9:.G9])" office:value-type="float" office:value="0.208791666666666" calcext:value-type="float">
            <text:p>0.208791666666666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936666666667" calcext:value-type="float">
            <text:p>0.198936666666667</text:p>
          </table:table-cell>
          <table:table-cell office:value-type="float" office:value="0.199543333333333" calcext:value-type="float">
            <text:p>0.199543333333333</text:p>
          </table:table-cell>
          <table:table-cell table:formula="of:=AVERAGE([.F10:.G10])" office:value-type="float" office:value="0.19924" calcext:value-type="float">
            <text:p>0.19924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2026666666667" calcext:value-type="float">
            <text:p>0.202026666666667</text:p>
          </table:table-cell>
          <table:table-cell office:value-type="float" office:value="0.203203333333333" calcext:value-type="float">
            <text:p>0.203203333333333</text:p>
          </table:table-cell>
          <table:table-cell table:formula="of:=AVERAGE([.F11:.G11])" office:value-type="float" office:value="0.202615" calcext:value-type="float">
            <text:p>0.202615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21" calcext:value-type="float">
            <text:p>0.19421</text:p>
          </table:table-cell>
          <table:table-cell office:value-type="float" office:value="0.19402" calcext:value-type="float">
            <text:p>0.19402</text:p>
          </table:table-cell>
          <table:table-cell table:formula="of:=AVERAGE([.F12:.G12])" office:value-type="float" office:value="0.194115" calcext:value-type="float">
            <text:p>0.194115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666666666667" calcext:value-type="float">
            <text:p>0.201666666666667</text:p>
          </table:table-cell>
          <table:table-cell office:value-type="float" office:value="0.202146666666667" calcext:value-type="float">
            <text:p>0.202146666666667</text:p>
          </table:table-cell>
          <table:table-cell table:formula="of:=AVERAGE([.F13:.G13])" office:value-type="float" office:value="0.201906666666667" calcext:value-type="float">
            <text:p>0.201906666666667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9713333333333" calcext:value-type="float">
            <text:p>0.199713333333333</text:p>
          </table:table-cell>
          <table:table-cell office:value-type="float" office:value="0.20025" calcext:value-type="float">
            <text:p>0.20025</text:p>
          </table:table-cell>
          <table:table-cell table:formula="of:=AVERAGE([.F14:.G14])" office:value-type="float" office:value="0.199981666666667" calcext:value-type="float">
            <text:p>0.199981666666667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256666666667" calcext:value-type="float">
            <text:p>0.193256666666667</text:p>
          </table:table-cell>
          <table:table-cell office:value-type="float" office:value="0.193926666666667" calcext:value-type="float">
            <text:p>0.193926666666667</text:p>
          </table:table-cell>
          <table:table-cell table:formula="of:=AVERAGE([.F15:.G15])" office:value-type="float" office:value="0.193591666666667" calcext:value-type="float">
            <text:p>0.193591666666667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5816666666667" calcext:value-type="float">
            <text:p>0.195816666666667</text:p>
          </table:table-cell>
          <table:table-cell office:value-type="float" office:value="0.196206666666667" calcext:value-type="float">
            <text:p>0.196206666666667</text:p>
          </table:table-cell>
          <table:table-cell table:formula="of:=AVERAGE([.F16:.G16])" office:value-type="float" office:value="0.196011666666667" calcext:value-type="float">
            <text:p>0.196011666666667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893333333333" calcext:value-type="float">
            <text:p>0.192893333333333</text:p>
          </table:table-cell>
          <table:table-cell office:value-type="float" office:value="0.1944" calcext:value-type="float">
            <text:p>0.1944</text:p>
          </table:table-cell>
          <table:table-cell table:formula="of:=AVERAGE([.F17:.G17])" office:value-type="float" office:value="0.193646666666667" calcext:value-type="float">
            <text:p>0.193646666666667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00273333333333" calcext:value-type="float">
            <text:p>0.200273333333333</text:p>
          </table:table-cell>
          <table:table-cell table:formula="of:=AVERAGE([.F18:.G18])" office:value-type="float" office:value="0.199511666666667" calcext:value-type="float">
            <text:p>0.199511666666667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22" calcext:value-type="float">
            <text:p>0.19022</text:p>
          </table:table-cell>
          <table:table-cell office:value-type="float" office:value="0.190556666666667" calcext:value-type="float">
            <text:p>0.190556666666667</text:p>
          </table:table-cell>
          <table:table-cell table:formula="of:=AVERAGE([.F19:.G19])" office:value-type="float" office:value="0.190388333333334" calcext:value-type="float">
            <text:p>0.190388333333334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956666666667" calcext:value-type="float">
            <text:p>0.191956666666667</text:p>
          </table:table-cell>
          <table:table-cell office:value-type="float" office:value="0.192766666666667" calcext:value-type="float">
            <text:p>0.192766666666667</text:p>
          </table:table-cell>
          <table:table-cell table:formula="of:=AVERAGE([.F20:.G20])" office:value-type="float" office:value="0.192361666666667" calcext:value-type="float">
            <text:p>0.192361666666667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775" calcext:value-type="float">
            <text:p>0.18775</text:p>
          </table:table-cell>
          <table:table-cell office:value-type="float" office:value="0.19084" calcext:value-type="float">
            <text:p>0.19084</text:p>
          </table:table-cell>
          <table:table-cell table:formula="of:=AVERAGE([.F21:.G21])" office:value-type="float" office:value="0.189295" calcext:value-type="float">
            <text:p>0.189295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466666666667" calcext:value-type="float">
            <text:p>0.189466666666667</text:p>
          </table:table-cell>
          <table:table-cell office:value-type="float" office:value="0.18853" calcext:value-type="float">
            <text:p>0.18853</text:p>
          </table:table-cell>
          <table:table-cell table:formula="of:=AVERAGE([.F22:.G22])" office:value-type="float" office:value="0.188998333333334" calcext:value-type="float">
            <text:p>0.188998333333334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093333333333" calcext:value-type="float">
            <text:p>0.188093333333333</text:p>
          </table:table-cell>
          <table:table-cell office:value-type="float" office:value="0.189603333333333" calcext:value-type="float">
            <text:p>0.189603333333333</text:p>
          </table:table-cell>
          <table:table-cell table:formula="of:=AVERAGE([.F23:.G23])" office:value-type="float" office:value="0.188848333333333" calcext:value-type="float">
            <text:p>0.188848333333333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506666666667" calcext:value-type="float">
            <text:p>0.189506666666667</text:p>
          </table:table-cell>
          <table:table-cell office:value-type="float" office:value="0.190203333333333" calcext:value-type="float">
            <text:p>0.190203333333333</text:p>
          </table:table-cell>
          <table:table-cell table:formula="of:=AVERAGE([.F24:.G24])" office:value-type="float" office:value="0.189855" calcext:value-type="float">
            <text:p>0.189855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5703333333333" calcext:value-type="float">
            <text:p>0.185703333333333</text:p>
          </table:table-cell>
          <table:table-cell table:formula="of:=AVERAGE([.F25:.G25])" office:value-type="float" office:value="0.185101666666667" calcext:value-type="float">
            <text:p>0.185101666666667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186266666666667" calcext:value-type="float">
            <text:p>0.186266666666667</text:p>
          </table:table-cell>
          <table:table-cell table:formula="of:=AVERAGE([.F26:.G26])" office:value-type="float" office:value="0.185848333333334" calcext:value-type="float">
            <text:p>0.185848333333334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15" calcext:value-type="float">
            <text:p>0.18315</text:p>
          </table:table-cell>
          <table:table-cell office:value-type="float" office:value="0.183586666666667" calcext:value-type="float">
            <text:p>0.183586666666667</text:p>
          </table:table-cell>
          <table:table-cell table:formula="of:=AVERAGE([.F27:.G27])" office:value-type="float" office:value="0.183368333333334" calcext:value-type="float">
            <text:p>0.183368333333334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363333333333" calcext:value-type="float">
            <text:p>0.183363333333333</text:p>
          </table:table-cell>
          <table:table-cell office:value-type="float" office:value="0.184176666666667" calcext:value-type="float">
            <text:p>0.184176666666667</text:p>
          </table:table-cell>
          <table:table-cell table:formula="of:=AVERAGE([.F28:.G28])" office:value-type="float" office:value="0.18377" calcext:value-type="float">
            <text:p>0.18377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516666666667" calcext:value-type="float">
            <text:p>0.183516666666667</text:p>
          </table:table-cell>
          <table:table-cell office:value-type="float" office:value="0.183566666666667" calcext:value-type="float">
            <text:p>0.183566666666667</text:p>
          </table:table-cell>
          <table:table-cell table:formula="of:=AVERAGE([.F29:.G29])" office:value-type="float" office:value="0.183541666666667" calcext:value-type="float">
            <text:p>0.183541666666667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84" calcext:value-type="float">
            <text:p>0.18384</text:p>
          </table:table-cell>
          <table:table-cell office:value-type="float" office:value="0.184173333333333" calcext:value-type="float">
            <text:p>0.184173333333333</text:p>
          </table:table-cell>
          <table:table-cell table:formula="of:=AVERAGE([.F30:.G30])" office:value-type="float" office:value="0.184006666666667" calcext:value-type="float">
            <text:p>0.184006666666667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94" calcext:value-type="float">
            <text:p>0.18394</text:p>
          </table:table-cell>
          <table:table-cell office:value-type="float" office:value="0.18474" calcext:value-type="float">
            <text:p>0.18474</text:p>
          </table:table-cell>
          <table:table-cell table:formula="of:=AVERAGE([.F31:.G31])" office:value-type="float" office:value="0.18434" calcext:value-type="float">
            <text:p>0.18434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507" calcext:value-type="float">
            <text:p>0.19507</text:p>
          </table:table-cell>
          <table:table-cell table:formula="of:=AVERAGE([.F32:.G32])" office:value-type="float" office:value="0.194085" calcext:value-type="float">
            <text:p>0.194085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71" calcext:value-type="float">
            <text:p>0.19171</text:p>
          </table:table-cell>
          <table:table-cell office:value-type="float" office:value="0.192846666666667" calcext:value-type="float">
            <text:p>0.192846666666667</text:p>
          </table:table-cell>
          <table:table-cell table:formula="of:=AVERAGE([.F33:.G33])" office:value-type="float" office:value="0.192278333333334" calcext:value-type="float">
            <text:p>0.192278333333334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95353333333333" calcext:value-type="float">
            <text:p>0.195353333333333</text:p>
          </table:table-cell>
          <table:table-cell table:formula="of:=AVERAGE([.F34:.G34])" office:value-type="float" office:value="0.194526666666667" calcext:value-type="float">
            <text:p>0.194526666666667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983333333333" calcext:value-type="float">
            <text:p>0.193983333333333</text:p>
          </table:table-cell>
          <table:table-cell office:value-type="float" office:value="0.195273333333333" calcext:value-type="float">
            <text:p>0.195273333333333</text:p>
          </table:table-cell>
          <table:table-cell table:formula="of:=AVERAGE([.F35:.G35])" office:value-type="float" office:value="0.194628333333333" calcext:value-type="float">
            <text:p>0.194628333333333</text:p>
          </table:table-cell>
        </table:table-row>
        <table:table-row table:style-name="ro1">
          <table:table-cell/>
          <table:table-cell office:value-type="float" office:value="15.25" calcext:value-type="float">
            <text:p>1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953333333333" calcext:value-type="float">
            <text:p>0.192953333333333</text:p>
          </table:table-cell>
          <table:table-cell office:value-type="float" office:value="0.19441" calcext:value-type="float">
            <text:p>0.19441</text:p>
          </table:table-cell>
          <table:table-cell table:formula="of:=AVERAGE([.F36:.G36])" office:value-type="float" office:value="0.193681666666667" calcext:value-type="float">
            <text:p>0.193681666666667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47" calcext:value-type="float">
            <text:p>0.19047</text:p>
          </table:table-cell>
          <table:table-cell office:value-type="float" office:value="0.192226666666667" calcext:value-type="float">
            <text:p>0.192226666666667</text:p>
          </table:table-cell>
          <table:table-cell table:formula="of:=AVERAGE([.F37:.G37])" office:value-type="float" office:value="0.191348333333334" calcext:value-type="float">
            <text:p>0.1913483333333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30116666667" calcext:value-type="float">
            <text:p>0.230116666667</text:p>
          </table:table-cell>
          <table:table-cell office:value-type="float" office:value="0.228466666667" calcext:value-type="float">
            <text:p>0.22846666666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106666667" calcext:value-type="float">
            <text:p>0.201106666667</text:p>
          </table:table-cell>
          <table:table-cell office:value-type="float" office:value="0.201" calcext:value-type="float">
            <text:p>0.201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376666667" calcext:value-type="float">
            <text:p>0.203376666667</text:p>
          </table:table-cell>
          <table:table-cell office:value-type="float" office:value="0.20462" calcext:value-type="float">
            <text:p>0.20462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889" calcext:value-type="float">
            <text:p>0.20889</text:p>
          </table:table-cell>
          <table:table-cell office:value-type="float" office:value="0.208693333333" calcext:value-type="float">
            <text:p>0.208693333333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936666667" calcext:value-type="float">
            <text:p>0.198936666667</text:p>
          </table:table-cell>
          <table:table-cell office:value-type="float" office:value="0.199543333333" calcext:value-type="float">
            <text:p>0.199543333333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2026666667" calcext:value-type="float">
            <text:p>0.202026666667</text:p>
          </table:table-cell>
          <table:table-cell office:value-type="float" office:value="0.203203333333" calcext:value-type="float">
            <text:p>0.203203333333</text:p>
          </table:table-cell>
          <table:table-cell table:number-columns-repeated="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21" calcext:value-type="float">
            <text:p>0.19421</text:p>
          </table:table-cell>
          <table:table-cell office:value-type="float" office:value="0.19402" calcext:value-type="float">
            <text:p>0.19402</text:p>
          </table:table-cell>
          <table:table-cell table:number-columns-repeated="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1666666667" calcext:value-type="float">
            <text:p>0.201666666667</text:p>
          </table:table-cell>
          <table:table-cell office:value-type="float" office:value="0.202146666667" calcext:value-type="float">
            <text:p>0.202146666667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9713333333" calcext:value-type="float">
            <text:p>0.199713333333</text:p>
          </table:table-cell>
          <table:table-cell office:value-type="float" office:value="0.20025" calcext:value-type="float">
            <text:p>0.20025</text:p>
          </table:table-cell>
          <table:table-cell table:number-columns-repeated="2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256666667" calcext:value-type="float">
            <text:p>0.193256666667</text:p>
          </table:table-cell>
          <table:table-cell office:value-type="float" office:value="0.193926666667" calcext:value-type="float">
            <text:p>0.193926666667</text:p>
          </table:table-cell>
          <table:table-cell table:number-columns-repeated="2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5816666667" calcext:value-type="float">
            <text:p>0.195816666667</text:p>
          </table:table-cell>
          <table:table-cell office:value-type="float" office:value="0.196206666667" calcext:value-type="float">
            <text:p>0.196206666667</text:p>
          </table:table-cell>
          <table:table-cell table:number-columns-repeated="2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893333333" calcext:value-type="float">
            <text:p>0.192893333333</text:p>
          </table:table-cell>
          <table:table-cell office:value-type="float" office:value="0.1944" calcext:value-type="float">
            <text:p>0.1944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00273333333" calcext:value-type="float">
            <text:p>0.200273333333</text:p>
          </table:table-cell>
          <table:table-cell table:number-columns-repeated="2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22" calcext:value-type="float">
            <text:p>0.19022</text:p>
          </table:table-cell>
          <table:table-cell office:value-type="float" office:value="0.190556666667" calcext:value-type="float">
            <text:p>0.190556666667</text:p>
          </table:table-cell>
          <table:table-cell table:number-columns-repeated="2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956666667" calcext:value-type="float">
            <text:p>0.191956666667</text:p>
          </table:table-cell>
          <table:table-cell office:value-type="float" office:value="0.192766666667" calcext:value-type="float">
            <text:p>0.192766666667</text:p>
          </table:table-cell>
          <table:table-cell table:number-columns-repeated="2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775" calcext:value-type="float">
            <text:p>0.18775</text:p>
          </table:table-cell>
          <table:table-cell office:value-type="float" office:value="0.19084" calcext:value-type="float">
            <text:p>0.19084</text:p>
          </table:table-cell>
          <table:table-cell table:number-columns-repeated="2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466666667" calcext:value-type="float">
            <text:p>0.189466666667</text:p>
          </table:table-cell>
          <table:table-cell office:value-type="float" office:value="0.18853" calcext:value-type="float">
            <text:p>0.18853</text:p>
          </table:table-cell>
          <table:table-cell table:number-columns-repeated="2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8093333333" calcext:value-type="float">
            <text:p>0.188093333333</text:p>
          </table:table-cell>
          <table:table-cell office:value-type="float" office:value="0.189603333333" calcext:value-type="float">
            <text:p>0.189603333333</text:p>
          </table:table-cell>
          <table:table-cell table:number-columns-repeated="2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506666667" calcext:value-type="float">
            <text:p>0.189506666667</text:p>
          </table:table-cell>
          <table:table-cell office:value-type="float" office:value="0.190203333333" calcext:value-type="float">
            <text:p>0.190203333333</text:p>
          </table:table-cell>
          <table:table-cell table:number-columns-repeated="2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85703333333" calcext:value-type="float">
            <text:p>0.185703333333</text:p>
          </table:table-cell>
          <table:table-cell table:number-columns-repeated="2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186266666667" calcext:value-type="float">
            <text:p>0.186266666667</text:p>
          </table:table-cell>
          <table:table-cell table:number-columns-repeated="2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15" calcext:value-type="float">
            <text:p>0.18315</text:p>
          </table:table-cell>
          <table:table-cell office:value-type="float" office:value="0.183586666667" calcext:value-type="float">
            <text:p>0.183586666667</text:p>
          </table:table-cell>
          <table:table-cell table:number-columns-repeated="2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363333333" calcext:value-type="float">
            <text:p>0.183363333333</text:p>
          </table:table-cell>
          <table:table-cell office:value-type="float" office:value="0.184176666667" calcext:value-type="float">
            <text:p>0.184176666667</text:p>
          </table:table-cell>
          <table:table-cell table:number-columns-repeated="2"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516666667" calcext:value-type="float">
            <text:p>0.183516666667</text:p>
          </table:table-cell>
          <table:table-cell office:value-type="float" office:value="0.183566666667" calcext:value-type="float">
            <text:p>0.183566666667</text:p>
          </table:table-cell>
          <table:table-cell table:number-columns-repeated="2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84" calcext:value-type="float">
            <text:p>0.18384</text:p>
          </table:table-cell>
          <table:table-cell office:value-type="float" office:value="0.184173333333" calcext:value-type="float">
            <text:p>0.184173333333</text:p>
          </table:table-cell>
          <table:table-cell table:number-columns-repeated="2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394" calcext:value-type="float">
            <text:p>0.18394</text:p>
          </table:table-cell>
          <table:table-cell office:value-type="float" office:value="0.18474" calcext:value-type="float">
            <text:p>0.18474</text:p>
          </table:table-cell>
          <table:table-cell table:number-columns-repeated="2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507" calcext:value-type="float">
            <text:p>0.19507</text:p>
          </table:table-cell>
          <table:table-cell table:number-columns-repeated="2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71" calcext:value-type="float">
            <text:p>0.19171</text:p>
          </table:table-cell>
          <table:table-cell office:value-type="float" office:value="0.192846666667" calcext:value-type="float">
            <text:p>0.192846666667</text:p>
          </table:table-cell>
          <table:table-cell table:number-columns-repeated="2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195353333333" calcext:value-type="float">
            <text:p>0.195353333333</text:p>
          </table:table-cell>
          <table:table-cell table:number-columns-repeated="2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983333333" calcext:value-type="float">
            <text:p>0.193983333333</text:p>
          </table:table-cell>
          <table:table-cell office:value-type="float" office:value="0.195273333333" calcext:value-type="float">
            <text:p>0.195273333333</text:p>
          </table:table-cell>
          <table:table-cell table:number-columns-repeated="2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953333333" calcext:value-type="float">
            <text:p>0.192953333333</text:p>
          </table:table-cell>
          <table:table-cell office:value-type="float" office:value="0.19441" calcext:value-type="float">
            <text:p>0.19441</text:p>
          </table:table-cell>
          <table:table-cell table:number-columns-repeated="2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47" calcext:value-type="float">
            <text:p>0.19047</text:p>
          </table:table-cell>
          <table:table-cell office:value-type="float" office:value="0.192226666667" calcext:value-type="float">
            <text:p>0.192226666667</text:p>
          </table:table-cell>
          <table:table-cell table:number-columns-repeated="2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923333333" calcext:value-type="float">
            <text:p>0.189923333333</text:p>
          </table:table-cell>
          <table:table-cell office:value-type="float" office:value="0.190526666667" calcext:value-type="float">
            <text:p>0.190526666667</text:p>
          </table:table-cell>
          <table:table-cell table:number-columns-repeated="2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466666667" calcext:value-type="float">
            <text:p>0.189466666667</text:p>
          </table:table-cell>
          <table:table-cell office:value-type="float" office:value="0.191006666667" calcext:value-type="float">
            <text:p>0.191006666667</text:p>
          </table:table-cell>
          <table:table-cell table:number-columns-repeated="2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42" calcext:value-type="float">
            <text:p>0.19142</text:p>
          </table:table-cell>
          <table:table-cell office:value-type="float" office:value="0.193456666667" calcext:value-type="float">
            <text:p>0.193456666667</text:p>
          </table:table-cell>
          <table:table-cell table:number-columns-repeated="2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233333333" calcext:value-type="float">
            <text:p>0.191233333333</text:p>
          </table:table-cell>
          <table:table-cell office:value-type="float" office:value="0.193396666667" calcext:value-type="float">
            <text:p>0.193396666667</text:p>
          </table:table-cell>
          <table:table-cell table:number-columns-repeated="2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6676666667" calcext:value-type="float">
            <text:p>0.186676666667</text:p>
          </table:table-cell>
          <table:table-cell office:value-type="float" office:value="0.188216666667" calcext:value-type="float">
            <text:p>0.188216666667</text:p>
          </table:table-cell>
          <table:table-cell table:number-columns-repeated="2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7603333333" calcext:value-type="float">
            <text:p>0.187603333333</text:p>
          </table:table-cell>
          <table:table-cell office:value-type="float" office:value="0.187406666667" calcext:value-type="float">
            <text:p>0.187406666667</text:p>
          </table:table-cell>
          <table:table-cell table:number-columns-repeated="2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18766" calcext:value-type="float">
            <text:p>0.18766</text:p>
          </table:table-cell>
          <table:table-cell table:number-columns-repeated="2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303333333" calcext:value-type="float">
            <text:p>0.194303333333</text:p>
          </table:table-cell>
          <table:table-cell office:value-type="float" office:value="0.19535" calcext:value-type="float">
            <text:p>0.19535</text:p>
          </table:table-cell>
          <table:table-cell table:number-columns-repeated="2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293333333" calcext:value-type="float">
            <text:p>0.194293333333</text:p>
          </table:table-cell>
          <table:table-cell office:value-type="float" office:value="0.195303333333" calcext:value-type="float">
            <text:p>0.195303333333</text:p>
          </table:table-cell>
          <table:table-cell table:number-columns-repeated="2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986666667" calcext:value-type="float">
            <text:p>0.192986666667</text:p>
          </table:table-cell>
          <table:table-cell office:value-type="float" office:value="0.19534" calcext:value-type="float">
            <text:p>0.19534</text:p>
          </table:table-cell>
          <table:table-cell table:number-columns-repeated="2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48" calcext:value-type="float">
            <text:p>0.19348</text:p>
          </table:table-cell>
          <table:table-cell office:value-type="float" office:value="0.195596666667" calcext:value-type="float">
            <text:p>0.195596666667</text:p>
          </table:table-cell>
          <table:table-cell table:number-columns-repeated="2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846666667" calcext:value-type="float">
            <text:p>0.194846666667</text:p>
          </table:table-cell>
          <table:table-cell office:value-type="float" office:value="0.19556" calcext:value-type="float">
            <text:p>0.19556</text:p>
          </table:table-cell>
          <table:table-cell table:number-columns-repeated="2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97" calcext:value-type="float">
            <text:p>0.19197</text:p>
          </table:table-cell>
          <table:table-cell office:value-type="float" office:value="0.19227" calcext:value-type="float">
            <text:p>0.19227</text:p>
          </table:table-cell>
          <table:table-cell table:number-columns-repeated="2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5376666667" calcext:value-type="float">
            <text:p>0.195376666667</text:p>
          </table:table-cell>
          <table:table-cell office:value-type="float" office:value="0.196963333333" calcext:value-type="float">
            <text:p>0.196963333333</text:p>
          </table:table-cell>
          <table:table-cell table:number-columns-repeated="2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923333333" calcext:value-type="float">
            <text:p>0.194923333333</text:p>
          </table:table-cell>
          <table:table-cell office:value-type="float" office:value="0.196346666667" calcext:value-type="float">
            <text:p>0.196346666667</text:p>
          </table:table-cell>
          <table:table-cell table:number-columns-repeated="2"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5486666667" calcext:value-type="float">
            <text:p>0.195486666667</text:p>
          </table:table-cell>
          <table:table-cell office:value-type="float" office:value="0.19659" calcext:value-type="float">
            <text:p>0.19659</text:p>
          </table:table-cell>
          <table:table-cell table:number-columns-repeated="2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4473333333" calcext:value-type="float">
            <text:p>0.194473333333</text:p>
          </table:table-cell>
          <table:table-cell office:value-type="float" office:value="0.19659" calcext:value-type="float">
            <text:p>0.19659</text:p>
          </table:table-cell>
          <table:table-cell table:number-columns-repeated="2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333333333" calcext:value-type="float">
            <text:p>0.190333333333</text:p>
          </table:table-cell>
          <table:table-cell office:value-type="float" office:value="0.192273333333" calcext:value-type="float">
            <text:p>0.192273333333</text:p>
          </table:table-cell>
          <table:table-cell table:number-columns-repeated="2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49" calcext:value-type="float">
            <text:p>0.19149</text:p>
          </table:table-cell>
          <table:table-cell office:value-type="float" office:value="0.191083333333" calcext:value-type="float">
            <text:p>0.191083333333</text:p>
          </table:table-cell>
          <table:table-cell table:number-columns-repeated="2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0433333333" calcext:value-type="float">
            <text:p>0.190433333333</text:p>
          </table:table-cell>
          <table:table-cell office:value-type="float" office:value="0.192" calcext:value-type="float">
            <text:p>0.192</text:p>
          </table:table-cell>
          <table:table-cell table:number-columns-repeated="2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0.19069" calcext:value-type="float">
            <text:p>0.19069</text:p>
          </table:table-cell>
          <table:table-cell table:number-columns-repeated="2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133333333" calcext:value-type="float">
            <text:p>0.189133333333</text:p>
          </table:table-cell>
          <table:table-cell office:value-type="float" office:value="0.1908" calcext:value-type="float">
            <text:p>0.1908</text:p>
          </table:table-cell>
          <table:table-cell table:number-columns-repeated="2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063333333" calcext:value-type="float">
            <text:p>0.191063333333</text:p>
          </table:table-cell>
          <table:table-cell office:value-type="float" office:value="0.19178" calcext:value-type="float">
            <text:p>0.19178</text:p>
          </table:table-cell>
          <table:table-cell table:number-columns-repeated="2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13" calcext:value-type="float">
            <text:p>0.19113</text:p>
          </table:table-cell>
          <table:table-cell office:value-type="float" office:value="0.193486666667" calcext:value-type="float">
            <text:p>0.193486666667</text:p>
          </table:table-cell>
          <table:table-cell table:number-columns-repeated="2"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316666667" calcext:value-type="float">
            <text:p>0.189316666667</text:p>
          </table:table-cell>
          <table:table-cell office:value-type="float" office:value="0.18899" calcext:value-type="float">
            <text:p>0.18899</text:p>
          </table:table-cell>
          <table:table-cell table:number-columns-repeated="2"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9166666667" calcext:value-type="float">
            <text:p>0.189166666667</text:p>
          </table:table-cell>
          <table:table-cell office:value-type="float" office:value="0.189673333333" calcext:value-type="float">
            <text:p>0.189673333333</text:p>
          </table:table-cell>
          <table:table-cell table:number-columns-repeated="2"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87566666667" calcext:value-type="float">
            <text:p>0.187566666667</text:p>
          </table:table-cell>
          <table:table-cell office:value-type="float" office:value="0.190283333333" calcext:value-type="float">
            <text:p>0.190283333333</text:p>
          </table:table-cell>
          <table:table-cell table:number-columns-repeated="2"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393333333" calcext:value-type="float">
            <text:p>0.193393333333</text:p>
          </table:table-cell>
          <table:table-cell office:value-type="float" office:value="0.193336666667" calcext:value-type="float">
            <text:p>0.193336666667</text:p>
          </table:table-cell>
          <table:table-cell table:number-columns-repeated="2"/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563333333" calcext:value-type="float">
            <text:p>0.191563333333</text:p>
          </table:table-cell>
          <table:table-cell office:value-type="float" office:value="0.193443333333" calcext:value-type="float">
            <text:p>0.193443333333</text:p>
          </table:table-cell>
          <table:table-cell table:number-columns-repeated="2"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927" calcext:value-type="float">
            <text:p>0.1927</text:p>
          </table:table-cell>
          <table:table-cell table:number-columns-repeated="2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076666667" calcext:value-type="float">
            <text:p>0.192076666667</text:p>
          </table:table-cell>
          <table:table-cell office:value-type="float" office:value="0.19409" calcext:value-type="float">
            <text:p>0.19409</text:p>
          </table:table-cell>
          <table:table-cell table:number-columns-repeated="2"/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47" calcext:value-type="float">
            <text:p>0.20347</text:p>
          </table:table-cell>
          <table:table-cell office:value-type="float" office:value="0.205726666667" calcext:value-type="float">
            <text:p>0.205726666667</text:p>
          </table:table-cell>
          <table:table-cell table:number-columns-repeated="2"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418" calcext:value-type="float">
            <text:p>0.20418</text:p>
          </table:table-cell>
          <table:table-cell office:value-type="float" office:value="0.20523" calcext:value-type="float">
            <text:p>0.20523</text:p>
          </table:table-cell>
          <table:table-cell table:number-columns-repeated="2"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306666667" calcext:value-type="float">
            <text:p>0.203306666667</text:p>
          </table:table-cell>
          <table:table-cell office:value-type="float" office:value="0.205323333333" calcext:value-type="float">
            <text:p>0.205323333333</text:p>
          </table:table-cell>
          <table:table-cell table:number-columns-repeated="2"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203536666667" calcext:value-type="float">
            <text:p>0.203536666667</text:p>
          </table:table-cell>
          <table:table-cell office:value-type="float" office:value="0.204936666667" calcext:value-type="float">
            <text:p>0.204936666667</text:p>
          </table:table-cell>
          <table:table-cell table:number-columns-repeated="2"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366666667" calcext:value-type="float">
            <text:p>0.198366666667</text:p>
          </table:table-cell>
          <table:table-cell office:value-type="float" office:value="0.201516666667" calcext:value-type="float">
            <text:p>0.201516666667</text:p>
          </table:table-cell>
          <table:table-cell table:number-columns-repeated="2"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200136666667" calcext:value-type="float">
            <text:p>0.200136666667</text:p>
          </table:table-cell>
          <table:table-cell table:number-columns-repeated="2"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8843333333" calcext:value-type="float">
            <text:p>0.198843333333</text:p>
          </table:table-cell>
          <table:table-cell office:value-type="float" office:value="0.20122" calcext:value-type="float">
            <text:p>0.20122</text:p>
          </table:table-cell>
          <table:table-cell table:number-columns-repeated="2"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63" calcext:value-type="float">
            <text:p>0.19363</text:p>
          </table:table-cell>
          <table:table-cell office:value-type="float" office:value="0.196343333333" calcext:value-type="float">
            <text:p>0.196343333333</text:p>
          </table:table-cell>
          <table:table-cell table:number-columns-repeated="2"/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195753333333" calcext:value-type="float">
            <text:p>0.195753333333</text:p>
          </table:table-cell>
          <table:table-cell table:number-columns-repeated="2"/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3446666667" calcext:value-type="float">
            <text:p>0.193446666667</text:p>
          </table:table-cell>
          <table:table-cell office:value-type="float" office:value="0.196473333333" calcext:value-type="float">
            <text:p>0.196473333333</text:p>
          </table:table-cell>
          <table:table-cell table:number-columns-repeated="2"/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63" calcext:value-type="float">
            <text:p>0.19163</text:p>
          </table:table-cell>
          <table:table-cell office:value-type="float" office:value="0.195516666667" calcext:value-type="float">
            <text:p>0.195516666667</text:p>
          </table:table-cell>
          <table:table-cell table:number-columns-repeated="2"/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84" calcext:value-type="float">
            <text:p>0.19284</text:p>
          </table:table-cell>
          <table:table-cell office:value-type="float" office:value="0.196943333333" calcext:value-type="float">
            <text:p>0.196943333333</text:p>
          </table:table-cell>
          <table:table-cell table:number-columns-repeated="2"/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44" calcext:value-type="float">
            <text:p>0.19244</text:p>
          </table:table-cell>
          <table:table-cell office:value-type="float" office:value="0.197053333333" calcext:value-type="float">
            <text:p>0.197053333333</text:p>
          </table:table-cell>
          <table:table-cell table:number-columns-repeated="2"/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35" calcext:value-type="float">
            <text:p>0.19135</text:p>
          </table:table-cell>
          <table:table-cell office:value-type="float" office:value="0.194793333333" calcext:value-type="float">
            <text:p>0.194793333333</text:p>
          </table:table-cell>
          <table:table-cell table:number-columns-repeated="2"/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2486666667" calcext:value-type="float">
            <text:p>0.192486666667</text:p>
          </table:table-cell>
          <table:table-cell office:value-type="float" office:value="0.19563" calcext:value-type="float">
            <text:p>0.19563</text:p>
          </table:table-cell>
          <table:table-cell table:number-columns-repeated="2"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175" calcext:value-type="float">
            <text:p>0.19175</text:p>
          </table:table-cell>
          <table:table-cell office:value-type="float" office:value="0.194436666667" calcext:value-type="float">
            <text:p>0.194436666667</text:p>
          </table:table-cell>
          <table:table-cell table:number-columns-repeated="2"/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.016" calcext:value-type="float">
            <text:p>5.016</text:p>
          </table:table-cell>
          <table:table-cell office:value-type="float" office:value="0.197106666667" calcext:value-type="float">
            <text:p>0.197106666667</text:p>
          </table:table-cell>
          <table:table-cell office:value-type="float" office:value="0.199883333333" calcext:value-type="float">
            <text:p>0.199883333333</text:p>
          </table:table-cell>
          <table:table-cell table:number-columns-repeated="2"/>
        </table:table-row>
        <table:table-row table:style-name="ro1" table:number-rows-repeated="87"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 table:number-rows-repeated="48">
          <table:table-cell table:number-columns-repeated="8"/>
        </table:table-row>
        <table:table-row table:style-name="ro1">
          <table:table-cell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0:25:44.2272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1:05:20.880000000</meta:creation-date>
    <dc:date>2017-10-18T11:38:20.295310000</dc:date>
    <meta:editing-duration>PT1H57M37S</meta:editing-duration>
    <meta:editing-cycles>5</meta:editing-cycles>
    <meta:generator>LibreOffice/5.3.0.3$MacOSX_X86_64 LibreOffice_project/7074905676c47b82bbcfbea1aeefc84afe1c50e1</meta:generator>
    <meta:document-statistic meta:table-count="3" meta:cell-count="27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061cm" svg:y="4.207cm" style:legend-expansion="high" chart:style-name="ch2"/>
        <chart:plot-area chart:style-name="ch3" table:cell-range-address="Sheet1.M39:Sheet1.M51 Sheet1.S39:Sheet1.S51" svg:x="0.319cm" svg:y="0.179cm" svg:width="12.423cm" svg:height="8.638cm">
          <chartooo:coordinate-region svg:x="1.27cm" svg:y="0.37cm" svg:width="11.27cm" svg:height="7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39:Sheet1.S51" chart:class="chart:scatter">
            <chart:domain table:cell-range-address="Sheet1.M39:Sheet1.M51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M39:Sheet1.M51</svg:desc>
                </draw:g>
              </table:table-cell>
              <table:table-cell office:value-type="float" office:value="0.229542857142857">
                <text:p>0.229542857142857</text:p>
                <draw:g>
                  <svg:desc>Sheet1.S39:Sheet1.S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1757142857143">
                <text:p>0.2017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0.208042857142857">
                <text:p>0.2080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202628571428572">
                <text:p>0.2026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0.196257142857143">
                <text:p>0.1962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205028571428571">
                <text:p>0.2050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0.196885714285714">
                <text:p>0.1968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192542857142857">
                <text:p>0.1925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5">
                <text:p>6.25</text:p>
              </table:table-cell>
              <table:table-cell office:value-type="float" office:value="0.200514285714286">
                <text:p>0.2005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91314285714286">
                <text:p>0.1913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5">
                <text:p>7.75</text:p>
              </table:table-cell>
              <table:table-cell office:value-type="float" office:value="0.188971428571429">
                <text:p>0.1889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0.192771428571429">
                <text:p>0.1927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5">
                <text:p>9.25</text:p>
              </table:table-cell>
              <table:table-cell office:value-type="float" office:value="0.1894">
                <text:p>0.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5cm" xlink:href=".." xlink:type="simple" chart:class="chart:scatter" chart:style-name="ch1">
        <chart:legend chart:legend-position="end" svg:x="12.961cm" svg:y="3.966cm" style:legend-expansion="high" chart:style-name="ch2"/>
        <chart:plot-area chart:style-name="ch3" table:cell-range-address="Sheet2.A5:Sheet2.A18 Sheet2.E4:Sheet2.F18" chart:data-source-has-labels="row" svg:x="0.319cm" svg:y="0.179cm" svg:width="12.323cm" svg:height="8.637cm">
          <chartooo:coordinate-region svg:x="1.27cm" svg:y="0.37cm" svg:width="11.17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5:Sheet2.E18" chart:label-cell-address="Sheet2.E4:Sheet2.E4" chart:class="chart:scatter">
            <chart:domain table:cell-range-address="Sheet2.A5:Sheet2.A18"/>
            <chart:data-point chart:repeated="14"/>
          </chart:series>
          <chart:series chart:style-name="ch7" chart:values-cell-range-address="Sheet2.F5:Sheet2.F18" chart:label-cell-address="Sheet2.F4:Sheet2.F4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1 failure</text:p>
                <draw:g>
                  <svg:desc>Sheet2.E4:Sheet2.E4</svg:desc>
                </draw:g>
              </table:table-cell>
              <table:table-cell office:value-type="string">
                <text:p> q2 failure </text:p>
                <draw:g>
                  <svg:desc>Sheet2.F4:Sheet2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A5:Sheet2.A18</svg:desc>
                </draw:g>
              </table:table-cell>
              <table:table-cell office:value-type="float" office:value="0.22875">
                <text:p>0.22875</text:p>
                <draw:g>
                  <svg:desc>Sheet2.E5:Sheet2.E18</svg:desc>
                </draw:g>
              </table:table-cell>
              <table:table-cell office:value-type="float" office:value="0.22926">
                <text:p>0.22926</text:p>
                <draw:g>
                  <svg:desc>Sheet2.F5:Sheet2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1083333333">
                <text:p>0.201083333333</text:p>
              </table:table-cell>
              <table:table-cell office:value-type="float" office:value="0.202116666667">
                <text:p>0.20211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0.20873">
                <text:p>0.20873</text:p>
              </table:table-cell>
              <table:table-cell office:value-type="float" office:value="0.207916666667">
                <text:p>0.20791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203636666667">
                <text:p>0.203636666667</text:p>
              </table:table-cell>
              <table:table-cell office:value-type="float" office:value="0.201873333333">
                <text:p>0.20187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0.193073333333">
                <text:p>0.193073333333</text:p>
              </table:table-cell>
              <table:table-cell office:value-type="float" office:value="0.194163333333">
                <text:p>0.19416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201313333333">
                <text:p>0.201313333333</text:p>
              </table:table-cell>
              <table:table-cell office:value-type="float" office:value="0.202256666667">
                <text:p>0.20225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0.194953333333">
                <text:p>0.194953333333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193073333333">
                <text:p>0.193073333333</text:p>
              </table:table-cell>
              <table:table-cell office:value-type="float" office:value="0.192806666667">
                <text:p>0.19280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5">
                <text:p>6.25</text:p>
              </table:table-cell>
              <table:table-cell office:value-type="float" office:value="0.19904">
                <text:p>0.19904</text:p>
              </table:table-cell>
              <table:table-cell office:value-type="float" office:value="0.200333333333">
                <text:p>0.200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8888">
                <text:p>0.18888</text:p>
              </table:table-cell>
              <table:table-cell office:value-type="float" office:value="0.189386666667">
                <text:p>0.18938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5">
                <text:p>7.75</text:p>
              </table:table-cell>
              <table:table-cell office:value-type="float" office:value="0.18907">
                <text:p>0.18907</text:p>
              </table:table-cell>
              <table:table-cell office:value-type="float" office:value="0.18942">
                <text:p>0.18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0.188603333333">
                <text:p>0.188603333333</text:p>
              </table:table-cell>
              <table:table-cell office:value-type="float" office:value="0.18936">
                <text:p>0.18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5">
                <text:p>9.25</text:p>
              </table:table-cell>
              <table:table-cell office:value-type="float" office:value="0.189406666667">
                <text:p>0.189406666667</text:p>
              </table:table-cell>
              <table:table-cell office:value-type="float" office:value="0.190146666667">
                <text:p>0.19014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18651">
                <text:p>0.18651</text:p>
              </table:table-cell>
              <table:table-cell office:value-type="float" office:value="0.186193333333">
                <text:p>0.18619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6cm" svg:y="3.969cm" style:legend-expansion="high" chart:style-name="ch2"/>
        <chart:plot-area chart:style-name="ch3" table:cell-range-address="Sheet2.A26:Sheet2.A52 Sheet2.E25:Sheet2.F52" chart:data-source-has-labels="row" svg:x="0.32cm" svg:y="0.18cm" svg:width="12.336cm" svg:height="8.64cm">
          <chartooo:coordinate-region svg:x="1.271cm" svg:y="0.371cm" svg:width="11.183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6:Sheet2.E52" chart:label-cell-address="Sheet2.E25:Sheet2.E25" chart:class="chart:scatter">
            <chart:domain table:cell-range-address="Sheet2.A26:Sheet2.A52"/>
            <chart:data-point chart:repeated="27"/>
          </chart:series>
          <chart:series chart:style-name="ch7" chart:values-cell-range-address="Sheet2.F26:Sheet2.F52" chart:label-cell-address="Sheet2.F25:Sheet2.F25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1 failure</text:p>
                <draw:g>
                  <svg:desc>Sheet2.E25:Sheet2.E25</svg:desc>
                </draw:g>
              </table:table-cell>
              <table:table-cell office:value-type="string">
                <text:p> q2 failure </text:p>
                <draw:g>
                  <svg:desc>Sheet2.F25:Sheet2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2.A26:Sheet2.A52</svg:desc>
                </draw:g>
              </table:table-cell>
              <table:table-cell office:value-type="float" office:value="0.226225">
                <text:p>0.226225</text:p>
                <draw:g>
                  <svg:desc>Sheet2.E26:Sheet2.E52</svg:desc>
                </draw:g>
              </table:table-cell>
              <table:table-cell office:value-type="float" office:value="0.227425">
                <text:p>0.227425</text:p>
                <draw:g>
                  <svg:desc>Sheet2.F26:Sheet2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20875">
                <text:p>0.2020875</text:p>
              </table:table-cell>
              <table:table-cell office:value-type="float" office:value="0.202475">
                <text:p>0.20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0.2071875">
                <text:p>0.2071875</text:p>
              </table:table-cell>
              <table:table-cell office:value-type="float" office:value="0.2093625">
                <text:p>0.2093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20225">
                <text:p>0.20225</text:p>
              </table:table-cell>
              <table:table-cell office:value-type="float" office:value="0.2017375">
                <text:p>0.201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0.194175">
                <text:p>0.194175</text:p>
              </table:table-cell>
              <table:table-cell office:value-type="float" office:value="0.196525">
                <text:p>0.196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203">
                <text:p>0.203</text:p>
              </table:table-cell>
              <table:table-cell office:value-type="float" office:value="0.2018125">
                <text:p>0.201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0.1915125">
                <text:p>0.1915125</text:p>
              </table:table-cell>
              <table:table-cell office:value-type="float" office:value="0.188525">
                <text:p>0.188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1925125">
                <text:p>0.1925125</text:p>
              </table:table-cell>
              <table:table-cell office:value-type="float" office:value="0.1917375">
                <text:p>0.1917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5">
                <text:p>6.25</text:p>
              </table:table-cell>
              <table:table-cell office:value-type="float" office:value="0.1999">
                <text:p>0.1999</text:p>
              </table:table-cell>
              <table:table-cell office:value-type="float" office:value="0.1989125">
                <text:p>0.198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8855">
                <text:p>0.18855</text:p>
              </table:table-cell>
              <table:table-cell office:value-type="float" office:value="0.189775">
                <text:p>0.189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5">
                <text:p>7.75</text:p>
              </table:table-cell>
              <table:table-cell office:value-type="float" office:value="0.1895375">
                <text:p>0.1895375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0.1890875">
                <text:p>0.1890875</text:p>
              </table:table-cell>
              <table:table-cell office:value-type="float" office:value="0.1897125">
                <text:p>0.1897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5">
                <text:p>9.25</text:p>
              </table:table-cell>
              <table:table-cell office:value-type="float" office:value="0.190575">
                <text:p>0.190575</text:p>
              </table:table-cell>
              <table:table-cell office:value-type="float" office:value="0.1905625">
                <text:p>0.190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185">
                <text:p>0.185</text:p>
              </table:table-cell>
              <table:table-cell office:value-type="float" office:value="0.1877875">
                <text:p>0.187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5">
                <text:p>10.75</text:p>
              </table:table-cell>
              <table:table-cell office:value-type="float" office:value="0.18405">
                <text:p>0.18405</text:p>
              </table:table-cell>
              <table:table-cell office:value-type="float" office:value="0.1842625">
                <text:p>0.1842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0.1836875">
                <text:p>0.1836875</text:p>
              </table:table-cell>
              <table:table-cell office:value-type="float" office:value="0.18305">
                <text:p>0.18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5">
                <text:p>12.25</text:p>
              </table:table-cell>
              <table:table-cell office:value-type="float" office:value="0.1845">
                <text:p>0.1845</text:p>
              </table:table-cell>
              <table:table-cell office:value-type="float" office:value="0.1848375">
                <text:p>0.1848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191575">
                <text:p>0.191575</text:p>
              </table:table-cell>
              <table:table-cell office:value-type="float" office:value="0.1951375">
                <text:p>0.1951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75">
                <text:p>13.75</text:p>
              </table:table-cell>
              <table:table-cell office:value-type="float" office:value="0.1925875">
                <text:p>0.1925875</text:p>
              </table:table-cell>
              <table:table-cell office:value-type="float" office:value="0.194525">
                <text:p>0.194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0.192075">
                <text:p>0.192075</text:p>
              </table:table-cell>
              <table:table-cell office:value-type="float" office:value="0.1954125">
                <text:p>0.1954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5">
                <text:p>15.25</text:p>
              </table:table-cell>
              <table:table-cell office:value-type="float" office:value="0.1943375">
                <text:p>0.1943375</text:p>
              </table:table-cell>
              <table:table-cell office:value-type="float" office:value="0.194625">
                <text:p>0.194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.191325">
                <text:p>0.191325</text:p>
              </table:table-cell>
              <table:table-cell office:value-type="float" office:value="0.190625">
                <text:p>0.19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5">
                <text:p>16.75</text:p>
              </table:table-cell>
              <table:table-cell office:value-type="float" office:value="0.19055">
                <text:p>0.19055</text:p>
              </table:table-cell>
              <table:table-cell office:value-type="float" office:value="0.191975">
                <text:p>0.191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">
                <text:p>17.5</text:p>
              </table:table-cell>
              <table:table-cell office:value-type="float" office:value="0.1897625">
                <text:p>0.1897625</text:p>
              </table:table-cell>
              <table:table-cell office:value-type="float" office:value="0.192875">
                <text:p>0.192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25">
                <text:p>18.25</text:p>
              </table:table-cell>
              <table:table-cell office:value-type="float" office:value="0.186025">
                <text:p>0.186025</text:p>
              </table:table-cell>
              <table:table-cell office:value-type="float" office:value="0.1863875">
                <text:p>0.1863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0.183975">
                <text:p>0.183975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75">
                <text:p>19.75</text:p>
              </table:table-cell>
              <table:table-cell office:value-type="float" office:value="0.191725">
                <text:p>0.191725</text:p>
              </table:table-cell>
              <table:table-cell office:value-type="float" office:value="0.19425">
                <text:p>0.19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56cm" svg:y="4.209cm" style:legend-expansion="high" chart:style-name="ch2"/>
        <chart:plot-area chart:style-name="ch3" table:cell-range-address="Sheet3.H6:Sheet3.H37" svg:x="0.32cm" svg:y="0.18cm" svg:width="12.416cm" svg:height="8.64cm">
          <chartooo:coordinate-region svg:x="1.271cm" svg:y="0.371cm" svg:width="11.263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H6:Sheet3.H37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291666666667">
                <text:p>0.229291666666667</text:p>
                <draw:g>
                  <svg:desc>Sheet3.H6:Sheet3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053333333334">
                <text:p>0.20105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998333333333">
                <text:p>0.20399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791666666666">
                <text:p>0.2087916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4">
                <text:p>0.19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2615">
                <text:p>0.202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4115">
                <text:p>0.194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1906666666667">
                <text:p>0.20190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981666666667">
                <text:p>0.19998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591666666667">
                <text:p>0.19359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6011666666667">
                <text:p>0.19601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3646666666667">
                <text:p>0.19364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511666666667">
                <text:p>0.19951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388333333334">
                <text:p>0.19038833333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2361666666667">
                <text:p>0.19236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9295">
                <text:p>0.189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8998333333334">
                <text:p>0.18899833333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8848333333333">
                <text:p>0.188848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855">
                <text:p>0.189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5101666666667">
                <text:p>0.18510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5848333333334">
                <text:p>0.18584833333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3368333333334">
                <text:p>0.18336833333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377">
                <text:p>0.18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3541666666667">
                <text:p>0.1835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006666666667">
                <text:p>0.18400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434">
                <text:p>0.18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4085">
                <text:p>0.194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2278333333334">
                <text:p>0.192278333333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526666666667">
                <text:p>0.19452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628333333333">
                <text:p>0.194628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3681666666667">
                <text:p>0.19368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1348333333334">
                <text:p>0.191348333333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6cm" svg:y="3.969cm" style:legend-expansion="high" chart:style-name="ch2"/>
        <chart:plot-area chart:style-name="ch3" table:cell-range-address="Sheet3.A40:Sheet3.A120 Sheet3.E40:Sheet3.F120" chart:data-source-has-labels="row" svg:x="0.32cm" svg:y="0.18cm" svg:width="12.336cm" svg:height="8.64cm">
          <chartooo:coordinate-region svg:x="1.271cm" svg:y="0.371cm" svg:width="11.183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41:Sheet3.E120" chart:label-cell-address="Sheet3.E40:Sheet3.E40" chart:class="chart:scatter">
            <chart:domain table:cell-range-address="Sheet3.A41:Sheet3.A120"/>
            <chart:data-point chart:repeated="80"/>
          </chart:series>
          <chart:series chart:style-name="ch7" chart:values-cell-range-address="Sheet3.F41:Sheet3.F120" chart:label-cell-address="Sheet3.F40:Sheet3.F40" chart:class="chart:scatte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2 failure </text:p>
                <draw:g>
                  <svg:desc>Sheet3.E40:Sheet3.E40</svg:desc>
                </draw:g>
              </table:table-cell>
              <table:table-cell office:value-type="string">
                <text:p/>
                <draw:g>
                  <svg:desc>Sheet3.F40:Sheet3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3.A41:Sheet3.A120</svg:desc>
                </draw:g>
              </table:table-cell>
              <table:table-cell office:value-type="float" office:value="0.230116666667">
                <text:p>0.230116666667</text:p>
                <draw:g>
                  <svg:desc>Sheet3.E41:Sheet3.E120</svg:desc>
                </draw:g>
              </table:table-cell>
              <table:table-cell office:value-type="float" office:value="0.228466666667">
                <text:p>0.228466666667</text:p>
                <draw:g>
                  <svg:desc>Sheet3.F41:Sheet3.F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201106666667">
                <text:p>0.201106666667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203376666667">
                <text:p>0.203376666667</text:p>
              </table:table-cell>
              <table:table-cell office:value-type="float" office:value="0.20462">
                <text:p>0.20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0.20889">
                <text:p>0.20889</text:p>
              </table:table-cell>
              <table:table-cell office:value-type="float" office:value="0.208693333333">
                <text:p>0.20869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198936666667">
                <text:p>0.198936666667</text:p>
              </table:table-cell>
              <table:table-cell office:value-type="float" office:value="0.199543333333">
                <text:p>0.19954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0.202026666667">
                <text:p>0.202026666667</text:p>
              </table:table-cell>
              <table:table-cell office:value-type="float" office:value="0.203203333333">
                <text:p>0.20320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">
                <text:p>3.25</text:p>
              </table:table-cell>
              <table:table-cell office:value-type="float" office:value="0.19421">
                <text:p>0.19421</text:p>
              </table:table-cell>
              <table:table-cell office:value-type="float" office:value="0.19402">
                <text:p>0.1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201666666667">
                <text:p>0.201666666667</text:p>
              </table:table-cell>
              <table:table-cell office:value-type="float" office:value="0.202146666667">
                <text:p>0.20214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0.199713333333">
                <text:p>0.199713333333</text:p>
              </table:table-cell>
              <table:table-cell office:value-type="float" office:value="0.20025">
                <text:p>0.20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0.193256666667">
                <text:p>0.193256666667</text:p>
              </table:table-cell>
              <table:table-cell office:value-type="float" office:value="0.193926666667">
                <text:p>0.19392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5">
                <text:p>5.25</text:p>
              </table:table-cell>
              <table:table-cell office:value-type="float" office:value="0.195816666667">
                <text:p>0.195816666667</text:p>
              </table:table-cell>
              <table:table-cell office:value-type="float" office:value="0.196206666667">
                <text:p>0.19620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5">
                <text:p>5.75</text:p>
              </table:table-cell>
              <table:table-cell office:value-type="float" office:value="0.192893333333">
                <text:p>0.192893333333</text:p>
              </table:table-cell>
              <table:table-cell office:value-type="float" office:value="0.1944">
                <text:p>0.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0.19875">
                <text:p>0.19875</text:p>
              </table:table-cell>
              <table:table-cell office:value-type="float" office:value="0.200273333333">
                <text:p>0.20027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">
                <text:p>6.75</text:p>
              </table:table-cell>
              <table:table-cell office:value-type="float" office:value="0.19022">
                <text:p>0.19022</text:p>
              </table:table-cell>
              <table:table-cell office:value-type="float" office:value="0.190556666667">
                <text:p>0.19055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0.191956666667">
                <text:p>0.191956666667</text:p>
              </table:table-cell>
              <table:table-cell office:value-type="float" office:value="0.192766666667">
                <text:p>0.1927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5">
                <text:p>7.75</text:p>
              </table:table-cell>
              <table:table-cell office:value-type="float" office:value="0.18775">
                <text:p>0.18775</text:p>
              </table:table-cell>
              <table:table-cell office:value-type="float" office:value="0.19084">
                <text:p>0.19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0.189466666667">
                <text:p>0.189466666667</text:p>
              </table:table-cell>
              <table:table-cell office:value-type="float" office:value="0.18853">
                <text:p>0.18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5">
                <text:p>8.75</text:p>
              </table:table-cell>
              <table:table-cell office:value-type="float" office:value="0.188093333333">
                <text:p>0.188093333333</text:p>
              </table:table-cell>
              <table:table-cell office:value-type="float" office:value="0.189603333333">
                <text:p>0.18960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5">
                <text:p>9.25</text:p>
              </table:table-cell>
              <table:table-cell office:value-type="float" office:value="0.189506666667">
                <text:p>0.189506666667</text:p>
              </table:table-cell>
              <table:table-cell office:value-type="float" office:value="0.190203333333">
                <text:p>0.19020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5">
                <text:p>9.75</text:p>
              </table:table-cell>
              <table:table-cell office:value-type="float" office:value="0.1845">
                <text:p>0.1845</text:p>
              </table:table-cell>
              <table:table-cell office:value-type="float" office:value="0.185703333333">
                <text:p>0.18570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5">
                <text:p>10.25</text:p>
              </table:table-cell>
              <table:table-cell office:value-type="float" office:value="0.18543">
                <text:p>0.18543</text:p>
              </table:table-cell>
              <table:table-cell office:value-type="float" office:value="0.186266666667">
                <text:p>0.1862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0.18315">
                <text:p>0.18315</text:p>
              </table:table-cell>
              <table:table-cell office:value-type="float" office:value="0.183586666667">
                <text:p>0.18358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5">
                <text:p>11.25</text:p>
              </table:table-cell>
              <table:table-cell office:value-type="float" office:value="0.183363333333">
                <text:p>0.183363333333</text:p>
              </table:table-cell>
              <table:table-cell office:value-type="float" office:value="0.184176666667">
                <text:p>0.18417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0.183516666667">
                <text:p>0.183516666667</text:p>
              </table:table-cell>
              <table:table-cell office:value-type="float" office:value="0.183566666667">
                <text:p>0.1835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5">
                <text:p>12.25</text:p>
              </table:table-cell>
              <table:table-cell office:value-type="float" office:value="0.18384">
                <text:p>0.18384</text:p>
              </table:table-cell>
              <table:table-cell office:value-type="float" office:value="0.184173333333">
                <text:p>0.18417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5">
                <text:p>12.75</text:p>
              </table:table-cell>
              <table:table-cell office:value-type="float" office:value="0.18394">
                <text:p>0.18394</text:p>
              </table:table-cell>
              <table:table-cell office:value-type="float" office:value="0.18474">
                <text:p>0.184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0.1931">
                <text:p>0.1931</text:p>
              </table:table-cell>
              <table:table-cell office:value-type="float" office:value="0.19507">
                <text:p>0.19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5">
                <text:p>13.75</text:p>
              </table:table-cell>
              <table:table-cell office:value-type="float" office:value="0.19171">
                <text:p>0.19171</text:p>
              </table:table-cell>
              <table:table-cell office:value-type="float" office:value="0.192846666667">
                <text:p>0.19284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25">
                <text:p>14.25</text:p>
              </table:table-cell>
              <table:table-cell office:value-type="float" office:value="0.1937">
                <text:p>0.1937</text:p>
              </table:table-cell>
              <table:table-cell office:value-type="float" office:value="0.195353333333">
                <text:p>0.19535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75">
                <text:p>14.75</text:p>
              </table:table-cell>
              <table:table-cell office:value-type="float" office:value="0.193983333333">
                <text:p>0.193983333333</text:p>
              </table:table-cell>
              <table:table-cell office:value-type="float" office:value="0.195273333333">
                <text:p>0.19527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5">
                <text:p>15.25</text:p>
              </table:table-cell>
              <table:table-cell office:value-type="float" office:value="0.192953333333">
                <text:p>0.192953333333</text:p>
              </table:table-cell>
              <table:table-cell office:value-type="float" office:value="0.19441">
                <text:p>0.19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5">
                <text:p>15.75</text:p>
              </table:table-cell>
              <table:table-cell office:value-type="float" office:value="0.19047">
                <text:p>0.19047</text:p>
              </table:table-cell>
              <table:table-cell office:value-type="float" office:value="0.192226666667">
                <text:p>0.19222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5">
                <text:p>16.25</text:p>
              </table:table-cell>
              <table:table-cell office:value-type="float" office:value="0.189923333333">
                <text:p>0.189923333333</text:p>
              </table:table-cell>
              <table:table-cell office:value-type="float" office:value="0.190526666667">
                <text:p>0.19052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5">
                <text:p>16.75</text:p>
              </table:table-cell>
              <table:table-cell office:value-type="float" office:value="0.189466666667">
                <text:p>0.189466666667</text:p>
              </table:table-cell>
              <table:table-cell office:value-type="float" office:value="0.191006666667">
                <text:p>0.19100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25">
                <text:p>17.25</text:p>
              </table:table-cell>
              <table:table-cell office:value-type="float" office:value="0.19142">
                <text:p>0.19142</text:p>
              </table:table-cell>
              <table:table-cell office:value-type="float" office:value="0.193456666667">
                <text:p>0.19345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5">
                <text:p>17.75</text:p>
              </table:table-cell>
              <table:table-cell office:value-type="float" office:value="0.191233333333">
                <text:p>0.191233333333</text:p>
              </table:table-cell>
              <table:table-cell office:value-type="float" office:value="0.193396666667">
                <text:p>0.19339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25">
                <text:p>18.25</text:p>
              </table:table-cell>
              <table:table-cell office:value-type="float" office:value="0.186676666667">
                <text:p>0.186676666667</text:p>
              </table:table-cell>
              <table:table-cell office:value-type="float" office:value="0.188216666667">
                <text:p>0.18821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75">
                <text:p>18.75</text:p>
              </table:table-cell>
              <table:table-cell office:value-type="float" office:value="0.187603333333">
                <text:p>0.187603333333</text:p>
              </table:table-cell>
              <table:table-cell office:value-type="float" office:value="0.187406666667">
                <text:p>0.18740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25">
                <text:p>19.25</text:p>
              </table:table-cell>
              <table:table-cell office:value-type="float" office:value="0.18593">
                <text:p>0.18593</text:p>
              </table:table-cell>
              <table:table-cell office:value-type="float" office:value="0.18766">
                <text:p>0.18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75">
                <text:p>19.75</text:p>
              </table:table-cell>
              <table:table-cell office:value-type="float" office:value="0.194303333333">
                <text:p>0.194303333333</text:p>
              </table:table-cell>
              <table:table-cell office:value-type="float" office:value="0.19535">
                <text:p>0.19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25">
                <text:p>20.25</text:p>
              </table:table-cell>
              <table:table-cell office:value-type="float" office:value="0.194293333333">
                <text:p>0.194293333333</text:p>
              </table:table-cell>
              <table:table-cell office:value-type="float" office:value="0.195303333333">
                <text:p>0.19530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75">
                <text:p>20.75</text:p>
              </table:table-cell>
              <table:table-cell office:value-type="float" office:value="0.192986666667">
                <text:p>0.192986666667</text:p>
              </table:table-cell>
              <table:table-cell office:value-type="float" office:value="0.19534">
                <text:p>0.19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5">
                <text:p>21.25</text:p>
              </table:table-cell>
              <table:table-cell office:value-type="float" office:value="0.19348">
                <text:p>0.19348</text:p>
              </table:table-cell>
              <table:table-cell office:value-type="float" office:value="0.195596666667">
                <text:p>0.19559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75">
                <text:p>21.75</text:p>
              </table:table-cell>
              <table:table-cell office:value-type="float" office:value="0.194846666667">
                <text:p>0.194846666667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25">
                <text:p>22.25</text:p>
              </table:table-cell>
              <table:table-cell office:value-type="float" office:value="0.19197">
                <text:p>0.19197</text:p>
              </table:table-cell>
              <table:table-cell office:value-type="float" office:value="0.19227">
                <text:p>0.19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75">
                <text:p>22.75</text:p>
              </table:table-cell>
              <table:table-cell office:value-type="float" office:value="0.195376666667">
                <text:p>0.195376666667</text:p>
              </table:table-cell>
              <table:table-cell office:value-type="float" office:value="0.196963333333">
                <text:p>0.19696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25">
                <text:p>23.25</text:p>
              </table:table-cell>
              <table:table-cell office:value-type="float" office:value="0.194923333333">
                <text:p>0.194923333333</text:p>
              </table:table-cell>
              <table:table-cell office:value-type="float" office:value="0.196346666667">
                <text:p>0.19634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75">
                <text:p>23.75</text:p>
              </table:table-cell>
              <table:table-cell office:value-type="float" office:value="0.195486666667">
                <text:p>0.195486666667</text:p>
              </table:table-cell>
              <table:table-cell office:value-type="float" office:value="0.19659">
                <text:p>0.19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25">
                <text:p>24.25</text:p>
              </table:table-cell>
              <table:table-cell office:value-type="float" office:value="0.194473333333">
                <text:p>0.194473333333</text:p>
              </table:table-cell>
              <table:table-cell office:value-type="float" office:value="0.19659">
                <text:p>0.19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5">
                <text:p>24.75</text:p>
              </table:table-cell>
              <table:table-cell office:value-type="float" office:value="0.190333333333">
                <text:p>0.190333333333</text:p>
              </table:table-cell>
              <table:table-cell office:value-type="float" office:value="0.192273333333">
                <text:p>0.19227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5">
                <text:p>25.25</text:p>
              </table:table-cell>
              <table:table-cell office:value-type="float" office:value="0.19149">
                <text:p>0.19149</text:p>
              </table:table-cell>
              <table:table-cell office:value-type="float" office:value="0.191083333333">
                <text:p>0.19108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75">
                <text:p>25.75</text:p>
              </table:table-cell>
              <table:table-cell office:value-type="float" office:value="0.190433333333">
                <text:p>0.190433333333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25">
                <text:p>26.25</text:p>
              </table:table-cell>
              <table:table-cell office:value-type="float" office:value="0.18987">
                <text:p>0.18987</text:p>
              </table:table-cell>
              <table:table-cell office:value-type="float" office:value="0.19069">
                <text:p>0.19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75">
                <text:p>26.75</text:p>
              </table:table-cell>
              <table:table-cell office:value-type="float" office:value="0.189133333333">
                <text:p>0.189133333333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25">
                <text:p>27.25</text:p>
              </table:table-cell>
              <table:table-cell office:value-type="float" office:value="0.191063333333">
                <text:p>0.191063333333</text:p>
              </table:table-cell>
              <table:table-cell office:value-type="float" office:value="0.19178">
                <text:p>0.19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75">
                <text:p>27.75</text:p>
              </table:table-cell>
              <table:table-cell office:value-type="float" office:value="0.19113">
                <text:p>0.19113</text:p>
              </table:table-cell>
              <table:table-cell office:value-type="float" office:value="0.193486666667">
                <text:p>0.19348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5">
                <text:p>28.25</text:p>
              </table:table-cell>
              <table:table-cell office:value-type="float" office:value="0.189316666667">
                <text:p>0.189316666667</text:p>
              </table:table-cell>
              <table:table-cell office:value-type="float" office:value="0.18899">
                <text:p>0.18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75">
                <text:p>28.75</text:p>
              </table:table-cell>
              <table:table-cell office:value-type="float" office:value="0.189166666667">
                <text:p>0.189166666667</text:p>
              </table:table-cell>
              <table:table-cell office:value-type="float" office:value="0.189673333333">
                <text:p>0.18967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25">
                <text:p>29.25</text:p>
              </table:table-cell>
              <table:table-cell office:value-type="float" office:value="0.187566666667">
                <text:p>0.187566666667</text:p>
              </table:table-cell>
              <table:table-cell office:value-type="float" office:value="0.190283333333">
                <text:p>0.19028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75">
                <text:p>29.75</text:p>
              </table:table-cell>
              <table:table-cell office:value-type="float" office:value="0.193393333333">
                <text:p>0.193393333333</text:p>
              </table:table-cell>
              <table:table-cell office:value-type="float" office:value="0.193336666667">
                <text:p>0.19333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5">
                <text:p>30.25</text:p>
              </table:table-cell>
              <table:table-cell office:value-type="float" office:value="0.191563333333">
                <text:p>0.191563333333</text:p>
              </table:table-cell>
              <table:table-cell office:value-type="float" office:value="0.193443333333">
                <text:p>0.19344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75">
                <text:p>30.75</text:p>
              </table:table-cell>
              <table:table-cell office:value-type="float" office:value="0.1935">
                <text:p>0.1935</text:p>
              </table:table-cell>
              <table:table-cell office:value-type="float" office:value="0.1927">
                <text:p>0.1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25">
                <text:p>31.25</text:p>
              </table:table-cell>
              <table:table-cell office:value-type="float" office:value="0.192076666667">
                <text:p>0.192076666667</text:p>
              </table:table-cell>
              <table:table-cell office:value-type="float" office:value="0.19409">
                <text:p>0.19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75">
                <text:p>31.75</text:p>
              </table:table-cell>
              <table:table-cell office:value-type="float" office:value="0.20347">
                <text:p>0.20347</text:p>
              </table:table-cell>
              <table:table-cell office:value-type="float" office:value="0.205726666667">
                <text:p>0.20572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25">
                <text:p>32.25</text:p>
              </table:table-cell>
              <table:table-cell office:value-type="float" office:value="0.20418">
                <text:p>0.20418</text:p>
              </table:table-cell>
              <table:table-cell office:value-type="float" office:value="0.20523">
                <text:p>0.20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5">
                <text:p>32.75</text:p>
              </table:table-cell>
              <table:table-cell office:value-type="float" office:value="0.203306666667">
                <text:p>0.203306666667</text:p>
              </table:table-cell>
              <table:table-cell office:value-type="float" office:value="0.205323333333">
                <text:p>0.20532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25">
                <text:p>33.25</text:p>
              </table:table-cell>
              <table:table-cell office:value-type="float" office:value="0.203536666667">
                <text:p>0.203536666667</text:p>
              </table:table-cell>
              <table:table-cell office:value-type="float" office:value="0.204936666667">
                <text:p>0.20493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75">
                <text:p>33.75</text:p>
              </table:table-cell>
              <table:table-cell office:value-type="float" office:value="0.198366666667">
                <text:p>0.198366666667</text:p>
              </table:table-cell>
              <table:table-cell office:value-type="float" office:value="0.201516666667">
                <text:p>0.20151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25">
                <text:p>34.25</text:p>
              </table:table-cell>
              <table:table-cell office:value-type="float" office:value="0.19898">
                <text:p>0.19898</text:p>
              </table:table-cell>
              <table:table-cell office:value-type="float" office:value="0.200136666667">
                <text:p>0.20013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5">
                <text:p>34.75</text:p>
              </table:table-cell>
              <table:table-cell office:value-type="float" office:value="0.198843333333">
                <text:p>0.198843333333</text:p>
              </table:table-cell>
              <table:table-cell office:value-type="float" office:value="0.20122">
                <text:p>0.20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25">
                <text:p>35.25</text:p>
              </table:table-cell>
              <table:table-cell office:value-type="float" office:value="0.19363">
                <text:p>0.19363</text:p>
              </table:table-cell>
              <table:table-cell office:value-type="float" office:value="0.196343333333">
                <text:p>0.19634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75">
                <text:p>35.75</text:p>
              </table:table-cell>
              <table:table-cell office:value-type="float" office:value="0.19317">
                <text:p>0.19317</text:p>
              </table:table-cell>
              <table:table-cell office:value-type="float" office:value="0.195753333333">
                <text:p>0.19575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25">
                <text:p>36.25</text:p>
              </table:table-cell>
              <table:table-cell office:value-type="float" office:value="0.193446666667">
                <text:p>0.193446666667</text:p>
              </table:table-cell>
              <table:table-cell office:value-type="float" office:value="0.196473333333">
                <text:p>0.19647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75">
                <text:p>36.75</text:p>
              </table:table-cell>
              <table:table-cell office:value-type="float" office:value="0.19163">
                <text:p>0.19163</text:p>
              </table:table-cell>
              <table:table-cell office:value-type="float" office:value="0.195516666667">
                <text:p>0.19551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25">
                <text:p>37.25</text:p>
              </table:table-cell>
              <table:table-cell office:value-type="float" office:value="0.19284">
                <text:p>0.19284</text:p>
              </table:table-cell>
              <table:table-cell office:value-type="float" office:value="0.196943333333">
                <text:p>0.19694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75">
                <text:p>37.75</text:p>
              </table:table-cell>
              <table:table-cell office:value-type="float" office:value="0.19244">
                <text:p>0.19244</text:p>
              </table:table-cell>
              <table:table-cell office:value-type="float" office:value="0.197053333333">
                <text:p>0.19705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25">
                <text:p>38.25</text:p>
              </table:table-cell>
              <table:table-cell office:value-type="float" office:value="0.19135">
                <text:p>0.19135</text:p>
              </table:table-cell>
              <table:table-cell office:value-type="float" office:value="0.194793333333">
                <text:p>0.19479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75">
                <text:p>38.75</text:p>
              </table:table-cell>
              <table:table-cell office:value-type="float" office:value="0.192486666667">
                <text:p>0.192486666667</text:p>
              </table:table-cell>
              <table:table-cell office:value-type="float" office:value="0.19563">
                <text:p>0.19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25">
                <text:p>39.25</text:p>
              </table:table-cell>
              <table:table-cell office:value-type="float" office:value="0.19175">
                <text:p>0.19175</text:p>
              </table:table-cell>
              <table:table-cell office:value-type="float" office:value="0.194436666667">
                <text:p>0.19443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75">
                <text:p>39.75</text:p>
              </table:table-cell>
              <table:table-cell office:value-type="float" office:value="0.197106666667">
                <text:p>0.197106666667</text:p>
              </table:table-cell>
              <table:table-cell office:value-type="float" office:value="0.199883333333">
                <text:p>0.19988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